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DejaVu_Sans_Mono_2.ttf" manifest:media-type="application/x-font-ttf"/>
  <manifest:file-entry manifest:full-path="Fonts/Font_DejaVu_Sans_2.ttf" manifest:media-type="application/x-font-ttf"/>
  <manifest:file-entry manifest:full-path="Fonts/Font_DejaVu_Sans_Mono_1.ttf" manifest:media-type="application/x-font-ttf"/>
  <manifest:file-entry manifest:full-path="Fonts/Font_DejaVu_Sans_1.ttf" manifest:media-type="application/x-font-ttf"/>
  <manifest:file-entry manifest:full-path="Fonts/Font_Bitter_4.ttf" manifest:media-type="application/x-font-ttf"/>
  <manifest:file-entry manifest:full-path="Fonts/Font_Bitter_3.ttf" manifest:media-type="application/x-font-ttf"/>
  <manifest:file-entry manifest:full-path="Fonts/Font_Bitter_2.ttf" manifest:media-type="application/x-font-ttf"/>
  <manifest:file-entry manifest:full-path="Fonts/Font_Bitter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>
      <svg:font-face-src>
        <svg:font-face-uri xlink:href="Fonts/Font_Bitter_1.ttf" xlink:type="simple" loext:font-style="normal" loext:font-weight="normal">
          <svg:font-face-format svg:string="truetype"/>
        </svg:font-face-uri>
        <svg:font-face-uri xlink:href="Fonts/Font_Bitter_2.ttf" xlink:type="simple" loext:font-style="normal" loext:font-weight="bold">
          <svg:font-face-format svg:string="truetype"/>
        </svg:font-face-uri>
        <svg:font-face-uri xlink:href="Fonts/Font_Bitter_3.ttf" xlink:type="simple" loext:font-style="italic" loext:font-weight="normal">
          <svg:font-face-format svg:string="truetype"/>
        </svg:font-face-uri>
        <svg:font-face-uri xlink:href="Fonts/Font_Bitter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_DejaVu_Sans_Mono_1.ttf" xlink:type="simple" loext:font-style="normal" loext:font-weight="normal">
          <svg:font-face-format svg:string="truetype"/>
        </svg:font-face-uri>
        <svg:font-face-uri xlink:href="Fonts/Font_DejaVu_Sans_Mono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2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SimSun" svg:font-family="NSimSun" style:font-family-generic="modern" style:font-pitch="fixed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P2" style:family="paragraph" style:parent-style-name="Text_20_body">
      <style:text-properties officeooo:rsid="0012f8fc" officeooo:paragraph-rsid="006ed271"/>
    </style:style>
    <style:style style:name="P3" style:family="paragraph" style:parent-style-name="Text_20_body">
      <style:text-properties officeooo:paragraph-rsid="0070baf5"/>
    </style:style>
    <style:style style:name="P4" style:family="paragraph" style:parent-style-name="Text_20_body">
      <style:paragraph-properties fo:text-align="end" style:justify-single-word="false"/>
      <style:text-properties officeooo:paragraph-rsid="0070baf5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paragraph-properties fo:text-align="start" style:justify-single-word="false"/>
      <style:text-properties style:font-name="Bitter" fo:font-size="18pt" officeooo:rsid="0204114d" officeooo:paragraph-rsid="006ed271" style:font-name-asian="DejaVu Sans2" style:font-size-asian="18pt" style:font-name-complex="DejaVu Sans2" style:font-size-complex="18pt"/>
    </style:style>
    <style:style style:name="P8" style:family="paragraph" style:parent-style-name="Subtitle">
      <style:paragraph-properties fo:text-align="start" style:justify-single-word="false"/>
      <style:text-properties style:font-name="Bitter" fo:font-size="18pt" officeooo:rsid="006f6deb" officeooo:paragraph-rsid="006f6deb" style:font-name-asian="DejaVu Sans2" style:font-size-asian="18pt" style:font-name-complex="DejaVu Sans2" style:font-size-complex="18pt"/>
    </style:style>
    <style:style style:name="P9" style:family="paragraph" style:parent-style-name="Title">
      <style:paragraph-properties fo:text-align="start" style:justify-single-word="false"/>
      <style:text-properties style:font-name="Bitter" fo:font-size="30pt" fo:font-weight="normal" officeooo:rsid="006eacc6" officeooo:paragraph-rsid="006ed271" style:font-name-asian="DejaVu Sans2" style:font-size-asian="30pt" style:font-weight-asian="bold" style:font-name-complex="DejaVu Sans2" style:font-size-complex="30pt" style:font-weight-complex="bold"/>
    </style:style>
    <style:style style:name="P10" style:family="paragraph" style:parent-style-name="Preformatted_20_Text">
      <style:text-properties officeooo:rsid="054c06f5" officeooo:paragraph-rsid="006f6deb"/>
    </style:style>
    <style:style style:name="P11" style:family="paragraph" style:parent-style-name="Preformatted_20_Text">
      <style:text-properties officeooo:paragraph-rsid="006f6deb"/>
    </style:style>
    <style:style style:name="P12" style:family="paragraph" style:parent-style-name="Text_20_body">
      <style:text-properties officeooo:paragraph-rsid="006f6deb"/>
    </style:style>
    <style:style style:name="P13" style:family="paragraph" style:parent-style-name="Heading_20_1_20_Hidden">
      <style:paragraph-properties fo:break-before="page"/>
      <style:text-properties officeooo:rsid="00917104" officeooo:paragraph-rsid="00917104"/>
    </style:style>
    <style:style style:name="P14" style:family="paragraph" style:parent-style-name="Text_20_body">
      <style:paragraph-properties fo:margin-top="0cm" fo:margin-bottom="0.247cm" style:contextual-spacing="false" fo:line-height="115%" fo:orphans="0"/>
      <style:text-properties style:font-name="DejaVu Sans1" fo:font-size="10.5pt" style:font-size-asian="10.5pt" style:font-size-complex="10.5pt"/>
    </style:style>
    <style:style style:name="P15" style:family="paragraph" style:parent-style-name="Text_20_body">
      <style:text-properties officeooo:rsid="00a1996a" officeooo:paragraph-rsid="00a1996a"/>
    </style:style>
    <style:style style:name="P16" style:family="paragraph" style:parent-style-name="Standard" style:master-page-name="Custom_20_Report_20_First_20_Page">
      <style:paragraph-properties style:page-number="auto"/>
      <style:text-properties officeooo:rsid="0012f8fc" officeooo:paragraph-rsid="006ed271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officeooo:rsid="0070baf5"/>
    </style:style>
    <style:style style:name="T2" style:family="text">
      <style:text-properties officeooo:rsid="006f6deb"/>
    </style:style>
    <style:style style:name="T3" style:family="text">
      <style:text-properties officeooo:rsid="007fda49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fo:font-style="italic" fo:background-color="#ffffff" loext:char-shading-value="0"/>
    </style:style>
    <style:style style:name="T6" style:family="text">
      <style:text-properties officeooo:rsid="00a293d3"/>
    </style:style>
    <style:style style:name="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2"/>
      <text:p text:style-name="P2"/>
      <text:p text:style-name="P2"/>
      <text:p text:style-name="P2"/>
      <text:p text:style-name="P2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Share - <text:span text:style-name="T2">Appendix 1</text:span></text:p>
      <text:p text:style-name="P8"><text:bookmark-start text:name="__RefHeading___Toc10463_1190943031"/>Source Code<text:bookmark-end text:name="__RefHeading___Toc10463_1190943031"/></text:p>
      <text:p text:style-name="P7"><text:bookmark-start text:name="__RefHeading___Toc10467_1190943031"/>Noah Torrance<text:bookmark-end text:name="__RefHeading___Toc10467_1190943031"/></text:p>
      <text:table-of-content text:style-name="Sect2" text:protected="true" text:name="Table of Contents1">
        <text:table-of-content-source text:outline-level="10" text:use-outline-level="false" text:use-index-source-styles="true">
          <text:index-title-template text:style-name="Contents_20_Heading">File Hierarch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6">File Hierarchy</text:p>
          </text:index-title>
          <text:p text:style-name="P5"><text:a xlink:type="simple" xlink:href="#__RefHeading___Toc4568_1432504351" text:style-name="Index_20_Link" text:visited-style-name="Index_20_Link">index.php<text:tab/>3</text:a></text:p>
          <text:p text:style-name="P5"><text:a xlink:type="simple" xlink:href="#__RefHeading___Toc4161_1432504351" text:style-name="Index_20_Link" text:visited-style-name="Index_20_Link">admin/connect.php<text:tab/>5</text:a></text:p>
          <text:p text:style-name="P5"><text:a xlink:type="simple" xlink:href="#__RefHeading___Toc4419_1432504351" text:style-name="Index_20_Link" text:visited-style-name="Index_20_Link">admin/index.php<text:tab/>6</text:a></text:p>
          <text:p text:style-name="P5"><text:a xlink:type="simple" xlink:href="#__RefHeading___Toc4586_1432504351" text:style-name="Index_20_Link" text:visited-style-name="Index_20_Link">common/header.php<text:tab/>8</text:a></text:p>
          <text:p text:style-name="P5"><text:a xlink:type="simple" xlink:href="#__RefHeading___Toc4584_1432504351" text:style-name="Index_20_Link" text:visited-style-name="Index_20_Link">common/include.html<text:tab/>10</text:a></text:p>
          <text:p text:style-name="P5"><text:a xlink:type="simple" xlink:href="#__RefHeading___Toc4582_1432504351" text:style-name="Index_20_Link" text:visited-style-name="Index_20_Link">common/includeh.html<text:tab/>11</text:a></text:p>
          <text:p text:style-name="P5"><text:a xlink:type="simple" xlink:href="#__RefHeading___Toc4580_1432504351" text:style-name="Index_20_Link" text:visited-style-name="Index_20_Link">common/notification.html<text:tab/>12</text:a></text:p>
          <text:p text:style-name="P5"><text:a xlink:type="simple" xlink:href="#__RefHeading___Toc4578_1432504351" text:style-name="Index_20_Link" text:visited-style-name="Index_20_Link">files/delete.php<text:tab/>13</text:a></text:p>
          <text:p text:style-name="P5"><text:a xlink:type="simple" xlink:href="#__RefHeading___Toc4576_1432504351" text:style-name="Index_20_Link" text:visited-style-name="Index_20_Link">files/download.php<text:tab/>15</text:a></text:p>
          <text:p text:style-name="P5"><text:a xlink:type="simple" xlink:href="#__RefHeading___Toc4574_1432504351" text:style-name="Index_20_Link" text:visited-style-name="Index_20_Link">files/edit.php<text:tab/>16</text:a></text:p>
          <text:p text:style-name="P5"><text:a xlink:type="simple" xlink:href="#__RefHeading___Toc4572_1432504351" text:style-name="Index_20_Link" text:visited-style-name="Index_20_Link">files/folder.php<text:tab/>20</text:a></text:p>
          <text:p text:style-name="P5"><text:a xlink:type="simple" xlink:href="#__RefHeading___Toc4570_1432504351" text:style-name="Index_20_Link" text:visited-style-name="Index_20_Link">files/index.php<text:tab/>21</text:a></text:p>
          <text:p text:style-name="P5"><text:a xlink:type="simple" xlink:href="#__RefHeading___Toc4591_1432504351" text:style-name="Index_20_Link" text:visited-style-name="Index_20_Link">files/privacy.php<text:tab/>25</text:a></text:p>
          <text:p text:style-name="P5"><text:a xlink:type="simple" xlink:href="#__RefHeading___Toc9406_1432504351" text:style-name="Index_20_Link" text:visited-style-name="Index_20_Link">files/upload.php<text:tab/>26</text:a></text:p>
          <text:p text:style-name="P5"><text:a xlink:type="simple" xlink:href="#__RefHeading___Toc9404_1432504351" text:style-name="Index_20_Link" text:visited-style-name="Index_20_Link">scripts/return.php<text:tab/>29</text:a></text:p>
          <text:p text:style-name="P5"><text:a xlink:type="simple" xlink:href="#__RefHeading___Toc9402_1432504351" text:style-name="Index_20_Link" text:visited-style-name="Index_20_Link">scripts/scripts.js<text:tab/>30</text:a></text:p>
          <text:p text:style-name="P5"><text:a xlink:type="simple" xlink:href="#__RefHeading___Toc9400_1432504351" text:style-name="Index_20_Link" text:visited-style-name="Index_20_Link">scripts/scripts.php<text:tab/>36</text:a></text:p>
          <text:p text:style-name="P5"><text:a xlink:type="simple" xlink:href="#__RefHeading___Toc9398_1432504351" text:style-name="Index_20_Link" text:visited-style-name="Index_20_Link">status/404.html<text:tab/>38</text:a></text:p>
          <text:p text:style-name="P5"><text:a xlink:type="simple" xlink:href="#__RefHeading___Toc9394_1432504351" text:style-name="Index_20_Link" text:visited-style-name="Index_20_Link">status/banned.php<text:tab/>39</text:a></text:p>
          <text:p text:style-name="P5"><text:a xlink:type="simple" xlink:href="#__RefHeading___Toc9392_1432504351" text:style-name="Index_20_Link" text:visited-style-name="Index_20_Link">styles/nz.css<text:tab/>41</text:a></text:p>
          <text:p text:style-name="P5"><text:a xlink:type="simple" xlink:href="#__RefHeading___Toc9390_1432504351" text:style-name="Index_20_Link" text:visited-style-name="Index_20_Link">styles/w3.css<text:tab/>44</text:a></text:p>
          <text:p text:style-name="P5"><text:a xlink:type="simple" xlink:href="#__RefHeading___Toc9388_1432504351" text:style-name="Index_20_Link" text:visited-style-name="Index_20_Link">user/ban.php<text:tab/>45</text:a></text:p>
          <text:p text:style-name="P5"><text:a xlink:type="simple" xlink:href="#__RefHeading___Toc9386_1432504351" text:style-name="Index_20_Link" text:visited-style-name="Index_20_Link">user/close.php<text:tab/>46</text:a></text:p>
          <text:p text:style-name="P5"><text:a xlink:type="simple" xlink:href="#__RefHeading___Toc9384_1432504351" text:style-name="Index_20_Link" text:visited-style-name="Index_20_Link">user/create.php<text:tab/>48</text:a></text:p>
          <text:p text:style-name="P5"><text:a xlink:type="simple" xlink:href="#__RefHeading___Toc9382_1432504351" text:style-name="Index_20_Link" text:visited-style-name="Index_20_Link">user/email.php<text:tab/>50</text:a></text:p>
          <text:p text:style-name="P5"><text:a xlink:type="simple" xlink:href="#__RefHeading___Toc9380_1432504351" text:style-name="Index_20_Link" text:visited-style-name="Index_20_Link">user/friend.php<text:tab/>52</text:a></text:p>
          <text:p text:style-name="P5"><text:a xlink:type="simple" xlink:href="#__RefHeading___Toc9378_1432504351" text:style-name="Index_20_Link" text:visited-style-name="Index_20_Link">user/index.php<text:tab/>53</text:a></text:p>
          <text:p text:style-name="P5"><text:a xlink:type="simple" xlink:href="#__RefHeading___Toc9376_1432504351" text:style-name="Index_20_Link" text:visited-style-name="Index_20_Link">user/login.php<text:tab/>55</text:a></text:p>
          <text:p text:style-name="P5"><text:a xlink:type="simple" xlink:href="#__RefHeading___Toc9374_1432504351" text:style-name="Index_20_Link" text:visited-style-name="Index_20_Link">user/logout.php<text:tab/>56</text:a></text:p>
          <text:p text:style-name="P5"><text:a xlink:type="simple" xlink:href="#__RefHeading___Toc9372_1432504351" text:style-name="Index_20_Link" text:visited-style-name="Index_20_Link">user/password.php<text:tab/>57</text:a></text:p>
          <text:p text:style-name="P5"><text:a xlink:type="simple" xlink:href="#__RefHeading___Toc9370_1432504351" text:style-name="Index_20_Link" text:visited-style-name="Index_20_Link">user/settings.php<text:tab/>59</text:a></text:p>
          <text:p text:style-name="P5"><text:a xlink:type="simple" xlink:href="#__RefHeading___Toc9368_1432504351" text:style-name="Index_20_Link" text:visited-style-name="Index_20_Link">user/signup.php<text:tab/>62</text:a></text:p>
          <text:p text:style-name="P5"><text:a xlink:type="simple" xlink:href="#__RefHeading___Toc9366_1432504351" text:style-name="Index_20_Link" text:visited-style-name="Index_20_Link">user/unban.php<text:tab/>63</text:a></text:p>
          <text:p text:style-name="P5"><text:a xlink:type="simple" xlink:href="#__RefHeading___Toc9364_1432504351" text:style-name="Index_20_Link" text:visited-style-name="Index_20_Link">user/unfriend.php<text:tab/>64</text:a></text:p>
          <text:p text:style-name="P5"><text:a xlink:type="simple" xlink:href="#__RefHeading___Toc9362_1432504351" text:style-name="Index_20_Link" text:visited-style-name="Index_20_Link">user/username.php<text:tab/>65</text:a></text:p>
          <text:p text:style-name="P5"><text:a xlink:type="simple" xlink:href="#__RefHeading___Toc9360_1432504351" text:style-name="Index_20_Link" text:visited-style-name="Index_20_Link">user/users.php<text:tab/>67</text:a></text:p>
        </text:index-body>
      </text:table-of-content>
      <text:p text:style-name="Text_20_body"/>
      <text:h text:style-name="P17" text:outline-level="1"><text:bookmark-start text:name="__RefHeading___Toc4568_1432504351"/>index.php<text:bookmark-end text:name="__RefHeading___Toc4568_1432504351"/></text:h>
      <text:p text:style-name="P11">&lt;?php</text:p>
      <text:p text:style-name="P11">session_start();</text:p>
      <text:p text:style-name="P11"/>
      <text:p text:style-name="P11">// if banned</text:p>
      <text:p text:style-name="P11">if(isset($_SESSION['ban_status']) &amp;&amp; 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hom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</text:p>
      <text:p text:style-name="P11"/>
      <text:p text:style-name="P11">&lt;?php if(!isset($_SESSION['user'])) { ?&gt;</text:p>
      <text:p text:style-name="P11"><text:s text:c="4"/>Welcome - NShare</text:p>
      <text:p text:style-name="P11">&lt;?php } else { ?&gt;</text:p>
      <text:p text:style-name="P11"><text:s text:c="4"/>Dashboard - NShare</text:p>
      <text:p text:style-name="P11">&lt;?php } ?&gt;</text:p>
      <text:p text:style-name="P11"/>
      <text:p text:style-name="P11">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/>
      <text:p text:style-name="P11">&lt;?php if(!isset($_SESSION['user'])) { ?&gt;</text:p>
      <text:p text:style-name="P11"><text:s text:c="4"/>&lt;h1&gt;&lt;b&gt;Welcome to NShare&lt;/b&gt;&lt;/h1&gt;</text:p>
      <text:p text:style-name="P11"><text:s text:c="4"/>&lt;h2&gt;A file sharing and editing website&lt;/h2&gt;</text:p>
      <text:p text:style-name="P11"><text:s text:c="4"/>&lt;br&gt;</text:p>
      <text:p text:style-name="P11"><text:s text:c="4"/>&lt;p&gt;Don't have an account? &lt;a class='w3-text-blue' href='/user/signup'&gt;Sign up now!&lt;/a&gt;&lt;/p&gt;</text:p>
      <text:p text:style-name="P11">&lt;?php } else {</text:p>
      <text:p text:style-name="P11"><text:s text:c="4"/>$stmt = $pdo-&gt; prepare('SELECT * FROM `files` WHERE `user_id` = ?;');</text:p>
      <text:p text:style-name="P11"><text:s text:c="4"/>$stmt-&gt; execute([$_SESSION['user']]);</text:p>
      <text:p text:style-name="P11"><text:s text:c="4"/>$rows = $stmt-&gt; fetchAll(PDO::FETCH_ASSOC);</text:p>
      <text:p text:style-name="P11"><text:s text:c="4"/>$count = $stmt-&gt; rowCount();</text:p>
      <text:p text:style-name="P11">?&gt;</text:p>
      <text:p text:style-name="P11"><text:s text:c="4"/>&lt;h1&gt;&lt;b&gt;Welcome, &lt;?= $_SESSION['username']; ?&gt;&lt;/b&gt;&lt;/h1&gt;</text:p>
      <text:p text:style-name="P11"><text:s text:c="4"/>&lt;p&gt;&lt;/p&gt;</text:p>
      <text:p text:style-name="P11"><text:soft-page-break/>&lt;?php</text:p>
      <text:p text:style-name="P11"><text:s text:c="4"/>$db_file_size_total = 0;</text:p>
      <text:p text:style-name="P11"/>
      <text:p text:style-name="P11"><text:s text:c="4"/>for($i = 0; $i &lt;= $count - 1; $i++) {</text:p>
      <text:p text:style-name="P11"><text:s text:c="8"/>$db_file_size_total += $rows[$i]['size'];</text:p>
      <text:p text:style-name="P11"><text:s text:c="4"/>}</text:p>
      <text:p text:style-name="P11"><text:s text:c="4"/>$db_file_size_left = 5368709120 - $db_file_size_total;</text:p>
      <text:p text:style-name="P11">?&gt;</text:p>
      <text:p text:style-name="P11"><text:s text:c="4"/>&lt;span&gt;Used Storage: &lt;?= human_filesize($db_file_size_total); ?&gt; / 5.00G&lt;/span&gt;</text:p>
      <text:p text:style-name="P11"><text:s text:c="4"/>&lt;br&gt;</text:p>
      <text:p text:style-name="P11"><text:s text:c="4"/>&lt;span&gt;Available Storage: &lt;?= human_filesize($db_file_size_left); ?&gt;&lt;/span&gt;</text:p>
      <text:p text:style-name="P11">&lt;?php } ?&gt;</text:p>
      <text:p text:style-name="P11"/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7" text:outline-level="1"><text:bookmark-start text:name="__RefHeading___Toc4161_1432504351"/>admin/connect.php<text:bookmark-end text:name="__RefHeading___Toc4161_1432504351"/></text:h>
      <text:p text:style-name="P11">&lt;?php</text:p>
      <text:p text:style-name="P11">// set database credentials</text:p>
      <text:p text:style-name="P11">$hostname <text:s text:c="3"/>= 'localhost';</text:p>
      <text:p text:style-name="P11">$database <text:s text:c="3"/>= 'nshare';</text:p>
      <text:p text:style-name="P11">$charset <text:s text:c="4"/>= 'utf8mb4';</text:p>
      <text:p text:style-name="P11">$db_username = 'nshare';</text:p>
      <text:p text:style-name="P11">$db_password = trim(file_get_contents($_SERVER['DOCUMENT_ROOT'] . '/admin/db_password'));</text:p>
      <text:p text:style-name="P11"/>
      <text:p text:style-name="P11">$dsn = "mysql:host=$hostname; dbname=$database; charset=$charset;";</text:p>
      <text:p text:style-name="P11"/>
      <text:p text:style-name="P11">// set PDO preferences</text:p>
      <text:p text:style-name="P11">$options = [</text:p>
      <text:p text:style-name="P11"><text:s text:c="4"/>PDO::ATTR_ERRMODE <text:s text:c="11"/>=&gt; PDO::ERRMODE_EXCEPTION,</text:p>
      <text:p text:style-name="P11"><text:s text:c="4"/>PDO::ATTR_DEFAULT_FETCH_MODE =&gt; PDO::FETCH_ASSOC,</text:p>
      <text:p text:style-name="P11"><text:s text:c="4"/>PDO::ATTR_EMULATE_PREPARES <text:s text:c="2"/>=&gt; false,</text:p>
      <text:p text:style-name="P11">];</text:p>
      <text:p text:style-name="P11"/>
      <text:p text:style-name="P11">try {</text:p>
      <text:p text:style-name="P11"><text:s text:c="4"/>// connect to database</text:p>
      <text:p text:style-name="P11"><text:s text:c="4"/>$pdo = new PDO($dsn, $db_username, $db_password, $options);</text:p>
      <text:p text:style-name="P11">}</text:p>
      <text:p text:style-name="P11">catch(\PDOException $e) {</text:p>
      <text:p text:style-name="P11"><text:s text:c="4"/>// throw PDO exception</text:p>
      <text:p text:style-name="P11"><text:s text:c="4"/>throw new \PDOException($e -&gt; getMessage(), (int)$e -&gt; getCode());</text:p>
      <text:p text:style-name="P11">}</text:p>
      <text:p text:style-name="P11">?&gt;</text:p>
      <text:h text:style-name="P17" text:outline-level="1"><text:bookmark-start text:name="__RefHeading___Toc4419_1432504351"/>admin/index.php<text:bookmark-end text:name="__RefHeading___Toc4419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not admin</text:p>
      <text:p text:style-name="P11">if($_SESSION['role'] == 0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2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dmin: Account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accountBtn' onclick='openPage("account", "admin")' style='width:100px'&gt;Account&lt;/button&gt;</text:p>
      <text:p text:style-name="P11"><text:s text:c="8"/>&lt;a class='w3-bar-item w3-button page-button' id='databaseBtn' href='/vendor/vrana/adminer/adminer/index' style='width:100px'&gt;Database&lt;/a&gt;</text:p>
      <text:p text:style-name="P11"><text:s text:c="4"/>&lt;/div&gt;</text:p>
      <text:p text:style-name="P11"><text:s text:c="4"/>&lt;div class='page' id='account'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Ban Account&lt;/h2&gt;</text:p>
      <text:p text:style-name="P11"><text:s text:c="12"/>&lt;/div&gt;</text:p>
      <text:p text:style-name="P11"><text:s text:c="12"/>&lt;form class='w3-container w3-padding-16' action='/user/ban.php' method='POST' onsubmit='return banValidate(this)'&gt;</text:p>
      <text:p text:style-name="P11"><text:s text:c="16"/>&lt;input class='w3-input nz-black w3-border-0 w3-round' id='ban-user' type='text' placeholder='User ID' name='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ban-reason' type='text' placeholder='Ban Reason' name='ban_reason'&gt;</text:p>
      <text:p text:style-name="P11"><text:soft-page-break/><text:s text:c="16"/>&lt;p&gt;&lt;/p&gt;</text:p>
      <text:p text:style-name="P11"><text:s text:c="16"/>&lt;button class='w3-btn w3-red w3-round' type='submit' name='ban_btn'&gt;</text:p>
      <text:p text:style-name="P11"><text:s text:c="20"/>&lt;i class='fa fa-fw fa-gavel'&gt;&lt;/i&gt; 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Unban Account&lt;/h2&gt;</text:p>
      <text:p text:style-name="P11"><text:s text:c="12"/>&lt;/div&gt;</text:p>
      <text:p text:style-name="P11"><text:s text:c="12"/>&lt;form class='w3-container w3-padding-16' action='/user/unban.php' method='POST' onsubmit='return unbanValidate(this)'&gt;</text:p>
      <text:p text:style-name="P11"><text:s text:c="16"/>&lt;input class='w3-input nz-black w3-border-0 w3-round' id='unban-user' type='text' placeholder='User ID' name='un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unban-reason' type='text' placeholder='Unban Reason' name='unban_reason'&gt;</text:p>
      <text:p text:style-name="P11"><text:s text:c="16"/>&lt;p&gt;&lt;/p&gt;</text:p>
      <text:p text:style-name="P11"><text:s text:c="16"/>&lt;button class='w3-btn w3-green w3-round' type='submit' name='unban_btn'&gt;</text:p>
      <text:p text:style-name="P11"><text:s text:c="20"/>&lt;i class='fa fa-fw fa-scale-unbalanced'&gt;&lt;/i&gt; Un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Create Account&lt;/h2&gt;</text:p>
      <text:p text:style-name="P11"><text:s text:c="12"/>&lt;/div&gt;</text:p>
      <text:p text:style-name="P11"><text:s text:c="12"/>&lt;form class='w3-container w3-padding-16' action='/user/create.php' method='POST' onsubmit='return createValidate(this)'&gt;</text:p>
      <text:p text:style-name="P11"><text:s text:c="16"/>&lt;input class='w3-input nz-black w3-border-0 w3-round' id='create-email' type='text' placeholder='Email' name='create_email'&gt;</text:p>
      <text:p text:style-name="P11"><text:s text:c="16"/>&lt;p&gt;&lt;/p&gt;</text:p>
      <text:p text:style-name="P11"><text:s text:c="16"/>&lt;input class='w3-input nz-black w3-border-0 w3-round' id='create-username' type='text' placeholder='Username' name='create_username'&gt;</text:p>
      <text:p text:style-name="P11"><text:s text:c="16"/>&lt;p&gt;&lt;/p&gt;</text:p>
      <text:p text:style-name="P11"><text:s text:c="16"/>&lt;input class='w3-input nz-black w3-border-0 w3-round' id='create-password' type='password' placeholder='Password' name='create_password'&gt;</text:p>
      <text:p text:style-name="P11"><text:s text:c="16"/>&lt;p&gt;&lt;/p&gt;</text:p>
      <text:p text:style-name="P11"><text:s text:c="16"/>&lt;span&gt;Role&lt;/span&gt;</text:p>
      <text:p text:style-name="P11"><text:s text:c="16"/>&lt;input class='w3-radio' id='create-member' type='radio' value=0 name='create_role' checked&gt;</text:p>
      <text:p text:style-name="P11"><text:s text:c="16"/>&lt;label for='create-member'&gt;Member&lt;/label&gt;</text:p>
      <text:p text:style-name="P11"><text:s text:c="16"/>&lt;input class='w3-radio' id='create-admin' type='radio' value=2 name='create_role'&gt;</text:p>
      <text:p text:style-name="P11"><text:s text:c="16"/>&lt;label for='create-admin'&gt;Admin&lt;/label&gt;</text:p>
      <text:p text:style-name="P11"><text:s text:c="16"/>&lt;br&gt;&lt;br&gt;</text:p>
      <text:p text:style-name="P11"><text:s text:c="16"/>&lt;button class='w3-btn w3-green w3-round' type='submit' name='create_btn'&gt;</text:p>
      <text:p text:style-name="P11"><text:s text:c="20"/>&lt;i class='fa fa-fw fa-user'&gt;&lt;/i&gt; Create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7" text:outline-level="1"><text:bookmark-start text:name="__RefHeading___Toc4586_1432504351"/>common/header.php<text:bookmark-end text:name="__RefHeading___Toc4586_1432504351"/></text:h>
      <text:p text:style-name="P11">&lt;div id='header'&gt;</text:p>
      <text:p text:style-name="P11"><text:s text:c="4"/>&lt;div class='w3-bar'&gt;</text:p>
      <text:p text:style-name="P11"/>
      <text:p text:style-name="P11"><text:s text:c="4"/>&lt;?php if(!isset($_SESSION['user'])) { ?&gt;</text:p>
      <text:p text:style-name="P11"><text:s text:c="8"/>&lt;a class='w3-bar-item w3-button nz-brand' href='/index'&gt;NShare&lt;/a&gt;</text:p>
      <text:p text:style-name="P11"><text:s text:c="4"/>&lt;?php } else { ?&gt;</text:p>
      <text:p text:style-name="P11"><text:s text:c="8"/>&lt;a class='w3-bar-item w3-button nz-brand w3-mobile' href='/index'&gt;NShare&lt;/a&gt;</text:p>
      <text:p text:style-name="P11"><text:s text:c="4"/>&lt;?php } ?&gt;</text:p>
      <text:p text:style-name="P11"/>
      <text:p text:style-name="P11"><text:s text:c="4"/>&lt;?php if(isset($_SESSION['user'])) { ?&gt;</text:p>
      <text:p text:style-name="P11"><text:s text:c="8"/>&lt;a class='w3-bar-item w3-button' href='/files/index'&gt;</text:p>
      <text:p text:style-name="P11"><text:s text:c="12"/>&lt;i class='fa fa-fw fa-folder-open'&gt;&lt;/i&gt; Files</text:p>
      <text:p text:style-name="P11"><text:s text:c="8"/>&lt;/a&gt;</text:p>
      <text:p text:style-name="P11"><text:s text:c="4"/>&lt;?php if(isset($_SESSION['ban_status']) &amp;&amp; $_SESSION['ban_status'] == 0) { ?&gt;</text:p>
      <text:p text:style-name="P11"><text:s text:c="8"/>&lt;a class='w3-bar-item w3-button' href='/user/users'&gt;</text:p>
      <text:p text:style-name="P11"><text:s text:c="12"/>&lt;i class='fa fa-fw fa-user'&gt;&lt;/i&gt; Users</text:p>
      <text:p text:style-name="P11"><text:s text:c="8"/>&lt;/a&gt;</text:p>
      <text:p text:style-name="P11"><text:s text:c="4"/>&lt;?php } } ?&gt;</text:p>
      <text:p text:style-name="P11"/>
      <text:p text:style-name="P11"><text:s text:c="4"/>&lt;?php if(isset($_SESSION['role']) &amp;&amp; $_SESSION['role'] == 2 &amp;&amp; isset($_SESSION['ban_status']) &amp;&amp; $_SESSION['ban_status'] == 0) { ?&gt;</text:p>
      <text:p text:style-name="P11"><text:s text:c="8"/>&lt;a class='w3-bar-item w3-button' href='/admin/index'&gt;</text:p>
      <text:p text:style-name="P11"><text:s text:c="12"/>&lt;i class='fa fa-fw fa-server'&gt;&lt;/i&gt; Admin</text:p>
      <text:p text:style-name="P11"><text:s text:c="8"/>&lt;/a&gt;</text:p>
      <text:p text:style-name="P11"><text:s text:c="4"/>&lt;?php } ?&gt;</text:p>
      <text:p text:style-name="P11"/>
      <text:p text:style-name="P11"><text:s text:c="4"/>&lt;?php if(!isset($_SESSION['user'])) { ?&gt;</text:p>
      <text:p text:style-name="P11"><text:s text:c="8"/>&lt;div class='w3-dropdown-click w3-right'&gt;</text:p>
      <text:p text:style-name="P11"><text:s text:c="12"/>&lt;button class='w3-button' onclick='dropdownToggle()'&gt;</text:p>
      <text:p text:style-name="P11"><text:s text:c="16"/>&lt;i class='fa fa-fw fa-door-open'&gt;&lt;/i&gt; Login &lt;i class='fa fa-fw fa-caret-down'&gt;&lt;/i&gt;</text:p>
      <text:p text:style-name="P11"><text:s text:c="12"/>&lt;/button&gt;</text:p>
      <text:p text:style-name="P11"><text:s text:c="12"/>&lt;div class='w3-dropdown-content w3-bar-block nz-black nz-round-bottom-left w3-card-2 nz-dropdown-left' id='dropdown' style='max-width:100px'&gt;</text:p>
      <text:p text:style-name="P11"><text:s text:c="16"/>&lt;form class='w3-right' action='/user/login.php' method='POST' onsubmit='return loginValidate(this)'&gt;</text:p>
      <text:p text:style-name="P11"><text:s text:c="20"/>&lt;div style='display:flex'&gt;</text:p>
      <text:p text:style-name="P11"><text:s text:c="24"/>&lt;i class='fa fa-fw fa-user' style='margin:8px 2px 8px 18px;padding:4px 0.93px 0 0.93px;vertical-align:center'&gt;&lt;/i&gt;</text:p>
      <text:p text:style-name="P11"><text:s text:c="24"/>&lt;input class='w3-bar-item w3-input nz-black' id='login-username' type='text' placeholder='Username' name='login_username' style='padding:8px 16px 8px 5px'&gt;</text:p>
      <text:p text:style-name="P11"><text:s text:c="20"/>&lt;/div&gt;</text:p>
      <text:p text:style-name="P11"><text:s text:c="20"/>&lt;div style='display:flex'&gt;</text:p>
      <text:p text:style-name="P11"><text:s text:c="24"/>&lt;i class='fa fa-fw fa-key' style='margin:8px 2px 8px 18px;padding-top:4px;vertical-align:center'&gt;&lt;/i&gt;</text:p>
      <text:p text:style-name="P11"><text:s text:c="24"/>&lt;input class='w3-bar-item w3-input nz-black' id='login-password' type='password' placeholder='Password' name='login_password' style='padding:8px 16px 8px 5px'&gt;</text:p>
      <text:p text:style-name="P11"><text:s text:c="20"/>&lt;/div&gt;</text:p>
      <text:p text:style-name="P11"><text:s text:c="20"/>&lt;button class='w3-bar-item w3-button w3-green nz-round-bottom-left' type='submit' name='login_btn'&gt;</text:p>
      <text:p text:style-name="P11"><text:s text:c="24"/>&lt;i class='fa fa-fw fa-right-to-bracket'&gt;&lt;/i&gt; Login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else { ?&gt;</text:p>
      <text:p text:style-name="P11"><text:s text:c="8"/>&lt;div class='w3-dropdown-hover w3-right'&gt;</text:p>
      <text:p text:style-name="P11"><text:s text:c="12"/>&lt;button class='w3-button'&gt;</text:p>
      <text:p text:style-name="P11"><text:s text:c="16"/>&lt;i class='fa fa-fw fa-door-closed'&gt;&lt;/i&gt; Account &lt;i class='fa fa-fw fa-caret-down'&gt;&lt;/i&gt;</text:p>
      <text:p text:style-name="P11"><text:soft-page-break/><text:s text:c="12"/>&lt;/button&gt;</text:p>
      <text:p text:style-name="P11"><text:s text:c="12"/>&lt;div class='w3-dropdown-content w3-bar-block nz-black nz-round-bottom-left w3-card-2 nz-dropdown-left' style='max-width:100px'&gt;</text:p>
      <text:p text:style-name="P11"><text:s text:c="16"/>&lt;a class='w3-bar-item w3-button' href='/user/index?id=&lt;?= $_SESSION['user']; ?&gt;'&gt;</text:p>
      <text:p text:style-name="P11"><text:s text:c="20"/>&lt;i class='fa fa-fw fa-user'&gt;&lt;/i&gt; &lt;?= $_SESSION['username']; ?&gt;</text:p>
      <text:p text:style-name="P11"><text:s text:c="16"/>&lt;/a&gt;</text:p>
      <text:p text:style-name="P11"/>
      <text:p text:style-name="P11"><text:s text:c="12"/>&lt;?php if(!$_SESSION['ban_status'] &gt;= 1) { ?&gt;</text:p>
      <text:p text:style-name="P11"><text:s text:c="16"/>&lt;a class='w3-bar-item w3-button' href='/user/settings'&gt;</text:p>
      <text:p text:style-name="P11"><text:s text:c="20"/>&lt;i class='fa fa-fw fa-gear'&gt;&lt;/i&gt; Settings</text:p>
      <text:p text:style-name="P11"><text:s text:c="16"/>&lt;/a&gt;</text:p>
      <text:p text:style-name="P11"><text:s text:c="12"/>&lt;?php } ?&gt;</text:p>
      <text:p text:style-name="P11"/>
      <text:p text:style-name="P11"><text:s text:c="16"/>&lt;form action='/user/logout.php' method='POST'&gt;</text:p>
      <text:p text:style-name="P11"><text:s text:c="20"/>&lt;button class='w3-bar-item w3-button w3-red nz-round-bottom-left' type='submit' name='logout_btn'&gt;</text:p>
      <text:p text:style-name="P11"><text:s text:c="24"/>&lt;i class='fa fa-fw fa-right-from-bracket'&gt;&lt;/i&gt; Logout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?&gt;</text:p>
      <text:p text:style-name="P11"/>
      <text:p text:style-name="P11"><text:s text:c="4"/>&lt;/div&gt;</text:p>
      <text:p text:style-name="P11">&lt;/div&gt;</text:p>
      <text:h text:style-name="P17" text:outline-level="1"><text:bookmark-start text:name="__RefHeading___Toc4584_1432504351"/>common/include.html<text:bookmark-end text:name="__RefHeading___Toc4584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h text:style-name="P17" text:outline-level="1"><text:bookmark-start text:name="__RefHeading___Toc4582_1432504351"/>common/includeh.html<text:bookmark-end text:name="__RefHeading___Toc4582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p text:style-name="P11">&lt;script src='https://js.hcaptcha.com/1/api.js' async defer&gt;&lt;/script&gt;</text:p>
      <text:h text:style-name="P17" text:outline-level="1"><text:bookmark-start text:name="__RefHeading___Toc4580_1432504351"/>common/notification.html<text:bookmark-end text:name="__RefHeading___Toc4580_1432504351"/></text:h>
      <text:p text:style-name="P11">&lt;div class='w3-hide w3-center nz-dark w3-border w3-border-green w3-round w3-card-2' style='position:fixed;bottom:16px;right:16px;min-width:200px' id='msg'&gt;</text:p>
      <text:p text:style-name="P11"><text:s text:c="4"/>&lt;div class='w3-container'&gt;</text:p>
      <text:p text:style-name="P11"><text:s text:c="8"/>&lt;h3 id='msg-text'&gt;&lt;/h3&gt;</text:p>
      <text:p text:style-name="P11"><text:s text:c="4"/>&lt;/div&gt;</text:p>
      <text:p text:style-name="P11"><text:s text:c="4"/>&lt;div class='w3-green' id='msg-progress-bar' style='height:4px;width:100%'&gt;&lt;/div&gt;</text:p>
      <text:p text:style-name="P11">&lt;/div&gt;</text:p>
      <text:h text:style-name="P17" text:outline-level="1"><text:bookmark-start text:name="__RefHeading___Toc4578_1432504351"/>files/delete.php<text:bookmark-end text:name="__RefHeading___Toc457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elete button or delete selection button clicked</text:p>
      <text:p text:style-name="P11">if(isset($_POST['delete_btn']) || isset($_POST['delete_sel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if delete button clicked</text:p>
      <text:p text:style-name="P11"><text:s text:c="4"/>if(isset($_POST['delete_btn'])) {</text:p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file_name <text:s text:c="7"/>= $_POST['delete_btn'];</text:p>
      <text:p text:style-name="P11"><text:s text:c="8"/>$file_server <text:s text:c="5"/>= $file_path_server . $_POST['delete_btn'];</text:p>
      <text:p text:style-name="P11"/>
      <text:p text:style-name="P11"><text:s text:c="8"/>// if delete succeeds</text:p>
      <text:p text:style-name="P11"><text:s text:c="8"/>if(unlink($file_server) == true) {</text:p>
      <text:p text:style-name="P11"><text:s text:c="12"/>// delete file from database</text:p>
      <text:p text:style-name="P11"><text:s text:c="12"/>$stmt = $pdo -&gt; prepare('DELETE FROM `files` WHERE `user_id` = ? AND `filename` = ?;');</text:p>
      <text:p text:style-name="P11"><text:s text:c="12"/>$stmt -&gt; execute([$_SESSION['user'], $file_name]);</text:p>
      <text:p text:style-name="P11"/>
      <text:p text:style-name="P11"><text:s text:c="12"/>$_SESSION['msg'] = ['File deleted', 'false'];</text:p>
      <text:p text:style-name="P11"><text:s text:c="12"/>go_back();</text:p>
      <text:p text:style-name="P11"><text:s text:c="8"/>}</text:p>
      <text:p text:style-name="P11"><text:s text:c="8"/>// else delete fails</text:p>
      <text:p text:style-name="P11"><text:s text:c="8"/>else {</text:p>
      <text:p text:style-name="P11"><text:s text:c="12"/>$_SESSION['msg'] = ['Error: Delete failed', 'true'];</text:p>
      <text:p text:style-name="P11"><text:s text:c="12"/>go_back();</text:p>
      <text:p text:style-name="P11"><text:s text:c="8"/>}</text:p>
      <text:p text:style-name="P11"><text:s text:c="4"/>// else if delete selection button clicked</text:p>
      <text:p text:style-name="P11"><text:s text:c="4"/>} else if(isset($_POST['delete_sel_btn'])) {</text:p>
      <text:p text:style-name="P11"><text:s text:c="8"/>// if no files selected</text:p>
      <text:p text:style-name="P11"><text:s text:c="8"/>if(!isset($_POST['delete_sel_files'])) {</text:p>
      <text:p text:style-name="P11"><text:s text:c="12"/>go_back();</text:p>
      <text:p text:style-name="P11"><text:s text:c="8"/>}</text:p>
      <text:p text:style-name="P11"/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delete_sel_count = count($_POST['delete_sel_files']);</text:p>
      <text:p text:style-name="P11"/>
      <text:p text:style-name="P11"><text:s text:c="8"/>// for every file</text:p>
      <text:p text:style-name="P11"><text:s text:c="8"/>for($i = 0; $i &lt; $delete_sel_count; $i++) {</text:p>
      <text:p text:style-name="P11"><text:s text:c="12"/>$stmt = $pdo -&gt; prepare('SELECT * FROM `files` WHERE `file_id` = ?;');</text:p>
      <text:p text:style-name="P11"><text:s text:c="12"/>$stmt -&gt; execute([$_POST['delete_sel_files'][$i]]);</text:p>
      <text:p text:style-name="P11"><text:s text:c="12"/>$row = $stmt -&gt; fetch(PDO::FETCH_ASSOC);</text:p>
      <text:p text:style-name="P11"/>
      <text:p text:style-name="P11"><text:s text:c="12"/>// if delete succeeds</text:p>
      <text:p text:style-name="P11"><text:s text:c="12"/>if(unlink($file_path_server . $row['filename']) == true) {</text:p>
      <text:p text:style-name="P11"><text:s text:c="16"/>// delete file from database</text:p>
      <text:p text:style-name="P11"><text:s text:c="16"/>$stmt = $pdo -&gt; prepare('DELETE FROM `files` WHERE `user_id` = ? AND `file_id` = ?;');</text:p>
      <text:p text:style-name="P11"><text:s text:c="16"/>$stmt -&gt; execute([$_SESSION['user'], $_POST['delete_sel_files'][$i]]);</text:p>
      <text:p text:style-name="P11"><text:s text:c="12"/>} else {</text:p>
      <text:p text:style-name="P11"><text:s text:c="16"/>$_SESSION['msg'] = ['Error: Delete failed', 'true'];</text:p>
      <text:p text:style-name="P11"><text:s text:c="16"/>go_back();</text:p>
      <text:p text:style-name="P11"><text:s text:c="12"/>}</text:p>
      <text:p text:style-name="P11"><text:soft-page-break/><text:s text:c="8"/>}</text:p>
      <text:p text:style-name="P11"/>
      <text:p text:style-name="P11"><text:s text:c="8"/>if($delete_sel_count == 1) {</text:p>
      <text:p text:style-name="P11"><text:s text:c="12"/>$_SESSION['msg'] = ['File deleted', 'false'];</text:p>
      <text:p text:style-name="P11"><text:s text:c="12"/>go_back();</text:p>
      <text:p text:style-name="P11"><text:s text:c="8"/>} else {</text:p>
      <text:p text:style-name="P11"><text:s text:c="12"/>$_SESSION['msg'] = ['Files deleted', 'false'];</text:p>
      <text:p text:style-name="P11"><text:s text:c="12"/>go_back();</text:p>
      <text:p text:style-name="P11"><text:s text:c="8"/>}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4576_1432504351"/>files/download.php<text:bookmark-end text:name="__RefHeading___Toc45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ownload button clicked</text:p>
      <text:p text:style-name="P11">if(isset($_POST['download_btn'])) {</text:p>
      <text:p text:style-name="P11"><text:s text:c="4"/>// split CSV into array</text:p>
      <text:p text:style-name="P11"><text:s text:c="4"/>$_POST['download_btn'] = explode(',', $_POST['download_btn']);</text:p>
      <text:p text:style-name="P11"/>
      <text:p text:style-name="P11"><text:s text:c="4"/>// set download variables</text:p>
      <text:p text:style-name="P11"><text:s text:c="4"/>$file_path_server = $_SERVER['DOCUMENT_ROOT'] . '/data/' . $_POST['download_btn'][1] . '/';</text:p>
      <text:p text:style-name="P11"><text:s text:c="4"/>$file_name <text:s text:c="7"/>= $_POST['download_btn'][0];</text:p>
      <text:p text:style-name="P11"><text:s text:c="4"/>$file_server <text:s text:c="5"/>= $file_path_server . $file_name;</text:p>
      <text:p text:style-name="P11"><text:s text:c="4"/>$file_info <text:s text:c="7"/>= new finfo(FILEINFO_MIME);</text:p>
      <text:p text:style-name="P11"><text:s text:c="4"/>$file_mime <text:s text:c="7"/>= $file_info -&gt; buffer(file_get_contents($file_server));</text:p>
      <text:p text:style-name="P11"><text:s text:c="4"/>$file_type <text:s text:c="7"/>= substr($file_mime, 0, strpos($file_mime, ';'));</text:p>
      <text:p text:style-name="P11"/>
      <text:p text:style-name="P11"><text:s text:c="4"/>// download file</text:p>
      <text:p text:style-name="P11"><text:s text:c="4"/>header('Content-Description: File Transfer');</text:p>
      <text:p text:style-name="P11"><text:s text:c="4"/>header('Content-Type: ' . $file_type);</text:p>
      <text:p text:style-name="P11"><text:s text:c="4"/>header('Content-Disposition: attachment; filename="' . $file_name . '"');</text:p>
      <text:p text:style-name="P11"><text:s text:c="4"/>header('Content-Transfer-Encoding: binary');</text:p>
      <text:p text:style-name="P11"><text:s text:c="4"/>header('Expires: 0');</text:p>
      <text:p text:style-name="P11"><text:s text:c="4"/>header('Cache-Control: must-revalidate');</text:p>
      <text:p text:style-name="P11"><text:s text:c="4"/>header('Pragma: public');</text:p>
      <text:p text:style-name="P11"><text:s text:c="4"/>header('Content-Length: ' . filesize($file_server));</text:p>
      <text:p text:style-name="P11"><text:s text:c="4"/>readfile($file_server);</text:p>
      <text:p text:style-name="P11"/>
      <text:p text:style-name="P11"><text:s text:c="4"/>exit;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4574_1432504351"/>files/edit.php<text:bookmark-end text:name="__RefHeading___Toc457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file from GET id</text:p>
      <text:p text:style-name="P11">$stmt = $pdo -&gt; prepare('SELECT * FROM `files` WHERE `file_id` = ?;');</text:p>
      <text:p text:style-name="P11">$stmt -&gt; execute([$_GET['id']]);</text:p>
      <text:p text:style-name="P11">$row = $stmt -&gt; fetch(PDO::FETCH_ASSOC);</text:p>
      <text:p text:style-name="P11"/>
      <text:p text:style-name="P11">// select formatted upload date</text:p>
      <text:p text:style-name="P11">$stmt = $pdo-&gt; prepare('SELECT DATE_FORMAT(`upload_date`, "%d-%m-%Y") FROM `files` WHERE `file_id` = ?;');</text:p>
      <text:p text:style-name="P11">$stmt-&gt; execute([$_GET['id']]);</text:p>
      <text:p text:style-name="P11">$row['upload_date'] = $stmt-&gt; fetchColumn();</text:p>
      <text:p text:style-name="P11"/>
      <text:p text:style-name="P11">// if selected file is private and not owned by user</text:p>
      <text:p text:style-name="P11">if($row['privacy'] == 'private' &amp;&amp; $row['user_id'] != $_SESSION['user']) {</text:p>
      <text:p text:style-name="P11"><text:s text:c="4"/>$_SESSION['msg'] = ['Error: You do not have permission view this file', 'true'];</text:p>
      <text:p text:style-name="P11"><text:s text:c="4"/>header('location:/files/index');</text:p>
      <text:p text:style-name="P11"><text:s text:c="4"/>exit;</text:p>
      <text:p text:style-name="P11">}</text:p>
      <text:p text:style-name="P11">// else if selected file is public and not owned by user</text:p>
      <text:p text:style-name="P11">else if($row['privacy'] == 'public' &amp;&amp; $row['user_id'] != $_SESSION['user']) {</text:p>
      <text:p text:style-name="P11"><text:s text:c="4"/>// set read only permissions</text:p>
      <text:p text:style-name="P11"><text:s text:c="4"/>$perms = 'ro';</text:p>
      <text:p text:style-name="P11">}</text:p>
      <text:p text:style-name="P11">// else selected file is owned by user</text:p>
      <text:p text:style-name="P11">else {</text:p>
      <text:p text:style-name="P11"><text:s text:c="4"/>// set read write permissions</text:p>
      <text:p text:style-name="P11"><text:s text:c="4"/>$perms = 'rw';</text:p>
      <text:p text:style-name="P11">}</text:p>
      <text:p text:style-name="P11"/>
      <text:p text:style-name="P11">// set file variables</text:p>
      <text:p text:style-name="P11">$file_name = $row['filename'];</text:p>
      <text:p text:style-name="P11"/>
      <text:p text:style-name="P11">// if file is owned by user</text:p>
      <text:p text:style-name="P11">if($row['user_id'] <text:s/>== $_SESSION['user']) {</text:p>
      <text:p text:style-name="P11"><text:s text:c="4"/>$user <text:s text:c="12"/>= $_SESSION['user'];</text:p>
      <text:p text:style-name="P11"><text:s text:c="4"/>$username <text:s text:c="8"/>= $_SESSION['username'];</text:p>
      <text:p text:style-name="P11"><text:s text:c="4"/>$file_path_server = $_SERVER['DOCUMENT_ROOT'] . '/data/' . $user . '/';</text:p>
      <text:p text:style-name="P11"><text:s text:c="4"/>$file_path <text:s text:c="7"/>= '/data/' . $user . '/';</text:p>
      <text:p text:style-name="P11">}</text:p>
      <text:p text:style-name="P11">// else file is not owned by user</text:p>
      <text:p text:style-name="P11">else {</text:p>
      <text:p text:style-name="P11"><text:s text:c="4"/>// select file owner</text:p>
      <text:p text:style-name="P11"><text:s text:c="4"/>$stmt = $pdo -&gt; prepare('SELECT * FROM `users` WHERE `user_id` = ?;');</text:p>
      <text:p text:style-name="P11"><text:s text:c="4"/>$stmt -&gt; execute([$row['user_id']]);</text:p>
      <text:p text:style-name="P11"><text:s text:c="4"/>$row = $stmt -&gt; fetch(PDO::FETCH_ASSOC);</text:p>
      <text:p text:style-name="P11"/>
      <text:p text:style-name="P11"><text:s text:c="4"/>$user = $row['user_id'];</text:p>
      <text:p text:style-name="P11"><text:s text:c="4"/>$username = $row['username'];</text:p>
      <text:p text:style-name="P11"><text:s text:c="4"/>$file_path_server = $_SERVER['DOCUMENT_ROOT'] . '/data/' . $user . '/';</text:p>
      <text:p text:style-name="P11"><text:s text:c="4"/>$file_path = '/data/' . $user . '/';</text:p>
      <text:p text:style-name="P11"/>
      <text:p text:style-name="P11"><text:s text:c="4"/>// select file from GET id</text:p>
      <text:p text:style-name="P11"><text:s text:c="4"/>$stmt = $pdo -&gt; prepare('SELECT * FROM `files` WHERE `file_id` = ?;');</text:p>
      <text:p text:style-name="P11"><text:s text:c="4"/>$stmt -&gt; execute([$_GET['id']]);</text:p>
      <text:p text:style-name="P11"><text:soft-page-break/><text:s text:c="4"/>$row = $stmt -&gt; fetch(PDO::FETCH_ASSOC);</text:p>
      <text:p text:style-name="P11">}</text:p>
      <text:p text:style-name="P11"/>
      <text:p text:style-name="P11">$file <text:s text:c="7"/>= $file_path . $file_name;</text:p>
      <text:p text:style-name="P11">$file_server = $file_path_server . $file_name;</text:p>
      <text:p text:style-name="P11">$file_info <text:s text:c="2"/>= new finfo(FILEINFO_MIME);</text:p>
      <text:p text:style-name="P11">$file_mime <text:s text:c="2"/>= $file_info -&gt; buffer(file_get_contents($file_server));</text:p>
      <text:p text:style-name="P11">$file_modal <text:s/>= '"' . $file_name . '"';</text:p>
      <text:p text:style-name="P11"/>
      <text:p text:style-name="P11">// if GET query invalid or no file selected</text:p>
      <text:p text:style-name="P11">if(!isset($_GET['id']) || empty($row['file_id']<text:span text:style-name="T3">)</text:span>) {</text:p>
      <text:p text:style-name="P11"><text:s text:c="4"/>$_SESSION['msg'] = ['Error: Invalid file', 'true'];</text:p>
      <text:p text:style-name="P11"><text:s text:c="4"/>header('location:/files/index');</text:p>
      <text:p text:style-name="P11"><text:s text:c="4"/>exit;</text:p>
      <text:p text:style-name="P11">}</text:p>
      <text:p text:style-name="P11"/>
      <text:p text:style-name="P11">// set filetype</text:p>
      <text:p text:style-name="P11">if(substr($file_mime, 0, 4) == 'text' || str_contains($file_mime, 'empty')) {</text:p>
      <text:p text:style-name="P11"><text:s text:c="4"/>$file_type = 'text';</text:p>
      <text:p text:style-name="P11">}</text:p>
      <text:p text:style-name="P11">else if(substr($file_mime, 0, 5) == 'image') {</text:p>
      <text:p text:style-name="P11"><text:s text:c="4"/>$file_type = 'image';</text:p>
      <text:p text:style-name="P11">}</text:p>
      <text:p text:style-name="P11">else if(substr($file_mime, 0, 5) == 'video') {</text:p>
      <text:p text:style-name="P11"><text:s text:c="4"/>$file_type = 'video';</text:p>
      <text:p text:style-name="P11">}</text:p>
      <text:p text:style-name="P11">else if(substr($file_mime, 0, 5) == 'audio') {</text:p>
      <text:p text:style-name="P11"><text:s text:c="4"/>$file_type = 'audio';</text:p>
      <text:p text:style-name="P11">}</text:p>
      <text:p text:style-name="P11">// else filetype is unknown</text:p>
      <text:p text:style-name="P11">else {</text:p>
      <text:p text:style-name="P11"><text:s text:c="4"/>header('location:' . $file);</text:p>
      <text:p text:style-name="P11"><text:s text:c="4"/>exit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username . '/' . $file_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 class='nz-truncate'&gt;&lt;?= $username . '/' . $file_name; ?&gt;&lt;/h2&gt;</text:p>
      <text:p text:style-name="P11"><text:s text:c="8"/>&lt;/div&gt;</text:p>
      <text:p text:style-name="P11"><text:s text:c="8"/>&lt;div class='w3-container w3-padding-16'&gt;</text:p>
      <text:p text:style-name="P11"/>
      <text:p text:style-name="P11"><text:s text:c="8"/>&lt;?php if($file_type == 'text' || $file_type == 'empty') { ?&gt;</text:p>
      <text:p text:style-name="P11"><text:s text:c="12"/>&lt;form id='upload-form' action='/files/upload.php' method='POST'&gt;</text:p>
      <text:p text:style-name="P11"><text:soft-page-break/><text:s text:c="16"/>&lt;textarea class='w3-input w3-monospace nz-black w3-border-0 w3-round' rows='20' name='upload_content' autofocus &lt;?php if($_SESSION['ban_status'] &gt;= 1 || $perms == 'ro') { ?&gt;readonly&lt;?php } ?&gt;&gt;&lt;?php readfile($file_server); ?&gt;&lt;/textarea&gt;</text:p>
      <text:p text:style-name="P11"><text:s text:c="12"/>&lt;/form&gt;</text:p>
      <text:p text:style-name="P11"><text:s text:c="8"/>&lt;?php } else if($file_type == 'image') { ?&gt;</text:p>
      <text:p text:style-name="P11"><text:s text:c="12"/>&lt;div class='w3-center'&gt;</text:p>
      <text:p text:style-name="P11"><text:s text:c="16"/>&lt;img class='w3-hide-medium w3-hide-small' src='&lt;?= $file; ?&gt;' style='max-width:882px; max-height:450px'&gt;</text:p>
      <text:p text:style-name="P11"><text:s text:c="16"/>&lt;img class='w3-hide-large w3-hide-small' src='&lt;?= $file; ?&gt;' style='max-width:730px; max-height:450px'&gt;</text:p>
      <text:p text:style-name="P11"><text:s text:c="16"/>&lt;img class='w3-hide-large w3-hide-medium' src='&lt;?= $file; ?&gt;' style='max-width:280px; max-height:450px'&gt;</text:p>
      <text:p text:style-name="P11"><text:s text:c="12"/>&lt;/div&gt;</text:p>
      <text:p text:style-name="P11"><text:s text:c="8"/>&lt;?php } else if($file_type == 'video') { ?&gt;</text:p>
      <text:p text:style-name="P11"><text:s text:c="12"/>&lt;div class='w3-center'&gt;</text:p>
      <text:p text:style-name="P11"><text:s text:c="16"/>&lt;video class='w3-hide-medium w3-hide-small' controls style='max-width:882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small' controls style='max-width:730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medium' controls style='max-width:280px; max-height:450px'&gt;</text:p>
      <text:p text:style-name="P11"><text:s text:c="20"/>&lt;source src='&lt;?= $file; ?&gt;'&gt;</text:p>
      <text:p text:style-name="P11"><text:s text:c="16"/>&lt;/video&gt;</text:p>
      <text:p text:style-name="P11"><text:s text:c="12"/>&lt;/div&gt;</text:p>
      <text:p text:style-name="P11"><text:s text:c="8"/>&lt;?php } else if($file_type == 'audio') { ?&gt;</text:p>
      <text:p text:style-name="P11"><text:s text:c="12"/>&lt;div class='w3-center'&gt;</text:p>
      <text:p text:style-name="P11"><text:s text:c="16"/>&lt;audio class='w3-block' controls&gt;</text:p>
      <text:p text:style-name="P11"><text:s text:c="20"/>&lt;source src='&lt;?= $file; ?&gt;'&gt;</text:p>
      <text:p text:style-name="P11"><text:s text:c="16"/>&lt;/audio&gt;</text:p>
      <text:p text:style-name="P11"><text:s text:c="12"/>&lt;/div&gt;</text:p>
      <text:p text:style-name="P11"><text:s text:c="8"/>&lt;?php } ?&gt;</text:p>
      <text:p text:style-name="P11"/>
      <text:p text:style-name="P11"><text:s text:c="12"/>&lt;p&gt;&lt;/p&gt;</text:p>
      <text:p text:style-name="P11"><text:s text:c="12"/>&lt;div class='w3-responsive'&gt;</text:p>
      <text:p text:style-name="P11"><text:s text:c="16"/>&lt;table class='nz-table'&gt;</text:p>
      <text:p text:style-name="P11"><text:s text:c="20"/>&lt;tr&gt;</text:p>
      <text:p text:style-name="P11"><text:s text:c="24"/>&lt;td&gt;&lt;b&gt;Name&lt;/b&gt;&lt;br&gt;&lt;?= $row['filename']; ?&gt;&lt;/td&gt;</text:p>
      <text:p text:style-name="P11"><text:s text:c="24"/>&lt;td class='nz-truncate'&gt;&lt;b&gt;File ID&lt;/b&gt;&lt;br&gt;&lt;?= $row['file_id']; ?&gt;&lt;/td&gt;</text:p>
      <text:p text:style-name="P11"><text:s text:c="24"/>&lt;td&gt;&lt;b&gt;Size&lt;/b&gt;&lt;br&gt;&lt;?= human_filesize($row['size']); ?&gt;&lt;/td&gt;</text:p>
      <text:p text:style-name="P11"><text:s text:c="24"/>&lt;td&gt;&lt;b&gt;Date&lt;/b&gt;&lt;br&gt;&lt;?= $row['upload_date']; ?&gt;&lt;/td&gt;</text:p>
      <text:p text:style-name="P11"/>
      <text:p text:style-name="P11"><text:s text:c="20"/>&lt;?php if(!$_SESSION['ban_status'] &gt;= 1 || $row['user_id'] != $_SESSION['user']) { ?&gt;</text:p>
      <text:p text:style-name="P11"><text:s text:c="24"/>&lt;td&gt;&lt;b&gt;Visibility&lt;/b&gt;&lt;br&gt;&lt;?= ucfirst($row['privacy']); ?&gt;&lt;/td&gt;</text:p>
      <text:p text:style-name="P11"><text:s text:c="20"/>&lt;?php } ?&gt;</text:p>
      <text:p text:style-name="P11"/>
      <text:p text:style-name="P11"><text:s text:c="20"/>&lt;/tr&gt;</text:p>
      <text:p text:style-name="P11"><text:s text:c="16"/>&lt;/table&gt;</text:p>
      <text:p text:style-name="P11"><text:s text:c="12"/>&lt;/div&gt;</text:p>
      <text:p text:style-name="P11"><text:s text:c="12"/>&lt;p&gt;&lt;/p&gt;</text:p>
      <text:p text:style-name="P11"><text:s text:c="12"/>&lt;div class='w3-bar' style='display:flex;justify-content:center'&gt;</text:p>
      <text:p text:style-name="P11"/>
      <text:p text:style-name="P11"><text:s text:c="8"/>&lt;?php if(!$_SESSION['ban_status'] &gt;= 1 &amp;&amp; $perms == 'rw') {</text:p>
      <text:p text:style-name="P11"><text:s text:c="12"/>if($file_type == 'text') { ?&gt;</text:p>
      <text:p text:style-name="P11"><text:s text:c="16"/>&lt;button class='w3-button w3-bar-item w3-green w3-round' form='upload-form' value='&lt;?= $file_name; ?&gt;' name='upload_btn' style='margin-right:5px'&gt;</text:p>
      <text:p text:style-name="P11"><text:s text:c="20"/>&lt;i class='fa fa-floppy-disk'&gt;&lt;/i&gt; Save</text:p>
      <text:p text:style-name="P11"><text:s text:c="16"/>&lt;/button&gt;</text:p>
      <text:p text:style-name="P11"><text:s text:c="12"/>&lt;?php } ?&gt;</text:p>
      <text:p text:style-name="P11"/>
      <text:p text:style-name="P11"><text:soft-page-break/><text:s text:c="16"/>&lt;button class='w3-button w3-bar-item w3-red w3-round' onclick='openModal("delete", &lt;?= $file_modal ?&gt;)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8"/>&lt;?php } ?&gt;</text:p>
      <text:p text:style-name="P11"/>
      <text:p text:style-name="P11"><text:s text:c="16"/>&lt;form action='/files/download.php' method='POST'&gt;</text:p>
      <text:p text:style-name="P11"><text:s text:c="16"/>&lt;button class='w3-button w3-bar-item w3-blue w3-round' value='&lt;?= $file_name; ?&gt;,&lt;?= $user; ?&gt;' name='download_btn' style='margin-right:5px'&gt;</text:p>
      <text:p text:style-name="P11"><text:s text:c="24"/>&lt;i class='fa fa-fw fa-file-arrow-down'&gt;&lt;/i&gt; Download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' onclick='goBack()'&gt;</text:p>
      <text:p text:style-name="P11"><text:s text:c="20"/>&lt;i class='fa fa-fw fa-folder-open'&gt;&lt;/i&gt; Back</text:p>
      <text:p text:style-name="P11"><text:s text:c="16"/>&lt;/butto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w3-modal' id='delete-modal'&gt;</text:p>
      <text:p text:style-name="P11"><text:s text:c="8"/>&lt;div class='w3-modal-content nz-dark w3-round w3-card-2'&gt;</text:p>
      <text:p text:style-name="P11"><text:s text:c="12"/>&lt;header class='w3-container nz-black nz-round-top'&gt;</text:p>
      <text:p text:style-name="P11"><text:s text:c="16"/>&lt;h2&gt;Really delete?&lt;/h2&gt;</text:p>
      <text:p text:style-name="P11"><text:s text:c="12"/>&lt;/header&gt;</text:p>
      <text:p text:style-name="P11"><text:s text:c="12"/>&lt;div class='w3-container'&gt;</text:p>
      <text:p text:style-name="P11"><text:s text:c="16"/>&lt;p class ='m-0 text-center' id='delete-modal-content'&gt;&lt;/p&gt;</text:p>
      <text:p text:style-name="P11"><text:s text:c="12"/>&lt;/div&gt;</text:p>
      <text:p text:style-name="P11"><text:s text:c="12"/>&lt;footer class='w3-container w3-bar'&gt;</text:p>
      <text:p text:style-name="P11"><text:s text:c="16"/>&lt;form action='/files/delete.php' method='POST'&gt;</text:p>
      <text:p text:style-name="P11"><text:s text:c="20"/>&lt;button class='w3-button w3-bar-item w3-red w3-round w3-margin-bottom' id='delete-button' type='submit' name='delete_btn' style='margin-right:5px'&gt;</text:p>
      <text:p text:style-name="P11"><text:s text:c="24"/>&lt;i class='fa fa-fw fa-trash-can'&gt;&lt;/i&gt; Delete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 w3-margin-bottom' onclick='document.getElementById("delete-modal").style.display="none"'&gt;</text:p>
      <text:p text:style-name="P11"><text:s text:c="20"/>&lt;i class='fa fa-fw fa-ban'&gt;&lt;/i&gt; Cancel</text:p>
      <text:p text:style-name="P11"><text:s text:c="16"/>&lt;/button&gt;</text:p>
      <text:p text:style-name="P11"><text:s text:c="12"/>&lt;/footer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7" text:outline-level="1"><text:bookmark-start text:name="__RefHeading___Toc4572_1432504351"/>files/folder.php<text:bookmark-end text:name="__RefHeading___Toc45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older button clicked</text:p>
      <text:p text:style-name="P11">if(isset($_POST['folder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older variables</text:p>
      <text:p text:style-name="P11"><text:s text:c="4"/>$folder_path <text:s text:c="7"/>= '/data/' . $_SESSION['user'] . '/';</text:p>
      <text:p text:style-name="P11"><text:s text:c="4"/>$folder_path_server = $_SERVER['DOCUMENT_ROOT'] . '/data/' . $_SESSION['user'] . '/';</text:p>
      <text:p text:style-name="P11"><text:s text:c="4"/>$folder_name <text:s text:c="7"/>= $_POST['folder_name'];</text:p>
      <text:p text:style-name="P11"><text:s text:c="4"/>$folder <text:s text:c="12"/>= $folder_path . $folder_name;</text:p>
      <text:p text:style-name="P11"><text:s text:c="4"/>$folder_server <text:s text:c="5"/>= $folder_path_server . $folder_name;</text:p>
      <text:p text:style-name="P11"/>
      <text:p text:style-name="P11"><text:s text:c="4"/>// validate folder</text:p>
      <text:p text:style-name="P11"><text:s text:c="4"/>if(strlen($folder_name) &gt; 1023) {</text:p>
      <text:p text:style-name="P11"><text:s text:c="8"/>$_SESSION['msg'] = ['Error: Folder name must be 1023 characters or less', 'true'];</text:p>
      <text:p text:style-name="P11"><text:s text:c="8"/>go_back();</text:p>
      <text:p text:style-name="P11"><text:s text:c="4"/>}</text:p>
      <text:p text:style-name="P11"/>
      <text:p text:style-name="P11"><text:s text:c="4"/>// check if folder exists</text:p>
      <text:p text:style-name="P11"><text:s text:c="4"/>$stmt = $pdo-&gt; prepare('SELECT * FROM `files` WHERE `user_id` = ? AND `foldername` = ?;');</text:p>
      <text:p text:style-name="P11"><text:s text:c="4"/>$stmt-&gt; execute([$_SESSION['user'], $folder_name]);</text:p>
      <text:p text:style-name="P11"><text:s text:c="4"/>$count = $stmt-&gt; rowCount();</text:p>
      <text:p text:style-name="P11"/>
      <text:p text:style-name="P11"><text:s text:c="4"/>// if folder does not exist</text:p>
      <text:p text:style-name="P11"><text:s text:c="4"/>if($count == 0) {</text:p>
      <text:p text:style-name="P11"><text:s text:c="8"/>// insert folder into database</text:p>
      <text:p text:style-name="P11"><text:s text:c="8"/>$stmt = $pdo-&gt; prepare('INSERT INTO `files` (`user_id`, `foldername`) VALUES (?, ?);');</text:p>
      <text:p text:style-name="P11"><text:s text:c="8"/>$stmt-&gt; execute([$_SESSION['user'], $folder_name]);</text:p>
      <text:p text:style-name="P11"><text:s text:c="4"/>// else folder exists</text:p>
      <text:p text:style-name="P11"><text:s text:c="4"/>} else {</text:p>
      <text:p text:style-name="P11"><text:s text:c="8"/>// update folder in database</text:p>
      <text:p text:style-name="P11"><text:s text:c="8"/>$stmt = $pdo-&gt; prepare('UPDATE `files` SET `user_id` = ?, `foldername` = ? WHERE `user_id` = ? AND `foldername` = ?;');</text:p>
      <text:p text:style-name="P11"><text:s text:c="8"/>$stmt-&gt; execute([$_SESSION['user'], $folder_name, $_SESSION['user'], $folder_name]);</text:p>
      <text:p text:style-name="P11"><text:s text:c="4"/>}</text:p>
      <text:p text:style-name="P11"/>
      <text:p text:style-name="P11"><text:s text:c="4"/>// create folder</text:p>
      <text:p text:style-name="P11"><text:s text:c="4"/>$old_umask = umask(0);</text:p>
      <text:p text:style-name="P11"><text:s text:c="4"/>mkdir($folder_server, 0775);</text:p>
      <text:p text:style-name="P11"><text:s text:c="4"/>umask($old_umask);</text:p>
      <text:p text:style-name="P11"/>
      <text:p text:style-name="P11"><text:s text:c="4"/>$_SESSION['msg'] = ['Folder created', 'false'];</text:p>
      <text:p text:style-name="P11"><text:s text:c="4"/>go_back();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4570_1432504351"/>files/index.php<text:bookmark-end text:name="__RefHeading___Toc45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file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_SESSION['username'] . '/'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File(id) {</text:p>
      <text:p text:style-name="P11"><text:s text:c="4"/>window.location.href = '/files/edit?id=' + id;</text:p>
      <text:p text:style-name="P11">}</text:p>
      <text:p text:style-name="P11">function uploadFile() {</text:p>
      <text:p text:style-name="P11"><text:s text:c="4"/>document.getElementById('upload-form').submit();</text:p>
      <text:p text:style-name="P11"><text:s text:c="4"/>document.getElementById('upload-modal-content').style.display='none'</text:p>
      <text:p text:style-name="P11"><text:s text:c="4"/>document.getElementById('loader').classList.remove('w3-hide')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row' id='content'&gt;</text:p>
      <text:p text:style-name="P11"><text:s text:c="4"/>&lt;div class='w3-container w3-col nz-black' style='width:200px;height:calc(100vh - 38.5px);font-size:18px;padding-top:8px'&gt;</text:p>
      <text:p text:style-name="P11">&lt;!--</text:p>
      <text:p text:style-name="P11"><text:s text:c="8"/>&lt;div style='padding:8px'&gt;</text:p>
      <text:p text:style-name="P11"><text:s text:c="12"/>&lt;tr&gt;&lt;td&gt;&lt;a href='/files/index' style='font-size:20px'&gt;Folders&lt;/a&gt;&lt;/td&gt;&lt;/tr&gt;</text:p>
      <text:p text:style-name="P11"><text:s text:c="12"/>&lt;ul&gt;</text:p>
      <text:p text:style-name="P11"><text:s text:c="16"/>&lt;li&gt;Documents&lt;/li&gt;</text:p>
      <text:p text:style-name="P11"><text:s text:c="16"/>&lt;li&gt;Music&lt;/li&gt;</text:p>
      <text:p text:style-name="P11"><text:s text:c="16"/>&lt;li&gt;Pictures&lt;/li&gt;</text:p>
      <text:p text:style-name="P11"><text:s text:c="16"/>&lt;li&gt;Videos&lt;/li&gt;</text:p>
      <text:p text:style-name="P11"><text:s text:c="12"/>&lt;/ul&gt;</text:p>
      <text:p text:style-name="P11"><text:s text:c="8"/>&lt;/div&gt;</text:p>
      <text:p text:style-name="P11">--&gt;</text:p>
      <text:p text:style-name="P11"><text:soft-page-break/><text:s text:c="4"/>&lt;/div&gt;</text:p>
      <text:p text:style-name="P11"><text:s text:c="4"/>&lt;div class='w3-container w3-rest' style='padding-top:8px'&gt;</text:p>
      <text:p text:style-name="P11"><text:s text:c="8"/>&lt;div class='w3-padding'&gt;</text:p>
      <text:p text:style-name="P11"><text:s text:c="12"/>&lt;tr&gt;&lt;td&gt;&lt;a href='/files/index' style='font-size:20px'&gt;&lt;?= $_SESSION['username'] ?&gt;/&lt;/a&gt;&lt;/td&gt;&lt;/tr&gt;</text:p>
      <text:p text:style-name="P11"><text:s text:c="8"/>&lt;/div&gt;</text:p>
      <text:p text:style-name="P11"><text:s text:c="8"/>&lt;div class='w3-responsive'&gt;</text:p>
      <text:p text:style-name="P11"><text:s text:c="12"/>&lt;table class='nz-table'&gt;</text:p>
      <text:p text:style-name="P11"><text:s text:c="16"/>&lt;tr&gt;</text:p>
      <text:p text:style-name="P11"><text:s text:c="20"/>&lt;th&gt;&lt;input id='check-master' type='checkbox' onclick='selectAll()'&gt;&lt;/th&gt;</text:p>
      <text:p text:style-name="P11"><text:s text:c="20"/>&lt;th class='nz-truncate'&gt;Name &lt;i class='fa fa-fw fa-caret-down'&gt;&lt;/i&gt;&lt;/th&gt;</text:p>
      <text:p text:style-name="P11"/>
      <text:p text:style-name="P11"><text:s text:c="16"/>&lt;?php if(!$_SESSION['ban_status'] &gt;= 1) { ?&gt;</text:p>
      <text:p text:style-name="P11"><text:s text:c="20"/>&lt;th&gt;Visibility&lt;/th&gt;</text:p>
      <text:p text:style-name="P11"><text:s text:c="16"/>&lt;?php } ?&gt;</text:p>
      <text:p text:style-name="P11"/>
      <text:p text:style-name="P11"><text:s text:c="20"/>&lt;th&gt;Size&lt;/th&gt;</text:p>
      <text:p text:style-name="P11"><text:s text:c="20"/>&lt;th class='nz-truncate'&gt;Date Modified&lt;/th&gt;</text:p>
      <text:p text:style-name="P11"><text:s text:c="16"/>&lt;/tr&gt;</text:p>
      <text:p text:style-name="P11"/>
      <text:p text:style-name="P11"><text:s text:c="12"/>&lt;?php</text:p>
      <text:p text:style-name="P11"><text:s text:c="16"/>// select user's files and order alphabetically</text:p>
      <text:p text:style-name="P11"><text:s text:c="16"/>$stmt = $pdo-&gt; prepare('SELECT * FROM `files` WHERE `user_id` = ? ORDER BY `filename` ASC;');</text:p>
      <text:p text:style-name="P11"><text:s text:c="16"/>$stmt-&gt; execute([$_SESSION['user']]);</text:p>
      <text:p text:style-name="P11"><text:s text:c="16"/>$rows = $stmt-&gt; fetchAll(PDO::FETCH_ASSOC);</text:p>
      <text:p text:style-name="P11"><text:s text:c="16"/>$count = $stmt-&gt; rowCount();</text:p>
      <text:p text:style-name="P11"/>
      <text:p text:style-name="P11"><text:s text:c="16"/>$db_file_size_total = 0;</text:p>
      <text:p text:style-name="P11"/>
      <text:p text:style-name="P11"><text:s text:c="16"/>for($i = 0; $i &lt;= $count - 1; $i++) {</text:p>
      <text:p text:style-name="P11"><text:s text:c="20"/>$db_file_size_total += $rows[$i]['size'];</text:p>
      <text:p text:style-name="P11"><text:s text:c="16"/>}</text:p>
      <text:p text:style-name="P11"><text:s text:c="12"/>?&gt;</text:p>
      <text:p text:style-name="P11"/>
      <text:p text:style-name="P11"><text:s text:c="12"/>&lt;?php for($i = 0; $i &lt; $count; $i++) {</text:p>
      <text:p text:style-name="P11"><text:s text:c="16"/>// select formatted upload date</text:p>
      <text:p text:style-name="P11"><text:s text:c="16"/>$stmt = $pdo-&gt; prepare('SELECT DATE_FORMAT(`upload_date`, "%d-%m-%Y %h:%i:%s") FROM `files` WHERE `user_id` = ? AND `filename` = ?;');</text:p>
      <text:p text:style-name="P11"><text:s text:c="16"/>$stmt-&gt; execute([$_SESSION['user'], $rows[$i]['filename']]);</text:p>
      <text:p text:style-name="P11"><text:s text:c="16"/>$rows[$i]['upload_date'] = $stmt-&gt; fetchColumn();</text:p>
      <text:p text:style-name="P11"><text:s text:c="16"/>?&gt;</text:p>
      <text:p text:style-name="P11"/>
      <text:p text:style-name="P11"><text:s text:c="16"/>&lt;tr&gt;</text:p>
      <text:p text:style-name="P11"><text:s text:c="20"/>&lt;td style='width:62px'&gt;&lt;input form='delete-sel-form' type='checkbox' name='delete_sel_files[]' value='&lt;?= $rows[$i]['file_id']; ?&gt;' onclick='checkSelectAll()'&gt;&lt;/td&gt;</text:p>
      <text:p text:style-name="P11"><text:s text:c="20"/>&lt;td class='w3-button' id='file-&lt;?= $rows[$i]['file_id']; ?&gt;' onclick='openFile(&lt;?= $rows[$i]['file_id']; ?&gt;)'&gt;&lt;?= $rows[$i]['filename']; ?&gt;&lt;/td&gt;</text:p>
      <text:p text:style-name="P11"/>
      <text:p text:style-name="P11"><text:s text:c="16"/>&lt;?php if(!$_SESSION['ban_status'] &gt;= 1) { ?&gt;</text:p>
      <text:p text:style-name="P11"><text:s text:c="20"/>&lt;td class='w3-button' id='&lt;?= $rows[$i]['file_id']; ?&gt;' onclick='changePrivacy("&lt;?= $rows[$i]['file_id']; ?&gt;")'&gt;&lt;?= ucfirst($rows[$i]['privacy']); ?&gt;&lt;/td&gt;</text:p>
      <text:p text:style-name="P11"><text:s text:c="16"/>&lt;?php } ?&gt;</text:p>
      <text:p text:style-name="P11"/>
      <text:p text:style-name="P11"><text:s text:c="16"/>&lt;td&gt;&lt;?= human_filesize($rows[$i]['size']); ?&gt;&lt;/td&gt;</text:p>
      <text:p text:style-name="P11"><text:s text:c="20"/>&lt;td class='nz-truncate'&gt;&lt;?= $rows[$i]['upload_date']; ?&gt;&lt;/td&gt;</text:p>
      <text:p text:style-name="P11"><text:s text:c="16"/>&lt;/tr&gt;</text:p>
      <text:p text:style-name="P11"><text:s text:c="12"/>&lt;?php } ?&gt;</text:p>
      <text:p text:style-name="P11"/>
      <text:p text:style-name="P11"><text:s text:c="12"/>&lt;/table&gt;</text:p>
      <text:p text:style-name="P11"><text:s text:c="8"/>&lt;/div&gt;</text:p>
      <text:p text:style-name="P11"><text:s text:c="8"/>&lt;div class='w3-bar w3-bottom w3-padding-16'&gt;</text:p>
      <text:p text:style-name="P11"><text:soft-page-break/><text:s text:c="12"/>&lt;label class='w3-button w3-bar-item w3-green w3-round' onclick='openModal("upload")' style='margin-right:5px'&gt;</text:p>
      <text:p text:style-name="P11"><text:s text:c="16"/>&lt;i class='fa fa-fw fa-file-arrow-up'&gt;&lt;/i&gt; Upload</text:p>
      <text:p text:style-name="P11"><text:s text:c="12"/>&lt;/label&gt;</text:p>
      <text:p text:style-name="P11"><text:s text:c="12"/>&lt;button class='w3-button w3-bar-item w3-red w3-round w3-disabled w3-hover-red' id='delete-btn' onclick='openModalDeleteSel()' style='margin-right:16px'&gt;</text:p>
      <text:p text:style-name="P11"><text:s text:c="16"/>&lt;i class='fa fa-fw fa-trash-can'&gt;&lt;/i&gt; Delete</text:p>
      <text:p text:style-name="P11"><text:s text:c="12"/>&lt;/button&gt;</text:p>
      <text:p text:style-name="P11"><text:s text:c="12"/>&lt;div class='w3-bar-item' style='padding:4px 0 4px 0'&gt;</text:p>
      <text:p text:style-name="P11"><text:s text:c="16"/>&lt;span style='font-size:20px'&gt;&lt;?= human_filesize($db_file_size_total); ?&gt; / &lt;b&gt;5.00G&lt;/b&gt;&lt;/spa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>&lt;div class='w3-modal' id='delete-modal'&gt;</text:p>
      <text:p text:style-name="P11"><text:s text:c="4"/>&lt;div class='w3-modal-content nz-dark w3-round w3-card-2'&gt;</text:p>
      <text:p text:style-name="P11"><text:s text:c="8"/>&lt;header class='w3-container nz-black nz-round-top'&gt;</text:p>
      <text:p text:style-name="P11"><text:s text:c="12"/>&lt;h2&gt;Really delete?&lt;/h2&gt;</text:p>
      <text:p text:style-name="P11"><text:s text:c="8"/>&lt;/header&gt;</text:p>
      <text:p text:style-name="P11"><text:s text:c="8"/>&lt;div class='w3-container'&gt;</text:p>
      <text:p text:style-name="P11"><text:s text:c="12"/>&lt;p class ='m-0 text-center' id='delete-modal-content'&gt;&lt;/p&gt;</text:p>
      <text:p text:style-name="P11"><text:s text:c="8"/>&lt;/div&gt;</text:p>
      <text:p text:style-name="P11"><text:s text:c="8"/>&lt;footer class='w3-container w3-bar'&gt;</text:p>
      <text:p text:style-name="P11"><text:s text:c="12"/>&lt;form id='delete-sel-form' action='/files/delete.php' method='POST'&gt;</text:p>
      <text:p text:style-name="P11"><text:s text:c="16"/>&lt;button class='w3-button w3-bar-item w3-red w3-round w3-margin-bottom' type='submit' name='delete_sel_btn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12"/>&lt;/form&gt;</text:p>
      <text:p text:style-name="P11"><text:s text:c="12"/>&lt;button class='w3-button w3-bar-item w3-blue-grey w3-round w3-margin-bottom' onclick='document.getElementById("delete-modal").style.display="none"'&gt;</text:p>
      <text:p text:style-name="P11"><text:s text:c="16"/>&lt;i class='fa fa-fw fa-ban'&gt;&lt;/i&gt; Cancel</text:p>
      <text:p text:style-name="P11"><text:s text:c="12"/>&lt;/button&gt;</text:p>
      <text:p text:style-name="P11"><text:s text:c="8"/>&lt;/footer&gt;</text:p>
      <text:p text:style-name="P11"><text:s text:c="4"/>&lt;/div&gt;</text:p>
      <text:p text:style-name="P11">&lt;/div&gt;</text:p>
      <text:p text:style-name="P11">&lt;div class='w3-modal' id='upload-modal'&gt;</text:p>
      <text:p text:style-name="P11"><text:s text:c="4"/>&lt;div class='w3-modal-content nz-dark w3-round w3-card-2' id='upload-modal-content'&gt;</text:p>
      <text:p text:style-name="P11"><text:s text:c="8"/>&lt;header class='w3-container nz-black nz-round-top'&gt;</text:p>
      <text:p text:style-name="P11"><text:s text:c="12"/>&lt;h2&gt;Upload&lt;/h2&gt;</text:p>
      <text:p text:style-name="P11"><text:s text:c="8"/>&lt;/header&gt;</text:p>
      <text:p text:style-name="P11"><text:s text:c="8"/>&lt;div class='w3-container'&gt;</text:p>
      <text:p text:style-name="P11"><text:s text:c="8"/>&lt;/div&gt;</text:p>
      <text:p text:style-name="P11"><text:s text:c="8"/>&lt;footer class='w3-bar w3-container w3-padding-16'&gt;</text:p>
      <text:p text:style-name="P11"><text:s text:c="12"/>&lt;form id='upload-form' action='/files/upload.php' method='POST' enctype='multipart/form-data'&gt;</text:p>
      <text:p text:style-name="P11"><text:s text:c="16"/>&lt;input class='w3-radio' id='upload-private' type='radio' value='private' name='upload_privacy' checked&gt;</text:p>
      <text:p text:style-name="P11"><text:s text:c="16"/>&lt;label for='upload-private' style='margin-right:5px'&gt;Private&lt;/label&gt;</text:p>
      <text:p text:style-name="P11"><text:s text:c="16"/>&lt;input class='w3-radio' id='upload-public' type='radio' value='public' name='upload_privacy'&gt;</text:p>
      <text:p text:style-name="P11"><text:s text:c="16"/>&lt;label for='upload-public'&gt;Public&lt;/label&gt;</text:p>
      <text:p text:style-name="P11"><text:s text:c="16"/>&lt;input class='w3-hide' id='upload-file' type='file' name='upload_file[]' onchange='uploadFile()' multiple required&gt;</text:p>
      <text:p text:style-name="P11"><text:s text:c="16"/>&lt;label class='w3-button w3-bar-item w3-green w3-round' for='upload-file' style='margin-right:5px'&gt;</text:p>
      <text:p text:style-name="P11"><text:s text:c="20"/>&lt;i class='fa fa-fw fa-file-arrow-up'&gt;&lt;/i&gt; Browse</text:p>
      <text:p text:style-name="P11"><text:s text:c="16"/>&lt;/label&gt;</text:p>
      <text:p text:style-name="P11"><text:s text:c="16"/>&lt;button class='w3-button w3-bar-item w3-blue-grey w3-round' onclick='document.getElementById("upload-modal").style.display="none"' style='margin-right:16px'&gt;</text:p>
      <text:p text:style-name="P11"><text:s text:c="20"/>&lt;i class='fa fa-fw fa-ban'&gt;&lt;/i&gt; Cancel</text:p>
      <text:p text:style-name="P11"><text:s text:c="16"/>&lt;/button&gt;</text:p>
      <text:p text:style-name="P11"><text:s text:c="12"/>&lt;/form&gt;</text:p>
      <text:p text:style-name="P11"><text:s text:c="8"/>&lt;/footer&gt;</text:p>
      <text:p text:style-name="P11"><text:soft-page-break/><text:s text:c="4"/>&lt;/div&gt;</text:p>
      <text:p text:style-name="P11">&lt;/div&gt;</text:p>
      <text:p text:style-name="P11">&lt;div class='w3-hide' id='loader'&gt;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7" text:outline-level="1"><text:bookmark-start text:name="__RefHeading___Toc4591_1432504351"/>files/privacy.php<text:bookmark-end text:name="__RefHeading___Toc4591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rivacy ID sent</text:p>
      <text:p text:style-name="P11">if($_GET['fileid'] &amp;&amp; $_GET['state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privacy variables</text:p>
      <text:p text:style-name="P11"><text:s text:c="4"/>$file_id = $_GET['fileid'];</text:p>
      <text:p text:style-name="P11"/>
      <text:p text:style-name="P11"><text:s text:c="4"/>if($_GET['state'] == 'Private') {</text:p>
      <text:p text:style-name="P11"><text:s text:c="8"/>$privacy_state = 'public';</text:p>
      <text:p text:style-name="P11"><text:s text:c="4"/>} else if($_GET['state'] == 'Public') {</text:p>
      <text:p text:style-name="P11"><text:s text:c="8"/>$privacy_state = 'private';</text:p>
      <text:p text:style-name="P11"><text:s text:c="4"/>}</text:p>
      <text:p text:style-name="P11"/>
      <text:p text:style-name="P11"><text:s text:c="4"/>// update privacy in database</text:p>
      <text:p text:style-name="P11"><text:s text:c="4"/>$stmt = $pdo-&gt; prepare('UPDATE `files` SET `privacy` = ? WHERE `file_id` = ?;');</text:p>
      <text:p text:style-name="P11"><text:s text:c="4"/>$stmt-&gt; execute([$privacy_state, $file_id]);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406_1432504351"/>files/upload.php<text:bookmark-end text:name="__RefHeading___Toc940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pload or save button clicked</text:p>
      <text:p text:style-name="P11">if(isset($_FILES['upload_file']) || isset($_POST['upload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pload variables</text:p>
      <text:p text:style-name="P11"><text:s text:c="4"/>$file_path = '/data/' . $_SESSION['user'] . '/';</text:p>
      <text:p text:style-name="P11"><text:s text:c="4"/>$file_path_server = $_SERVER['DOCUMENT_ROOT'] . '/data/' . $_SESSION['user'] . '/';</text:p>
      <text:p text:style-name="P11"/>
      <text:p text:style-name="P11"><text:s text:c="4"/>// if upload button clicked</text:p>
      <text:p text:style-name="P11"><text:s text:c="4"/>if(isset($_FILES['upload_file'])) {</text:p>
      <text:p text:style-name="P11"><text:s text:c="8"/>$file_count = count($_FILES['upload_file']['name']);</text:p>
      <text:p text:style-name="P11"/>
      <text:p text:style-name="P11"><text:s text:c="8"/>// validate upload</text:p>
      <text:p text:style-name="P11"><text:s text:c="8"/>if($file_count &gt; 100) {</text:p>
      <text:p text:style-name="P11"><text:s text:c="12"/>$_SESSION['msg'] = ['Error: Cannot upload more than 100 files at a time', 'true'];</text:p>
      <text:p text:style-name="P11"><text:s text:c="12"/>go_back();</text:p>
      <text:p text:style-name="P11"><text:s text:c="8"/>}</text:p>
      <text:p text:style-name="P11"/>
      <text:p text:style-name="P11"><text:s text:c="8"/>$file_privacy = $_POST['upload_privacy'];</text:p>
      <text:p text:style-name="P11"><text:s text:c="8"/>$file_size_total = 0;</text:p>
      <text:p text:style-name="P11"/>
      <text:p text:style-name="P11"><text:s text:c="8"/>// if 1 file uploaded</text:p>
      <text:p text:style-name="P11"><text:s text:c="8"/>if($file_count == 1) {</text:p>
      <text:p text:style-name="P11"><text:s text:c="12"/>$file_temp = $_FILES['upload_file']['tmp_name'][0];</text:p>
      <text:p text:style-name="P11"><text:s text:c="12"/>$file_name = trim($_FILES['upload_file']['name'][0], '.');</text:p>
      <text:p text:style-name="P11"><text:s text:c="12"/>$file_size = filesize($file_temp);</text:p>
      <text:p text:style-name="P11"><text:s text:c="12"/>$file_size_total = $file_size;</text:p>
      <text:p text:style-name="P11"/>
      <text:p text:style-name="P11"><text:s text:c="12"/>if(strlen($file_name) &gt; 1023) {</text:p>
      <text:p text:style-name="P11"><text:s text:c="16"/>$_SESSION['msg'] = ['Error: Filename must be 1023 characters or less', 'true'];</text:p>
      <text:p text:style-name="P11"><text:s text:c="16"/>go_back();</text:p>
      <text:p text:style-name="P11"><text:s text:c="12"/>}</text:p>
      <text:p text:style-name="P11"><text:s text:c="8"/>// else multiple files uploaded</text:p>
      <text:p text:style-name="P11"><text:s text:c="8"/>} else {</text:p>
      <text:p text:style-name="P11"><text:s text:c="12"/>// calculate total file size</text:p>
      <text:p text:style-name="P11"><text:s text:c="12"/>for($i = 0; $i &lt; $file_count; $i++) {</text:p>
      <text:p text:style-name="P11"><text:s text:c="16"/>$file_temp = $_FILES['upload_file']['tmp_name'][$i];</text:p>
      <text:p text:style-name="P11"><text:s text:c="16"/>$file_name = trim($_FILES['upload_file']['name'][$i], '.');</text:p>
      <text:p text:style-name="P11"><text:s text:c="16"/>$file_size = filesize($file_temp);</text:p>
      <text:p text:style-name="P11"><text:s text:c="16"/>$file_size_total += $file_size;</text:p>
      <text:p text:style-name="P11"/>
      <text:p text:style-name="P11"><text:s text:c="16"/>if(strlen($file_name) &gt; 1023) {</text:p>
      <text:p text:style-name="P11"><text:s text:c="20"/>$_SESSION['msg'] = ['Error: Filenames must be 1023 characters or less', 'true'];</text:p>
      <text:p text:style-name="P11"><text:s text:c="20"/>go_back();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oft-page-break/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_total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upload files</text:p>
      <text:p text:style-name="P11"><text:s text:c="8"/>for($i = 0; $i &lt; $file_count; $i++) {</text:p>
      <text:p text:style-name="P11"><text:s text:c="12"/>$file_name <text:s text:c="2"/>= trim($_FILES['upload_file']['name'][$i], '.');</text:p>
      <text:p text:style-name="P11"><text:s text:c="12"/>$file <text:s text:c="7"/>= $file_path . $file_name;</text:p>
      <text:p text:style-name="P11"><text:s text:c="12"/>$file_server = $file_path_server . $file_name;</text:p>
      <text:p text:style-name="P11"><text:s text:c="12"/>$file_temp <text:s text:c="2"/>= $_FILES['upload_file']['tmp_name'][$i];</text:p>
      <text:p text:style-name="P11"><text:s text:c="12"/>$file_size <text:s text:c="2"/>= filesize($file_temp);</text:p>
      <text:p text:style-name="P11"/>
      <text:p text:style-name="P11"><text:s text:c="12"/>// if upload succeeds</text:p>
      <text:p text:style-name="P11"><text:s text:c="12"/>if(move_uploaded_file($file_temp, $file_server)) {</text:p>
      <text:p text:style-name="P11"><text:s text:c="16"/>// check if file exists</text:p>
      <text:p text:style-name="P11"><text:s text:c="16"/>$stmt = $pdo-&gt; prepare('SELECT * FROM `files` WHERE `user_id` = ? AND `filename` = ?;');</text:p>
      <text:p text:style-name="P11"><text:s text:c="16"/>$stmt-&gt; execute([$_SESSION['user'], $file_name]);</text:p>
      <text:p text:style-name="P11"><text:s text:c="16"/>$count = $stmt-&gt; rowCount();</text:p>
      <text:p text:style-name="P11"/>
      <text:p text:style-name="P11"><text:s text:c="16"/>// if file does not exist</text:p>
      <text:p text:style-name="P11"><text:s text:c="16"/>if($count == 0) {</text:p>
      <text:p text:style-name="P11"><text:s text:c="20"/>// insert file into database</text:p>
      <text:p text:style-name="P11"><text:s text:c="20"/>$stmt = $pdo-&gt; prepare('INSERT INTO `files` (`user_id`, `filename`, `size`, `privacy`, `upload_date`) VALUES (?, ?, ?, ?, NOW());');</text:p>
      <text:p text:style-name="P11"><text:s text:c="20"/>$stmt-&gt; execute([$_SESSION['user'], $file_name, $file_size, $file_privacy]);</text:p>
      <text:p text:style-name="P11"><text:s text:c="16"/>// else file exists</text:p>
      <text:p text:style-name="P11"><text:s text:c="16"/>} else {</text:p>
      <text:p text:style-name="P11"><text:s text:c="20"/>// update file in database</text:p>
      <text:p text:style-name="P11"><text:s text:c="20"/>$stmt = $pdo-&gt; prepare('UPDATE `files` SET `user_id` = ?, `filename` = ?, `size` = ?, `privacy` = ?, `upload_date` = NOW() WHERE `user_id` = ? AND `filename` = ?;');</text:p>
      <text:p text:style-name="P11"><text:s text:c="20"/>$stmt-&gt; execute([$_SESSION['user'], $file_name, $file_size, $file_privacy, $_SESSION['user'], $file_name]);</text:p>
      <text:p text:style-name="P11"><text:s text:c="16"/>}</text:p>
      <text:p text:style-name="P11"/>
      <text:p text:style-name="P11"><text:s text:c="16"/>// set file permissions</text:p>
      <text:p text:style-name="P11"><text:s text:c="16"/>chmod($file_server, 0660);</text:p>
      <text:p text:style-name="P11"><text:s text:c="12"/>// else upload fails</text:p>
      <text:p text:style-name="P11"><text:s text:c="12"/>} else {</text:p>
      <text:p text:style-name="P11"><text:s text:c="16"/>$_SESSION['msg'] = ['Error: Upload failed', 'true'];</text:p>
      <text:p text:style-name="P11"><text:s text:c="16"/>go_back();</text:p>
      <text:p text:style-name="P11"><text:s text:c="12"/>}</text:p>
      <text:p text:style-name="P11"><text:s text:c="8"/>}</text:p>
      <text:p text:style-name="P11"/>
      <text:p text:style-name="P11"><text:s text:c="8"/>if($file_count == 1) {</text:p>
      <text:p text:style-name="P11"><text:s text:c="12"/>$_SESSION['msg'] = ['File uploaded', 'false'];</text:p>
      <text:p text:style-name="P11"><text:s text:c="12"/>go_back();</text:p>
      <text:p text:style-name="P11"><text:s text:c="8"/>} else {</text:p>
      <text:p text:style-name="P11"><text:s text:c="12"/>$_SESSION['msg'] = ['Files uploaded', 'false'];</text:p>
      <text:p text:style-name="P11"><text:s text:c="12"/>go_back();</text:p>
      <text:p text:style-name="P11"><text:s text:c="8"/>}</text:p>
      <text:p text:style-name="P11"><text:s text:c="4"/>// else if save button clicked</text:p>
      <text:p text:style-name="P11"><text:s text:c="4"/>} else if(isset($_POST['upload_btn'])) {</text:p>
      <text:p text:style-name="P11"/>
      <text:p text:style-name="P11"><text:soft-page-break/><text:s text:c="8"/>// set save variables</text:p>
      <text:p text:style-name="P11"><text:s text:c="8"/>$file_name <text:s text:c="3"/>= $_POST['upload_btn'];</text:p>
      <text:p text:style-name="P11"><text:s text:c="8"/>$file <text:s text:c="8"/>= $file_path . $file_name;</text:p>
      <text:p text:style-name="P11"><text:s text:c="8"/>$file_server <text:s/>= $file_path_server . $file_name;</text:p>
      <text:p text:style-name="P11"><text:s text:c="8"/>$file_content = $_POST['upload_content'];</text:p>
      <text:p text:style-name="P11"/>
      <text:p text:style-name="P11"><text:s text:c="8"/>// validate save</text:p>
      <text:p text:style-name="P11"><text:s text:c="8"/>$file_size = strlen($file_content);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if save succeeds</text:p>
      <text:p text:style-name="P11"><text:s text:c="8"/>if(file_put_contents($file_server, $file_content) != false) {</text:p>
      <text:p text:style-name="P11"><text:s text:c="12"/>$file_size = filesize($file_server);</text:p>
      <text:p text:style-name="P11"/>
      <text:p text:style-name="P11"><text:s text:c="12"/>// update file in database</text:p>
      <text:p text:style-name="P11"><text:s text:c="12"/>$stmt = $pdo-&gt; prepare('UPDATE `files` SET `size` = ?, `upload_date` = NOW() WHERE `user_id` = ? AND `filename` = ?;');</text:p>
      <text:p text:style-name="P11"><text:s text:c="12"/>$stmt-&gt; execute([$file_size, $_SESSION['user'], $file_name]);</text:p>
      <text:p text:style-name="P11"/>
      <text:p text:style-name="P11"><text:s text:c="12"/>$_SESSION['msg'] = ['File saved', 'false'];</text:p>
      <text:p text:style-name="P11"><text:s text:c="12"/>go_back();</text:p>
      <text:p text:style-name="P11"><text:s text:c="8"/>// else save fails</text:p>
      <text:p text:style-name="P11"><text:s text:c="8"/>} else {</text:p>
      <text:p text:style-name="P11"><text:s text:c="12"/>$_SESSION['msg'] = ['Error: Save failed', 'true'];</text:p>
      <text:p text:style-name="P11"><text:s text:c="12"/>go_back();</text:p>
      <text:p text:style-name="P11"><text:s text:c="8"/>}</text:p>
      <text:p text:style-name="P11"><text:s text:c="4"/>// else no file selected</text:p>
      <text:p text:style-name="P11"><text:s text:c="4"/>} else {</text:p>
      <text:p text:style-name="P11"><text:s text:c="8"/>$_SESSION['msg'] = ['Error: No file select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404_1432504351"/>scripts/return.php<text:bookmark-end text:name="__RefHeading___Toc9404_1432504351"/></text:h>
      <text:p text:style-name="P11">&lt;?php</text:p>
      <text:p text:style-name="P11">session_start();</text:p>
      <text:p text:style-name="P11"/>
      <text:p text:style-name="P11">if($_SESSION['page'] == 'home') {</text:p>
      <text:p text:style-name="P11"><text:s text:c="4"/>header('location:/index');</text:p>
      <text:p text:style-name="P11"><text:s text:c="4"/>exit;</text:p>
      <text:p text:style-name="P11">} else if ($_SESSION['page'] == 'signup') {</text:p>
      <text:p text:style-name="P11"><text:s text:c="4"/>header('location:/user/signup');</text:p>
      <text:p text:style-name="P11"><text:s text:c="4"/>exit;</text:p>
      <text:p text:style-name="P11">} else if($_SESSION['page'] == 'profile') {</text:p>
      <text:p text:style-name="P11"><text:s text:c="4"/>header('location:/user/index');</text:p>
      <text:p text:style-name="P11"><text:s text:c="4"/>exit;</text:p>
      <text:p text:style-name="P11">} else if($_SESSION['page'] == 'settings') {</text:p>
      <text:p text:style-name="P11"><text:s text:c="4"/>header('location:/user/settings');</text:p>
      <text:p text:style-name="P11"><text:s text:c="4"/>exit;</text:p>
      <text:p text:style-name="P11">} else if($_SESSION['page'] == 'files') {</text:p>
      <text:p text:style-name="P11"><text:s text:c="4"/>header('location:/files/index');</text:p>
      <text:p text:style-name="P11"><text:s text:c="4"/>exit;</text:p>
      <text:p text:style-name="P11">} else if($_SESSION['page'] == 2) {</text:p>
      <text:p text:style-name="P11"><text:s text:c="4"/>header('location:/admin/index');</text:p>
      <text:p text:style-name="P11"><text:s text:c="4"/>exit;</text:p>
      <text:p text:style-name="P11">} else {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7" text:outline-level="1"><text:bookmark-start text:name="__RefHeading___Toc9402_1432504351"/>scripts/scripts.js<text:bookmark-end text:name="__RefHeading___Toc9402_1432504351"/></text:h>
      <text:p text:style-name="P11">// database</text:p>
      <text:p text:style-name="P11">function changePrivacy(file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 == 'Private') {</text:p>
      <text:p text:style-name="P11"><text:s text:c="16"/>document.getElementById(fileID).innerHTML = 'Public';</text:p>
      <text:p text:style-name="P11"><text:s text:c="12"/>} else if(state == 'Public') {</text:p>
      <text:p text:style-name="P11"><text:s text:c="16"/>document.getElementById(fileID).innerHTML = 'Private'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ileID).innerHTML;</text:p>
      <text:p text:style-name="P11"/>
      <text:p text:style-name="P11"><text:s text:c="4"/>xmlhttp.open('GET', 'privacy.php?fileid=' + fileID + '&amp;state=' + state);</text:p>
      <text:p text:style-name="P11"><text:s text:c="4"/>xmlhttp.send();</text:p>
      <text:p text:style-name="P11">}</text:p>
      <text:p text:style-name="P11">function add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Not Friends')) {</text:p>
      <text:p text:style-name="P11"><text:s text:c="16"/>document.getElementById(friendID).innerHTML = 'Friends';</text:p>
      <text:p text:style-name="P11"><text:s text:c="16"/>document.getElementById(friendID).classList.remove('w3-button', 'w3-hover-green', 'add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friend.php?friendid=' + friendID);</text:p>
      <text:p text:style-name="P11"><text:s text:c="4"/>xmlhttp.send();</text:p>
      <text:p text:style-name="P11">}</text:p>
      <text:p text:style-name="P11">function remove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Friends')) {</text:p>
      <text:p text:style-name="P11"><text:s text:c="16"/>document.getElementById(friendID).innerHTML = 'Not Friends';</text:p>
      <text:p text:style-name="P11"><text:s text:c="16"/>document.getElementById(friendID).classList.remove('w3-button', 'w3-hover-red', 'remove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unfriend.php?friendid=' + friendID);</text:p>
      <text:p text:style-name="P11"><text:s text:c="4"/>xmlhttp.send();</text:p>
      <text:p text:style-name="P11">}</text:p>
      <text:p text:style-name="P11"/>
      <text:p text:style-name="P11">// document</text:p>
      <text:p text:style-name="P11">function favicon(asset) {</text:p>
      <text:p text:style-name="P11"><text:s text:c="4"/>var link = document.querySelector("link[rel*='icon']") || document.createElement('link');</text:p>
      <text:p text:style-name="P11"><text:soft-page-break/><text:s text:c="4"/>link.type = 'image/x-icon';</text:p>
      <text:p text:style-name="P11"><text:s text:c="4"/>link.rel <text:s/>= 'shortcut icon';</text:p>
      <text:p text:style-name="P11"><text:s text:c="4"/>link.href = '/assets/' + asset;</text:p>
      <text:p text:style-name="P11"><text:s text:c="4"/>document.getElementsByTagName('head')[0].appendChild(link);</text:p>
      <text:p text:style-name="P11">}</text:p>
      <text:p text:style-name="P11">function copy() {</text:p>
      <text:p text:style-name="P11"><text:s text:c="4"/>var userId = document.getElementById('userId').innerHTML</text:p>
      <text:p text:style-name="P11"/>
      <text:p text:style-name="P11"><text:s text:c="4"/>navigator.clipboard.writeText(userId);</text:p>
      <text:p text:style-name="P11">}</text:p>
      <text:p text:style-name="P11"/>
      <text:p text:style-name="P11">// UI elements</text:p>
      <text:p text:style-name="P11">function dropdownToggle() {</text:p>
      <text:p text:style-name="P11"><text:s text:c="4"/>var dropdown = document.getElementById('dropdown');</text:p>
      <text:p text:style-name="P11"/>
      <text:p text:style-name="P11"><text:s text:c="4"/>if(dropdown.className.indexOf('w3-show') == -1) {</text:p>
      <text:p text:style-name="P11"><text:s text:c="8"/>dropdown.className += ' w3-show';</text:p>
      <text:p text:style-name="P11"><text:s text:c="4"/>} else {</text:p>
      <text:p text:style-name="P11"><text:s text:c="8"/>dropdown.className = dropdown.className.replace(' w3-show', '');</text:p>
      <text:p text:style-name="P11"><text:s text:c="4"/>}</text:p>
      <text:p text:style-name="P11">}</text:p>
      <text:p text:style-name="P11">function openModal(type, content) {</text:p>
      <text:p text:style-name="P11"><text:s text:c="4"/>if(type == 'upload') {</text:p>
      <text:p text:style-name="P11"><text:s text:c="8"/>document.getElementById('upload-modal').style.display = 'block';</text:p>
      <text:p text:style-name="P11"><text:s text:c="4"/>} else if(type == 'delete') {</text:p>
      <text:p text:style-name="P11"><text:s text:c="8"/>document.getElementById('delete-modal').style.display = 'block';</text:p>
      <text:p text:style-name="P11"><text:s text:c="8"/>document.getElementById('delete-modal-content').innerHTML = content;</text:p>
      <text:p text:style-name="P11"><text:s text:c="8"/>document.getElementById('delete-button').value = content;</text:p>
      <text:p text:style-name="P11"><text:s text:c="4"/>}</text:p>
      <text:p text:style-name="P11">}</text:p>
      <text:p text:style-name="P11">function openModalDeleteSel() {</text:p>
      <text:p text:style-name="P11"><text:s text:c="4"/>var array = [];</text:p>
      <text:p text:style-name="P11"><text:s text:c="4"/>var checkboxes = document.querySelectorAll('input[type=checkbox]:checked:not(#check-master)');</text:p>
      <text:p text:style-name="P11"/>
      <text:p text:style-name="P11"><text:s text:c="4"/>for(var i = 0; i &lt; checkboxes.length; i++) {</text:p>
      <text:p text:style-name="P11"><text:s text:c="8"/>array.push(checkboxes[i].value);</text:p>
      <text:p text:style-name="P11"><text:s text:c="4"/>}</text:p>
      <text:p text:style-name="P11"/>
      <text:p text:style-name="P11"><text:s text:c="4"/>if(array.length == 0) {</text:p>
      <text:p text:style-name="P11"><text:s text:c="8"/>return;</text:p>
      <text:p text:style-name="P11"><text:s text:c="4"/>} else if(array.length == 1) {</text:p>
      <text:p text:style-name="P11"><text:s text:c="8"/>document.getElementById('delete-modal').style.display = 'block';</text:p>
      <text:p text:style-name="P11"><text:s text:c="8"/>fileName = document.getElementById('file-' + checkboxes[0].value).innerHTML;</text:p>
      <text:p text:style-name="P11"><text:s text:c="8"/>document.getElementById('delete-modal-content').innerHTML = fileName;</text:p>
      <text:p text:style-name="P11"><text:s text:c="4"/>} else {</text:p>
      <text:p text:style-name="P11"><text:s text:c="8"/>document.getElementById('delete-modal').style.display = 'block';</text:p>
      <text:p text:style-name="P11"><text:s text:c="8"/>document.getElementById('delete-modal-content').innerHTML = array.length + ' files';</text:p>
      <text:p text:style-name="P11"><text:s text:c="4"/>}</text:p>
      <text:p text:style-name="P11">}</text:p>
      <text:p text:style-name="P11">function openPage(page, parentPage) {</text:p>
      <text:p text:style-name="P11"><text:s text:c="4"/>var pages = document.getElementsByClassName('page');</text:p>
      <text:p text:style-name="P11"><text:s text:c="4"/>var buttons = document.getElementsByClassName('page-button');</text:p>
      <text:p text:style-name="P11"/>
      <text:p text:style-name="P11"><text:s text:c="4"/>for (var i = 0; i &lt; pages.length; i++) {</text:p>
      <text:p text:style-name="P11"><text:s text:c="8"/>pages[i].style.display = 'none';</text:p>
      <text:p text:style-name="P11"><text:s text:c="8"/>buttons[i].classList.remove('w3-dark-gray');</text:p>
      <text:p text:style-name="P11"><text:s text:c="4"/>}</text:p>
      <text:p text:style-name="P11"><text:s text:c="4"/>document.getElementById(page).style.display = 'block';</text:p>
      <text:p text:style-name="P11"><text:s text:c="4"/>document.getElementById(page + 'Btn').classList.add('w3-dark-gray');</text:p>
      <text:p text:style-name="P11"/>
      <text:p text:style-name="P11"><text:s text:c="4"/>page = page.charAt(0).toUpperCase() + page.slice(1);</text:p>
      <text:p text:style-name="P11"><text:s text:c="4"/>parentPage = parentPage.charAt(0).toUpperCase() + parentPage.slice(1);</text:p>
      <text:p text:style-name="P11"><text:s text:c="4"/>document.title = parentPage + ': ' + page + ' - NShare';</text:p>
      <text:p text:style-name="P11">}</text:p>
      <text:p text:style-name="P11"><text:soft-page-break/>function goBack() {</text:p>
      <text:p text:style-name="P11"><text:s text:c="4"/>window.location.href = '/files/index';</text:p>
      <text:p text:style-name="P11">}</text:p>
      <text:p text:style-name="P11">function 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Master.checked == false &amp;&amp; checkboxesChecked.length == checkboxes.length - 1) {</text:p>
      <text:p text:style-name="P11"><text:s text:c="8"/>return;</text:p>
      <text:p text:style-name="P11"><text:s text:c="4"/>}</text:p>
      <text:p text:style-name="P11"/>
      <text:p text:style-name="P11"><text:s text:c="4"/>if(checkMaster.checked == true) {</text:p>
      <text:p text:style-name="P11"><text:s text:c="8"/>for (var i = 0; i &lt; checkboxes.length; i++) {</text:p>
      <text:p text:style-name="P11"><text:s text:c="12"/>if(checkboxes[i].checked == fals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 else {</text:p>
      <text:p text:style-name="P11"><text:s text:c="8"/>for (var i = 0; i &lt; checkboxes.length; i++) {</text:p>
      <text:p text:style-name="P11"><text:s text:c="12"/>if(checkboxes[i].checked == tru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function check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boxesChecked.length &gt; 0) {</text:p>
      <text:p text:style-name="P11"><text:s text:c="8"/>document.getElementById('delete-btn').classList.remove('w3-disabled', 'w3-hover-red');</text:p>
      <text:p text:style-name="P11"><text:s text:c="4"/>} else if(checkboxesChecked.length == 0) {</text:p>
      <text:p text:style-name="P11"><text:s text:c="8"/>document.getElementById('delete-btn').classList.add('w3-disabled', 'w3-hover-red');</text:p>
      <text:p text:style-name="P11"><text:s text:c="4"/>}</text:p>
      <text:p text:style-name="P11"/>
      <text:p text:style-name="P11"><text:s text:c="4"/>if(checkMaster.checked == false &amp;&amp; checkboxesChecked.length == checkboxes.length) {</text:p>
      <text:p text:style-name="P11"><text:s text:c="8"/>if(checkMaster.checked == false) {</text:p>
      <text:p text:style-name="P11"><text:s text:c="12"/>checkMaster.click();</text:p>
      <text:p text:style-name="P11"><text:s text:c="8"/>}</text:p>
      <text:p text:style-name="P11"><text:s text:c="4"/>} else if(checkboxesChecked.length &lt; checkboxes.length &amp;&amp; checkMaster.checked == true) {</text:p>
      <text:p text:style-name="P11"><text:s text:c="8"/>if(checkMaster.checked == true) {</text:p>
      <text:p text:style-name="P11"><text:s text:c="12"/>checkMaster.click();</text:p>
      <text:p text:style-name="P11"><text:s text:c="8"/>}</text:p>
      <text:p text:style-name="P11"><text:s text:c="4"/>}</text:p>
      <text:p text:style-name="P11">}</text:p>
      <text:p text:style-name="P11">var notifying = false;</text:p>
      <text:p text:style-name="P11">function notify(text, urgent) {</text:p>
      <text:p text:style-name="P11"><text:s text:c="4"/>if(notifying == false) {</text:p>
      <text:p text:style-name="P11"><text:s text:c="8"/>notifying = true;</text:p>
      <text:p text:style-name="P11"/>
      <text:p text:style-name="P11"><text:s text:c="8"/>var msg = document.getElementById('msg');</text:p>
      <text:p text:style-name="P11"><text:s text:c="8"/>var msgText = document.getElementById('msg-text');</text:p>
      <text:p text:style-name="P11"><text:s text:c="8"/>var msgProgressBar = document.getElementById('msg-progress-bar');</text:p>
      <text:p text:style-name="P11"/>
      <text:p text:style-name="P11"><text:s text:c="8"/>msg.classList.remove('w3-hide');</text:p>
      <text:p text:style-name="P11"><text:s text:c="8"/>msgText.innerHTML = text;</text:p>
      <text:p text:style-name="P11"><text:soft-page-break/><text:s text:c="8"/>if(urgent == true) {</text:p>
      <text:p text:style-name="P11"><text:s text:c="12"/>msgText.classList.add('w3-text-red');</text:p>
      <text:p text:style-name="P11"/>
      <text:p text:style-name="P11"><text:s text:c="12"/>msg.classList.remove('w3-border-green');</text:p>
      <text:p text:style-name="P11"><text:s text:c="12"/>msg.classList.add('w3-border-red');</text:p>
      <text:p text:style-name="P11"/>
      <text:p text:style-name="P11"><text:s text:c="12"/>msgProgressBar.classList.remove('w3-green');</text:p>
      <text:p text:style-name="P11"><text:s text:c="12"/>msgProgressBar.classList.add('w3-red');</text:p>
      <text:p text:style-name="P11"/>
      <text:p text:style-name="P11"><text:s text:c="8"/>}</text:p>
      <text:p text:style-name="P11"/>
      <text:p text:style-name="P11"><text:s text:c="8"/>function frame() {</text:p>
      <text:p text:style-name="P11"><text:s text:c="12"/>if (width &lt;= 0) {</text:p>
      <text:p text:style-name="P11"><text:s text:c="16"/>clearInterval(id);</text:p>
      <text:p text:style-name="P11"><text:s text:c="16"/>msgProgressBar.style.width = '100%';</text:p>
      <text:p text:style-name="P11"><text:s text:c="12"/></text:p>
      <text:p text:style-name="P11"><text:s text:c="16"/>msg.classList.add('w3-hide');</text:p>
      <text:p text:style-name="P11"><text:s text:c="16"/>msgText.innerHTML = '';</text:p>
      <text:p text:style-name="P11"/>
      <text:p text:style-name="P11"><text:s text:c="16"/>if(urgent == true) {</text:p>
      <text:p text:style-name="P11"><text:s text:c="20"/>msgText.classList.remove('w3-text-red');</text:p>
      <text:p text:style-name="P11"/>
      <text:p text:style-name="P11"><text:s text:c="20"/>msg.classList.remove('w3-border-red');</text:p>
      <text:p text:style-name="P11"><text:s text:c="20"/>msg.classList.add('w3-border-green');</text:p>
      <text:p text:style-name="P11"/>
      <text:p text:style-name="P11"><text:s text:c="20"/>msgProgressBar.classList.remove('w3-red');</text:p>
      <text:p text:style-name="P11"><text:s text:c="20"/>msgProgressBar.classList.add('w3-green');</text:p>
      <text:p text:style-name="P11"><text:s text:c="16"/>}</text:p>
      <text:p text:style-name="P11"/>
      <text:p text:style-name="P11"><text:s text:c="16"/>notifying = false;</text:p>
      <text:p text:style-name="P11"><text:s text:c="12"/>} else {</text:p>
      <text:p text:style-name="P11"><text:s text:c="16"/>width--;</text:p>
      <text:p text:style-name="P11"><text:s text:c="16"/>msgProgressBar.style.width = width + '%';</text:p>
      <text:p text:style-name="P11"><text:s text:c="12"/>}</text:p>
      <text:p text:style-name="P11"><text:s text:c="8"/>}</text:p>
      <text:p text:style-name="P11"/>
      <text:p text:style-name="P11"><text:s text:c="8"/>var width = 100;</text:p>
      <text:p text:style-name="P11"><text:s text:c="8"/>var id = setInterval(frame, 80);</text:p>
      <text:p text:style-name="P11"><text:s text:c="4"/>}</text:p>
      <text:p text:style-name="P11">}</text:p>
      <text:p text:style-name="P11"/>
      <text:p text:style-name="P11">// validation</text:p>
      <text:p text:style-name="P11">function loginValidate() {</text:p>
      <text:p text:style-name="P11"><text:s text:c="4"/>var loginUsername = document.getElementById('login-username').value;</text:p>
      <text:p text:style-name="P11"><text:s text:c="4"/>var loginPassword = document.getElementById('login-password').value;</text:p>
      <text:p text:style-name="P11"/>
      <text:p text:style-name="P11"><text:s text:c="4"/>if(loginUsername === '' || login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reateValidate() {</text:p>
      <text:p text:style-name="P11"><text:s text:c="4"/>var createEmail = document.getElementById('create-email').value;</text:p>
      <text:p text:style-name="P11"><text:s text:c="4"/>var createUsername = document.getElementById('create-username').value;</text:p>
      <text:p text:style-name="P11"><text:s text:c="4"/>var createPassword = document.getElementById('create-password').value;</text:p>
      <text:p text:style-name="P11"/>
      <text:p text:style-name="P11"><text:s text:c="4"/>if(createUsername === '' || createPassword === '' || createEmail === '') {</text:p>
      <text:p text:style-name="P11"><text:s text:c="8"/>notify('Error: All fields are required', true);</text:p>
      <text:p text:style-name="P11"><text:s text:c="8"/>return false;</text:p>
      <text:p text:style-name="P11"><text:s text:c="4"/>} else if(createEmail.length &gt; 255) {</text:p>
      <text:p text:style-name="P11"><text:s text:c="8"/>notify('Error: Email must be 255 characters or less', true);</text:p>
      <text:p text:style-name="P11"><text:s text:c="8"/>return false;</text:p>
      <text:p text:style-name="P11"><text:s text:c="4"/>} else if(createUsername.length &gt; 50) {</text:p>
      <text:p text:style-name="P11"><text:s text:c="8"/>notify('Error: Username must be 50 characters or less', true);</text:p>
      <text:p text:style-name="P11"><text:soft-page-break/><text:s text:c="8"/>return false;</text:p>
      <text:p text:style-name="P11"><text:s text:c="4"/>} else if(createPassword.length &lt; 8) {</text:p>
      <text:p text:style-name="P11"><text:s text:c="8"/>notify('Error: Password must be 8 characters or more', true);</text:p>
      <text:p text:style-name="P11"><text:s text:c="8"/>return false;</text:p>
      <text:p text:style-name="P11"><text:s text:c="4"/>} else if(createPassword.length &gt; 72) {</text:p>
      <text:p text:style-name="P11"><text:s text:c="8"/>notify('Error: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emailValidate() {</text:p>
      <text:p text:style-name="P11"><text:s text:c="4"/>var oldEmail = document.getElementById('email-old').value;</text:p>
      <text:p text:style-name="P11"><text:s text:c="4"/>var newEmail = document.getElementById('email-new').value;</text:p>
      <text:p text:style-name="P11"/>
      <text:p text:style-name="P11"><text:s text:c="4"/>if(oldEmail === '' || newEmail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Email.length &gt; 255) {</text:p>
      <text:p text:style-name="P11"><text:s text:c="8"/>notify('Error: New email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sernameValidate() {</text:p>
      <text:p text:style-name="P11"><text:s text:c="4"/>var oldUsername = document.getElementById('username-old').value;</text:p>
      <text:p text:style-name="P11"><text:s text:c="4"/>var newUsername = document.getElementById('username-new').value;</text:p>
      <text:p text:style-name="P11"/>
      <text:p text:style-name="P11"><text:s text:c="4"/>if(oldUsername === '' || newUsername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Username.length &gt; 255) {</text:p>
      <text:p text:style-name="P11"><text:s text:c="8"/>notify('Error: New username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passwordValidate() {</text:p>
      <text:p text:style-name="P11"><text:s text:c="4"/>var oldPassword = document.getElementById('password-old').value;</text:p>
      <text:p text:style-name="P11"><text:s text:c="4"/>var newPassword = document.getElementById('password-new').value;</text:p>
      <text:p text:style-name="P11"/>
      <text:p text:style-name="P11"><text:s text:c="4"/>if(oldPassword === '' || new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Password.length &lt; 8) {</text:p>
      <text:p text:style-name="P11"><text:s text:c="8"/>notify('Error: New password must be 8 characters or more', true);</text:p>
      <text:p text:style-name="P11"><text:s text:c="8"/>return false;</text:p>
      <text:p text:style-name="P11"><text:s text:c="4"/>} else if(newPassword.length &gt; 72) {</text:p>
      <text:p text:style-name="P11"><text:s text:c="8"/>notify('Error: New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loseValidate() {</text:p>
      <text:p text:style-name="P11"><text:s text:c="4"/>var closePassword = document.getElementById('close-password').value;</text:p>
      <text:p text:style-name="P11"/>
      <text:p text:style-name="P11"><text:s text:c="4"/>if(closePassword === '') {</text:p>
      <text:p text:style-name="P11"><text:s text:c="8"/>notify('Error: Password is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<text:soft-page-break/>function banValidate() {</text:p>
      <text:p text:style-name="P11"><text:s text:c="4"/>var banUser = document.getElementById('ban-user').value;</text:p>
      <text:p text:style-name="P11"><text:s text:c="4"/>var banReason = document.getElementById('ban-reason').value;</text:p>
      <text:p text:style-name="P11"/>
      <text:p text:style-name="P11"><text:s text:c="4"/>if(banUser === '' || 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banReason.length &gt; 255) {</text:p>
      <text:p text:style-name="P11"><text:s text:c="8"/>notify('Error: 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nbanValidate() {</text:p>
      <text:p text:style-name="P11"><text:s text:c="4"/>var unbanUser = document.getElementById('unban-user').value;</text:p>
      <text:p text:style-name="P11"><text:s text:c="4"/>var unbanReason = document.getElementById('unban-reason').value;</text:p>
      <text:p text:style-name="P11"/>
      <text:p text:style-name="P11"><text:s text:c="4"/>if(unbanUser === '' || un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unbanReason.length &gt; 255) {</text:p>
      <text:p text:style-name="P11"><text:s text:c="8"/>notify('Error: Un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h text:style-name="P17" text:outline-level="1"><text:bookmark-start text:name="__RefHeading___Toc9400_1432504351"/>scripts/scripts.php<text:bookmark-end text:name="__RefHeading___Toc9400_1432504351"/></text:h>
      <text:p text:style-name="P11">&lt;?php</text:p>
      <text:p text:style-name="P11">// conversion</text:p>
      <text:p text:style-name="P11">function human_filesize($bytes, $decimals = 2) {</text:p>
      <text:p text:style-name="P11"><text:s text:c="4"/>$sz = 'BKMGTP';</text:p>
      <text:p text:style-name="P11"><text:s text:c="4"/>$factor = floor((strlen($bytes) - 1) / 3);</text:p>
      <text:p text:style-name="P11"><text:s text:c="4"/>return sprintf("%.{$decimals}f", $bytes / pow(1024, $factor)) . @$sz[$factor];</text:p>
      <text:p text:style-name="P11">}</text:p>
      <text:p text:style-name="P11"/>
      <text:p text:style-name="P11">// files</text:p>
      <text:p text:style-name="P11">function remove_dir($dir) {</text:p>
      <text:p text:style-name="P11"><text:s text:c="4"/>if(!file_exists($dir)) {</text:p>
      <text:p text:style-name="P11"><text:s text:c="8"/>return true;</text:p>
      <text:p text:style-name="P11"><text:s text:c="4"/>}</text:p>
      <text:p text:style-name="P11"><text:s text:c="4"/>if(!is_dir($dir)) {</text:p>
      <text:p text:style-name="P11"><text:s text:c="8"/>return unlink($dir);</text:p>
      <text:p text:style-name="P11"><text:s text:c="4"/>}</text:p>
      <text:p text:style-name="P11"><text:s text:c="4"/>foreach(scandir($dir) as $item) {</text:p>
      <text:p text:style-name="P11"><text:s text:c="8"/>if($item == '.' || $item == '..') {</text:p>
      <text:p text:style-name="P11"><text:s text:c="12"/>continue;</text:p>
      <text:p text:style-name="P11"><text:s text:c="8"/>}</text:p>
      <text:p text:style-name="P11"><text:s text:c="8"/>if(!remove_dir($dir . DIRECTORY_SEPARATOR . $item)) {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return rmdir($dir);</text:p>
      <text:p text:style-name="P11">}</text:p>
      <text:p text:style-name="P11"/>
      <text:p text:style-name="P11">// page location</text:p>
      <text:p text:style-name="P11">function go_back() {</text:p>
      <text:p text:style-name="P11"><text:s text:c="4"/>if($_SESSION['page'] == 'home') {</text:p>
      <text:p text:style-name="P11"><text:s text:c="8"/>header('location:/index');</text:p>
      <text:p text:style-name="P11"><text:s text:c="8"/>exit;</text:p>
      <text:p text:style-name="P11"><text:s text:c="4"/>} else if ($_SESSION['page'] == 'signup') {</text:p>
      <text:p text:style-name="P11"><text:s text:c="8"/>header('location:/user/signup');</text:p>
      <text:p text:style-name="P11"><text:s text:c="8"/>exit;</text:p>
      <text:p text:style-name="P11"><text:s text:c="4"/>} else if($_SESSION['page'] == 'profile') {</text:p>
      <text:p text:style-name="P11"><text:s text:c="8"/>header('location:/user/index');</text:p>
      <text:p text:style-name="P11"><text:s text:c="8"/>exit;</text:p>
      <text:p text:style-name="P11"><text:s text:c="4"/>} else if($_SESSION['page'] == 'settings') {</text:p>
      <text:p text:style-name="P11"><text:s text:c="8"/>header('location:/user/settings');</text:p>
      <text:p text:style-name="P11"><text:s text:c="8"/>exit;</text:p>
      <text:p text:style-name="P11"><text:s text:c="4"/>} else if($_SESSION['page'] == 'files') {</text:p>
      <text:p text:style-name="P11"><text:s text:c="8"/>header('location:/files/index');</text:p>
      <text:p text:style-name="P11"><text:s text:c="8"/>exit;</text:p>
      <text:p text:style-name="P11"><text:s text:c="4"/>} else if($_SESSION['page'] == 2) {</text:p>
      <text:p text:style-name="P11"><text:s text:c="8"/>header('location:/admin/index');</text:p>
      <text:p text:style-name="P11"><text:s text:c="8"/>exit;</text:p>
      <text:p text:style-name="P11"><text:s text:c="4"/>} else {</text:p>
      <text:p text:style-name="P11"><text:s text:c="8"/>header('location:/index');</text:p>
      <text:p text:style-name="P11"><text:s text:c="8"/>exit;</text:p>
      <text:p text:style-name="P11"><text:s text:c="4"/>}</text:p>
      <text:p text:style-name="P11">}</text:p>
      <text:p text:style-name="P11"/>
      <text:p text:style-name="P11">// security</text:p>
      <text:p text:style-name="P11">function h_captcha($hcr) {</text:p>
      <text:p text:style-name="P11"><text:s text:c="4"/>$data = array(</text:p>
      <text:p text:style-name="P11"><text:s text:c="8"/>'secret' =&gt; trim(file_get_contents($_SERVER['DOCUMENT_ROOT'] . '/admin/hc_password')),</text:p>
      <text:p text:style-name="P11"><text:s text:c="8"/>'response' =&gt; $hcr</text:p>
      <text:p text:style-name="P11"><text:s text:c="4"/>);</text:p>
      <text:p text:style-name="P11"><text:s text:c="4"/>$verify = curl_init();</text:p>
      <text:p text:style-name="P11"><text:s text:c="4"/>curl_setopt($verify, CURLOPT_URL, 'https://hcaptcha.com/siteverify');</text:p>
      <text:p text:style-name="P11"><text:soft-page-break/><text:s text:c="4"/>curl_setopt($verify, CURLOPT_POST, true);</text:p>
      <text:p text:style-name="P11"><text:s text:c="4"/>curl_setopt($verify, CURLOPT_POSTFIELDS, http_build_query($data));</text:p>
      <text:p text:style-name="P11"><text:s text:c="4"/>curl_setopt($verify, CURLOPT_RETURNTRANSFER, true);</text:p>
      <text:p text:style-name="P11"><text:s text:c="4"/>$response = curl_exec($verify);</text:p>
      <text:p text:style-name="P11"/>
      <text:p text:style-name="P11"><text:s text:c="4"/>$responseData = json_decode($response);</text:p>
      <text:p text:style-name="P11"><text:s text:c="4"/>if($responseData-&gt;success) {</text:p>
      <text:p text:style-name="P11"><text:s text:c="8"/>return;</text:p>
      <text:p text:style-name="P11"><text:s text:c="4"/>} else {</text:p>
      <text:p text:style-name="P11"><text:s text:c="8"/>$_SESSION['msg'] = ['Error: CAPTCHA failed', 'true'];</text:p>
      <text:p text:style-name="P11"><text:s text:c="8"/>go_back();</text:p>
      <text:p text:style-name="P11"><text:s text:c="4"/>}</text:p>
      <text:p text:style-name="P11">}</text:p>
      <text:p text:style-name="P11">?&gt;</text:p>
      <text:h text:style-name="P17" text:outline-level="1"><text:bookmark-start text:name="__RefHeading___Toc9398_1432504351"/>status/404.html<text:bookmark-end text:name="__RefHeading___Toc9398_1432504351"/></text:h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Page Not Foun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link rel="stylesheet" href='/styles/w3.css'&gt;</text:p>
      <text:p text:style-name="P11"/>
      <text:p text:style-name="P11">&lt;/head&gt;</text:p>
      <text:p text:style-name="P11">&lt;body&gt;</text:p>
      <text:p text:style-name="P11"/>
      <text:p text:style-name="P11">&lt;div class='w3-container w3-center w3-padding-16'&gt;</text:p>
      <text:p text:style-name="P11"><text:s text:c="4"/>&lt;h1&gt;&lt;b&gt;Page Not Found&lt;/b&gt;&lt;/h1&gt;</text:p>
      <text:p text:style-name="P11"><text:s text:c="4"/>&lt;a class='w3-text-blue' href='/scripts/return'&gt;Go back&lt;/a&gt;</text:p>
      <text:p text:style-name="P11">&lt;/div&gt;</text:p>
      <text:p text:style-name="P11"/>
      <text:p text:style-name="P11">&lt;/body&gt;</text:p>
      <text:p text:style-name="P11">&lt;/html&gt;</text:p>
      <text:h text:style-name="P17" text:outline-level="1"><text:bookmark-start text:name="__RefHeading___Toc9394_1432504351"/>status/banned.php<text:bookmark-end text:name="__RefHeading___Toc939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ged in</text:p>
      <text:p text:style-name="P11">if(!isset($_SESSION['user'])) {</text:p>
      <text:p text:style-name="P11"><text:s text:c="4"/>go_back()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</text:p>
      <text:p text:style-name="P11">$stmt = $pdo-&gt; prepare('SELECT * FROM `users` WHERE `user_id` = ?;');</text:p>
      <text:p text:style-name="P11">$stmt-&gt; execute([$_SESSION['user']]);</text:p>
      <text:p text:style-name="P11">$row = $stmt-&gt; fetch(PDO::FETCH_ASSOC);</text:p>
      <text:p text:style-name="P11"/>
      <text:p text:style-name="P11">// select username of judge</text:p>
      <text:p text:style-name="P11">$stmt = $pdo-&gt; prepare('SELECT `username` FROM `users` WHERE `user_id` = ?;');</text:p>
      <text:p text:style-name="P11">$stmt-&gt; execute([$row['ban_judge']]);</text:p>
      <text:p text:style-name="P11">$ban_judge = $stmt-&gt; fetchColumn();</text:p>
      <text:p text:style-name="P11"/>
      <text:p text:style-name="P11">// select formatted ban date</text:p>
      <text:p text:style-name="P11">$stmt = $pdo-&gt; prepare('SELECT DATE_FORMAT(`ban_date`, "%d-%m-%Y") FROM `users` WHERE `user_id` = ?;');</text:p>
      <text:p text:style-name="P11">$stmt-&gt; execute([$_SESSION['user']]);</text:p>
      <text:p text:style-name="P11">$row['ban_date'] = $stmt-&gt; fetchColumn();</text:p>
      <text:p text:style-name="P11"/>
      <text:p text:style-name="P11">// set ban date variable</text:p>
      <text:p text:style-name="P11">$stmt = $pdo-&gt; prepare('SELECT `ban_date` INTO @ban_date FROM `users` WHERE `user_id` = ?;');</text:p>
      <text:p text:style-name="P11">$stmt-&gt; execute([$_SESSION['user']]);</text:p>
      <text:p text:style-name="P11"/>
      <text:p text:style-name="P11">// select formatted ban date deadline</text:p>
      <text:p text:style-name="P11">$stmt = $pdo-&gt; prepare('SELECT DATE_FORMAT(DATE_ADD(@ban_date, INTERVAL 7 DAY), "%D of %M");');</text:p>
      <text:p text:style-name="P11">$stmt-&gt; execute();</text:p>
      <text:p text:style-name="P11">$ban_date_deadline = $stmt-&gt; fetchColumn();</text:p>
      <text:p text:style-name="P11"/>
      <text:p text:style-name="P11">// if not banned</text:p>
      <text:p text:style-name="P11">if($row['ban_status'] == 0) {</text:p>
      <text:p text:style-name="P11"><text:s text:c="4"/>go_back()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ccount Banne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<text:soft-page-break/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&gt;</text:p>
      <text:p text:style-name="P11"><text:s text:c="4"/>&lt;div class='w3-center'&gt;</text:p>
      <text:p text:style-name="P11"><text:s text:c="8"/>&lt;h1 class='w3-text-red'&gt;&lt;b&gt;Account Banned&lt;/b&gt;&lt;/h1&gt;</text:p>
      <text:p text:style-name="P11"><text:s text:c="8"/>&lt;p&gt;We have found your account in violation of our rules.&lt;/p&gt;</text:p>
      <text:p text:style-name="P11"><text:s text:c="8"/>&lt;p&gt;Your files will be deleted automatically on the &lt;b&gt;&lt;?= $ban_date_deadline; ?&gt;&lt;/b&gt;.&lt;br&gt;&lt;a class='w3-text-blue' href='/files/index'&gt;Click here&lt;/a&gt; to download your files before they are deleted.&lt;/p&gt;</text:p>
      <text:p text:style-name="P11"><text:s text:c="8"/>&lt;span&gt;Username:&lt;/span&gt;</text:p>
      <text:p text:style-name="P11"><text:s text:c="8"/>&lt;a class='w3-text-light-blue' href='/user/index?id=&lt;?= $_SESSION['user']; ?&gt;'&gt;&lt;?= $_SESSION['username']; ?&gt;&lt;/a&gt;</text:p>
      <text:p text:style-name="P11"><text:s text:c="8"/>&lt;br&gt;</text:p>
      <text:p text:style-name="P11"><text:s text:c="8"/>&lt;span&gt;Banned By:&lt;/span&gt;</text:p>
      <text:p text:style-name="P11"><text:s text:c="8"/>&lt;a class='w3-text-light-blue' href='/user/index?id=&lt;?= $row['ban_judge']; ?&gt;'&gt;&lt;?= $ban_judge; ?&gt;&lt;/a&gt;</text:p>
      <text:p text:style-name="P11"><text:s text:c="8"/>&lt;br&gt;</text:p>
      <text:p text:style-name="P11"><text:s text:c="8"/>&lt;span&gt;Ban Date:&lt;/span&gt;</text:p>
      <text:p text:style-name="P11"><text:s text:c="8"/>&lt;span&gt;&lt;?= $row['ban_date']; ?&gt;&lt;/span&gt;</text:p>
      <text:p text:style-name="P11"><text:s text:c="8"/>&lt;br&gt;</text:p>
      <text:p text:style-name="P11"><text:s text:c="8"/>&lt;span&gt;Ban Reason:&lt;/span&gt;</text:p>
      <text:p text:style-name="P11"><text:s text:c="8"/>&lt;span&gt;&lt;?= $row['ban_reason']; ?&gt;&lt;/span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7" text:outline-level="1"><text:bookmark-start text:name="__RefHeading___Toc9392_1432504351"/>styles/nz.css<text:bookmark-end text:name="__RefHeading___Toc9392_1432504351"/></text:h>
      <text:p text:style-name="P10">/*</text:p>
      <text:p text:style-name="P10"><text:s/>* variables</text:p>
      <text:p text:style-name="P10">/*</text:p>
      <text:p text:style-name="P10"/>
      <text:p text:style-name="P10">/* colors */</text:p>
      <text:p text:style-name="P10">:root {</text:p>
      <text:p text:style-name="P10"><text:s text:c="4"/>--dark: #22231c;</text:p>
      <text:p text:style-name="P10"><text:s text:c="4"/>--black: #181916;</text:p>
      <text:p text:style-name="P10"><text:s text:c="4"/>--light: #eeeeee;</text:p>
      <text:p text:style-name="P10"><text:s text:c="4"/>--white: #d6d6d6;</text:p>
      <text:p text:style-name="P10">}</text:p>
      <text:p text:style-name="P10"/>
      <text:p text:style-name="P10">/*</text:p>
      <text:p text:style-name="P10"><text:s/>* elements</text:p>
      <text:p text:style-name="P10">/*</text:p>
      <text:p text:style-name="P10"/>
      <text:p text:style-name="P10">/* Input */</text:p>
      <text:p text:style-name="P10">html, body {</text:p>
      <text:p text:style-name="P10"><text:s text:c="4"/>margin: 0;</text:p>
      <text:p text:style-name="P10">}</text:p>
      <text:p text:style-name="P10"/>
      <text:p text:style-name="P10">a {</text:p>
      <text:p text:style-name="P10"><text:s text:c="4"/>text-decoration: none;</text:p>
      <text:p text:style-name="P10">}</text:p>
      <text:p text:style-name="P10"/>
      <text:p text:style-name="P10">ul {</text:p>
      <text:p text:style-name="P10"><text:s text:c="4"/>list-style: none;</text:p>
      <text:p text:style-name="P10"><text:s text:c="4"/>padding: 8px;</text:p>
      <text:p text:style-name="P10"><text:s text:c="4"/>margin: 0;</text:p>
      <text:p text:style-name="P10">}</text:p>
      <text:p text:style-name="P10"/>
      <text:p text:style-name="P10">textarea {</text:p>
      <text:p text:style-name="P10"><text:s text:c="4"/>resize: none;</text:p>
      <text:p text:style-name="P10">}</text:p>
      <text:p text:style-name="P10">input:focus, textarea:focus {</text:p>
      <text:p text:style-name="P10"><text:s text:c="4"/>outline: none;</text:p>
      <text:p text:style-name="P10">}</text:p>
      <text:p text:style-name="P10"/>
      <text:p text:style-name="P10">#loader {</text:p>
      <text:p text:style-name="P10"><text:s text:c="4"/>position: absolute;</text:p>
      <text:p text:style-name="P10"><text:s text:c="4"/>left: 50%;</text:p>
      <text:p text:style-name="P10"><text:s text:c="4"/>top: 50%;</text:p>
      <text:p text:style-name="P10"><text:s text:c="4"/>z-index: 4;</text:p>
      <text:p text:style-name="P10"><text:s text:c="4"/>width: 70px;</text:p>
      <text:p text:style-name="P10"><text:s text:c="4"/>height: 70px;</text:p>
      <text:p text:style-name="P10"><text:s text:c="4"/>margin: -76px 0 0 -76px;</text:p>
      <text:p text:style-name="P10"><text:s text:c="4"/>border: 14px solid white;</text:p>
      <text:p text:style-name="P10"><text:s text:c="4"/>border-radius: 50%;</text:p>
      <text:p text:style-name="P10"><text:s text:c="4"/>border-top: 14px solid #2196f3;</text:p>
      <text:p text:style-name="P10"><text:s text:c="4"/>animation: spin 1.5s linear infinite;</text:p>
      <text:p text:style-name="P10">}</text:p>
      <text:p text:style-name="P10">@keyframes spin {</text:p>
      <text:p text:style-name="P10"><text:s text:c="4"/>0% { transform: rotate(0deg); }</text:p>
      <text:p text:style-name="P10"><text:s text:c="4"/>100% { transform: rotate(360deg); }</text:p>
      <text:p text:style-name="P10">}</text:p>
      <text:p text:style-name="P10"/>
      <text:p text:style-name="P10">/*</text:p>
      <text:p text:style-name="P10"><text:s/>* classes</text:p>
      <text:p text:style-name="P10">*/</text:p>
      <text:p text:style-name="P10"/>
      <text:p text:style-name="P10">.add-friend-button:hover span {</text:p>
      <text:p text:style-name="P10"><text:s text:c="4"/>display: none;</text:p>
      <text:p text:style-name="P10"><text:soft-page-break/>}</text:p>
      <text:p text:style-name="P10">.add-friend-button:hover:before {</text:p>
      <text:p text:style-name="P10"><text:s text:c="4"/>content: "Add Friend"</text:p>
      <text:p text:style-name="P10">}</text:p>
      <text:p text:style-name="P10">.remove-friend-button:hover span {</text:p>
      <text:p text:style-name="P10"><text:s text:c="4"/>display: none;</text:p>
      <text:p text:style-name="P10">}</text:p>
      <text:p text:style-name="P10">.remove-friend-button:hover:before {</text:p>
      <text:p text:style-name="P10"><text:s text:c="4"/>content: "Remove Friend"</text:p>
      <text:p text:style-name="P10">}</text:p>
      <text:p text:style-name="P10"/>
      <text:p text:style-name="P10">/* alignment */</text:p>
      <text:p text:style-name="P10">.nz-page {</text:p>
      <text:p text:style-name="P10"><text:s text:c="4"/>margin: auto;</text:p>
      <text:p text:style-name="P10"><text:s text:c="4"/>max-width: 960px;</text:p>
      <text:p text:style-name="P10">}</text:p>
      <text:p text:style-name="P10"/>
      <text:p text:style-name="P10">.nz-dropdown-left {</text:p>
      <text:p text:style-name="P10"><text:s text:c="4"/>right: 0;</text:p>
      <text:p text:style-name="P10">}</text:p>
      <text:p text:style-name="P10"/>
      <text:p text:style-name="P10">/* borders */</text:p>
      <text:p text:style-name="P10">.nz-round-top {</text:p>
      <text:p text:style-name="P10"><text:s text:c="4"/>border-radius: 4px 4px 0 0;</text:p>
      <text:p text:style-name="P10">}</text:p>
      <text:p text:style-name="P10">.nz-round-top-left {</text:p>
      <text:p text:style-name="P10"><text:s text:c="4"/>border-radius: 4px 0 0 0;</text:p>
      <text:p text:style-name="P10">}</text:p>
      <text:p text:style-name="P10">.nz-round-top-right {</text:p>
      <text:p text:style-name="P10"><text:s text:c="4"/>border-radius: 0 4px 0 0;</text:p>
      <text:p text:style-name="P10">}</text:p>
      <text:p text:style-name="P10">.nz-round-bottom {</text:p>
      <text:p text:style-name="P10"><text:s text:c="4"/>border-radius: 0 0 4px 4px;</text:p>
      <text:p text:style-name="P10">}</text:p>
      <text:p text:style-name="P10">.nz-round-bottom-left {</text:p>
      <text:p text:style-name="P10"><text:s text:c="4"/>border-radius: 0 0 0 4px;</text:p>
      <text:p text:style-name="P10">}</text:p>
      <text:p text:style-name="P10">.nz-round-bottom-right {</text:p>
      <text:p text:style-name="P10"><text:s text:c="4"/>border-radius: 0 0 4px 0;</text:p>
      <text:p text:style-name="P10">}</text:p>
      <text:p text:style-name="P10"/>
      <text:p text:style-name="P10">/* colors */</text:p>
      <text:p text:style-name="P10">.nz-dark, body {</text:p>
      <text:p text:style-name="P10"><text:s text:c="4"/>color: var(--white);</text:p>
      <text:p text:style-name="P10"><text:s text:c="4"/>background-color: var(--dark);</text:p>
      <text:p text:style-name="P10">}</text:p>
      <text:p text:style-name="P10">.nz-text-dark {</text:p>
      <text:p text:style-name="P10"><text:s text:c="4"/>color: var(--dark);</text:p>
      <text:p text:style-name="P10">}</text:p>
      <text:p text:style-name="P10"/>
      <text:p text:style-name="P10">.nz-black, .nz-title, #header, #footer {</text:p>
      <text:p text:style-name="P10"><text:s text:c="4"/>color: var(--white);</text:p>
      <text:p text:style-name="P10"><text:s text:c="4"/>background-color: var(--black);</text:p>
      <text:p text:style-name="P10">}</text:p>
      <text:p text:style-name="P10">.nz-text-black {</text:p>
      <text:p text:style-name="P10"><text:s text:c="4"/>color: var(--black);</text:p>
      <text:p text:style-name="P10">}</text:p>
      <text:p text:style-name="P10"/>
      <text:p text:style-name="P10">.nz-brand {</text:p>
      <text:p text:style-name="P10"><text:s text:c="4"/>color: #2196f3;</text:p>
      <text:p text:style-name="P10">}</text:p>
      <text:p text:style-name="P10"/>
      <text:p text:style-name="P10">.nz-table tr:nth-child(even), .nz-table-bordered tr:nth-child(even) {</text:p>
      <text:p text:style-name="P10"><text:s text:c="4"/>background-color: var(--black);</text:p>
      <text:p text:style-name="P10">}</text:p>
      <text:p text:style-name="P10">.nz-table-bordered {</text:p>
      <text:p text:style-name="P10"><text:soft-page-break/><text:s text:c="4"/>border :1px solid var(--black);</text:p>
      <text:p text:style-name="P10">}</text:p>
      <text:p text:style-name="P10">.nz-table-bordered tr {</text:p>
      <text:p text:style-name="P10"><text:s text:c="4"/>border-bottom: 1px solid var(--black);</text:p>
      <text:p text:style-name="P10">}</text:p>
      <text:p text:style-name="P10"/>
      <text:p text:style-name="P10">/* input */</text:p>
      <text:p text:style-name="P10">.nz-ghost {</text:p>
      <text:p text:style-name="P10"><text:s text:c="4"/>pointer-events: none;</text:p>
      <text:p text:style-name="P10">}</text:p>
      <text:p text:style-name="P10"/>
      <text:p text:style-name="P10">.nz-table, .nz-table-bordered {</text:p>
      <text:p text:style-name="P10"><text:s text:c="4"/>border-collapse: collapse;</text:p>
      <text:p text:style-name="P10"><text:s text:c="4"/>border-spacing: 0;</text:p>
      <text:p text:style-name="P10"><text:s text:c="4"/>width: 100%;</text:p>
      <text:p text:style-name="P10"><text:s text:c="4"/>display: table;</text:p>
      <text:p text:style-name="P10">}</text:p>
      <text:p text:style-name="P10">.nz-table td, .nz-table th, .nz-table-bordered td, .nz-table-bordered th {</text:p>
      <text:p text:style-name="P10"><text:s text:c="4"/>padding: 16px 24px 16px 24px;</text:p>
      <text:p text:style-name="P10"><text:s text:c="4"/>display: table-cell;</text:p>
      <text:p text:style-name="P10"><text:s text:c="4"/>text-align: left;</text:p>
      <text:p text:style-name="P10">}</text:p>
      <text:p text:style-name="P10"/>
      <text:p text:style-name="P10">/* layout */</text:p>
      <text:p text:style-name="P10">.nz-truncate {</text:p>
      <text:p text:style-name="P10"><text:s text:c="4"/>overflow: hidden;</text:p>
      <text:p text:style-name="P10"><text:s text:c="4"/>white-space: nowrap;</text:p>
      <text:p text:style-name="P10"><text:s text:c="4"/>text-overflow: ellipsis;</text:p>
      <text:p text:style-name="P10">}</text:p>
      <text:h text:style-name="P17" text:outline-level="1"><text:bookmark-start text:name="__RefHeading___Toc9390_1432504351"/>styles/w3.css<text:bookmark-end text:name="__RefHeading___Toc9390_1432504351"/></text:h>
      <text:p text:style-name="P12"><text:a xlink:type="simple" xlink:href="https://www.w3schools.com/w3css/4/w3.css" text:style-name="Internet_20_link" text:visited-style-name="Visited_20_Internet_20_Link">https://www.w3schools.com/w3css/4/w3.css</text:a></text:p>
      <text:h text:style-name="P17" text:outline-level="1"><text:bookmark-start text:name="__RefHeading___Toc9388_1432504351"/>user/ban.php<text:bookmark-end text:name="__RefHeading___Toc938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ban button clicked</text:p>
      <text:p text:style-name="P11">if(isset($_POST['ban_btn'])) {</text:p>
      <text:p text:style-name="P11"><text:s text:c="4"/>// if both fields are not empty</text:p>
      <text:p text:style-name="P11"><text:s text:c="4"/>if(!empty($_POST['ban_user']) &amp;&amp; !empty($_POST['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ban variables</text:p>
      <text:p text:style-name="P11"><text:s text:c="8"/>$ban_user = trim($_POST['ban_user']);</text:p>
      <text:p text:style-name="P11"><text:s text:c="8"/>$ban_reason = trim($_POST['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ban_user]);</text:p>
      <text:p text:style-name="P11"><text:s text:c="8"/>$row = $stmt-&gt; fetch(PDO::FETCH_ASSOC);</text:p>
      <text:p text:style-name="P11"/>
      <text:p text:style-name="P11"><text:s text:c="8"/>// validate ban</text:p>
      <text:p text:style-name="P11"><text:s text:c="8"/>if(strlen($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ban_user == $_SESSION['user']) {</text:p>
      <text:p text:style-name="P11"><text:s text:c="12"/>$_SESSION['msg'] = ['Error: You cannot 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ban admins', 'true'];</text:p>
      <text:p text:style-name="P11"><text:s text:c="12"/>$_SESSION['msg_urgent'] = 'true';</text:p>
      <text:p text:style-name="P11"><text:s text:c="12"/>go_back();</text:p>
      <text:p text:style-name="P11"><text:s text:c="8"/>}</text:p>
      <text:p text:style-name="P11"><text:s text:c="8"/>if($row['ban_status'] == 1) {</text:p>
      <text:p text:style-name="P11"><text:s text:c="12"/>$_SESSION['msg'] = ['Error: Account already banned', 'true'];</text:p>
      <text:p text:style-name="P11"><text:s text:c="12"/>go_back();</text:p>
      <text:p text:style-name="P11"><text:s text:c="8"/>}</text:p>
      <text:p text:style-name="P11"/>
      <text:p text:style-name="P11"><text:s text:c="8"/>// insert ban into database</text:p>
      <text:p text:style-name="P11"><text:s text:c="8"/>$stmt = $pdo-&gt; prepare('UPDATE `users` SET `ban_status` = ?, `ban_judge` = ?, `ban_date` = NOW(), `ban_reason` = ? WHERE `user_id` = ?;');</text:p>
      <text:p text:style-name="P11"><text:s text:c="8"/>$stmt-&gt; execute([1, $_SESSION['user'], $ban_reason, $ban_user]);</text:p>
      <text:p text:style-name="P11"/>
      <text:p text:style-name="P11"><text:s text:c="8"/>$_SESSION['msg'] = ['Account 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86_1432504351"/>user/close.php<text:bookmark-end text:name="__RefHeading___Toc938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if(isset($_POST['close_btn'])) {</text:p>
      <text:p text:style-name="P11"><text:s text:c="4"/>// if password field is not empty</text:p>
      <text:p text:style-name="P11"><text:s text:c="4"/>if(!empty($_POST['close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lose variables</text:p>
      <text:p text:style-name="P11"><text:s text:c="8"/>$close_password = trim($_POST['close_password']);</text:p>
      <text:p text:style-name="P11"/>
      <text:p text:style-name="P11"><text:s text:c="8"/>// if user is specified</text:p>
      <text:p text:style-name="P11"><text:s text:c="8"/>if(!empty($_POST['close_user'])) {</text:p>
      <text:p text:style-name="P11"><text:s text:c="12"/>$close_user = trim($_POST['close_user']);</text:p>
      <text:p text:style-name="P11"><text:s text:c="8"/>// else no user is specified</text:p>
      <text:p text:style-name="P11"><text:s text:c="8"/>} else {</text:p>
      <text:p text:style-name="P11"><text:s text:c="12"/>$close_user = $_SESSION['user']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close_user]);</text:p>
      <text:p text:style-name="P11"><text:s text:c="8"/>$row = $stmt-&gt; fetch(PDO::FETCH_ASSOC);</text:p>
      <text:p text:style-name="P11"/>
      <text:p text:style-name="P11"><text:s text:c="8"/>// if passwords match and user is admin</text:p>
      <text:p text:style-name="P11"><text:s text:c="8"/>if(password_verify($close_password, $row['password']) &amp;&amp; $_SESSION['role'] == 2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row['username']);</text:p>
      <text:p text:style-name="P11"/>
      <text:p text:style-name="P11"><text:s text:c="12"/>// if user deleted themselves</text:p>
      <text:p text:style-name="P11"><text:s text:c="12"/>if($close_user == $_SESSION['user']) {</text:p>
      <text:p text:style-name="P11"><text:s text:c="16"/>$_SESSION['close_logout'] = 1;</text:p>
      <text:p text:style-name="P11"><text:s text:c="16"/>header('location:logout.php');</text:p>
      <text:p text:style-name="P11"><text:s text:c="16"/>exit;</text:p>
      <text:p text:style-name="P11"><text:s text:c="12"/>// else user deleted someone else</text:p>
      <text:p text:style-name="P11"><text:s text:c="12"/>} else {</text:p>
      <text:p text:style-name="P11"><text:s text:c="16"/>$_SESSION['msg'] = ['Account deleted', 'false'];</text:p>
      <text:p text:style-name="P11"><text:s text:c="16"/>go_back();</text:p>
      <text:p text:style-name="P11"><text:s text:c="12"/>}</text:p>
      <text:p text:style-name="P11"><text:s text:c="8"/>// else if passwords match and user is member</text:p>
      <text:p text:style-name="P11"><text:s text:c="8"/>} else if(password_verify($close_password, $row['password']) &amp;&amp; $_SESSION['role'] == 0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_SESSION['username']);</text:p>
      <text:p text:style-name="P11"/>
      <text:p text:style-name="P11"><text:s text:c="12"/>$_SESSION['close_logout'] = 1;</text:p>
      <text:p text:style-name="P11"><text:s text:c="12"/>header('location:logout.php');</text:p>
      <text:p text:style-name="P11"><text:s text:c="12"/>exit;</text:p>
      <text:p text:style-name="P11"><text:s text:c="8"/>// else passwords do not match</text:p>
      <text:p text:style-name="P11"><text:soft-page-break/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password field is empty</text:p>
      <text:p text:style-name="P11"><text:s text:c="4"/>} else {</text:p>
      <text:p text:style-name="P11"><text:s text:c="8"/>$_SESSION['msg'] = ['Error: Password is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84_1432504351"/>user/create.php<text:bookmark-end text:name="__RefHeading___Toc938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if(isset($_POST['create_btn'])) {</text:p>
      <text:p text:style-name="P11"><text:s text:c="4"/>// if not admin</text:p>
      <text:p text:style-name="P11"><text:s text:c="4"/>if($_SESSION['role'] != 2) {</text:p>
      <text:p text:style-name="P11"><text:s text:c="8"/>// verify captcha</text:p>
      <text:p text:style-name="P11"><text:s text:c="8"/>h_captcha($_POST['h-captcha-response']);</text:p>
      <text:p text:style-name="P11"><text:s text:c="4"/>}</text:p>
      <text:p text:style-name="P11"/>
      <text:p text:style-name="P11"><text:s text:c="4"/>// if all fields are not empty</text:p>
      <text:p text:style-name="P11"><text:s text:c="4"/>if(!empty($_POST['create_username']) &amp;&amp; !empty($_POST['create_password']) &amp;&amp; !empty($_POST['create_email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reate variables</text:p>
      <text:p text:style-name="P11"><text:s text:c="8"/>$create_email <text:s text:c="3"/>= trim($_POST['create_email']);</text:p>
      <text:p text:style-name="P11"><text:s text:c="8"/>$create_username = trim($_POST['create_username']);</text:p>
      <text:p text:style-name="P11"><text:s text:c="8"/>$create_password = trim($_POST['create_password']);</text:p>
      <text:p text:style-name="P11"/>
      <text:p text:style-name="P11"><text:s text:c="8"/>// if role is specified</text:p>
      <text:p text:style-name="P11"><text:s text:c="8"/>if(isset($_POST['create_role'])) {</text:p>
      <text:p text:style-name="P11"><text:s text:c="12"/>$create_role = $_POST['create_role'];</text:p>
      <text:p text:style-name="P11"><text:s text:c="8"/>// else no role is specified</text:p>
      <text:p text:style-name="P11"><text:s text:c="8"/>} else {</text:p>
      <text:p text:style-name="P11"><text:s text:c="12"/>$create_role = 0;</text:p>
      <text:p text:style-name="P11"><text:s text:c="8"/>}</text:p>
      <text:p text:style-name="P11"><text:s text:c="8"/></text:p>
      <text:p text:style-name="P11"><text:s text:c="8"/>// validate account</text:p>
      <text:p text:style-name="P11"><text:s text:c="8"/>if(strlen($create_email) &gt; 255) {</text:p>
      <text:p text:style-name="P11"><text:s text:c="12"/>$_SESSION['msg'] = ['Error: Email must be 255 characters or less', 'true'];</text:p>
      <text:p text:style-name="P11"><text:s text:c="12"/>go_back();</text:p>
      <text:p text:style-name="P11"><text:s text:c="8"/>}</text:p>
      <text:p text:style-name="P11"><text:s text:c="8"/>if(!filter_var($create_email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create_email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><text:s text:c="8"/>if(strlen($create_username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><text:s text:c="8"/>if(strlen($create_password) &lt; 8) {</text:p>
      <text:p text:style-name="P11"><text:s text:c="12"/>$_SESSION['msg'] = ['Error: Password must be 8 characters or more', 'true'];</text:p>
      <text:p text:style-name="P11"><text:s text:c="12"/>go_back();</text:p>
      <text:p text:style-name="P11"><text:s text:c="8"/>}</text:p>
      <text:p text:style-name="P11"><text:s text:c="8"/>if(strlen($create_password) &gt; 72) {</text:p>
      <text:p text:style-name="P11"><text:s text:c="12"/>$_SESSION['msg'] = ['Error: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oft-page-break/><text:s text:c="8"/>// check if user exists</text:p>
      <text:p text:style-name="P11"><text:s text:c="8"/>$stmt = $pdo-&gt; prepare('SELECT * FROM `users` WHERE `email` = ? OR `username` = ?;');</text:p>
      <text:p text:style-name="P11"><text:s text:c="8"/>$stmt-&gt; execute([$create_email, $create_username]);</text:p>
      <text:p text:style-name="P11"><text:s text:c="8"/>$row = $stmt-&gt; fetch(PDO::FETCH_ASSOC);</text:p>
      <text:p text:style-name="P11"><text:s text:c="8"/>$count = $stmt-&gt; rowCount();</text:p>
      <text:p text:style-name="P11"/>
      <text:p text:style-name="P11"><text:s text:c="8"/>// if user does not exist</text:p>
      <text:p text:style-name="P11"><text:s text:c="8"/>if($count == 0) {</text:p>
      <text:p text:style-name="P11"><text:s text:c="12"/>// insert user into database</text:p>
      <text:p text:style-name="P11"><text:s text:c="12"/>$stmt = $pdo-&gt; prepare('INSERT INTO `users` (`email`, `username`, `password`, `role`, `ban_status`, `creation_date`) VALUES (?, ?, ?, ?, 0, NOW());');</text:p>
      <text:p text:style-name="P11"><text:s text:c="12"/>$stmt-&gt; execute([$create_email, $create_username, password_hash($create_password, PASSWORD_DEFAULT), $create_role]);</text:p>
      <text:p text:style-name="P11"/>
      <text:p text:style-name="P11"><text:s text:c="12"/>$stmt = $pdo-&gt; prepare('SELECT `user_id` FROM `users` WHERE `username` = ?');</text:p>
      <text:p text:style-name="P11"><text:s text:c="12"/>$stmt-&gt; execute([$create_username]);</text:p>
      <text:p text:style-name="P11"><text:s text:c="12"/>$create_user = $stmt-&gt; fetch(PDO::FETCH_ASSOC);</text:p>
      <text:p text:style-name="P11"><text:s text:c="12"/>$create_user = $create_user['user_id'];</text:p>
      <text:p text:style-name="P11"/>
      <text:p text:style-name="P11"><text:s text:c="12"/>$stmt = $pdo-&gt; prepare('INSERT INTO `friends` (`user_id`, `friends`) VALUES (?, ?);');</text:p>
      <text:p text:style-name="P11"><text:s text:c="12"/>$stmt-&gt; execute([$create_user, '[0]']);</text:p>
      <text:p text:style-name="P11"/>
      <text:p text:style-name="P11"><text:s text:c="12"/>// create user directory</text:p>
      <text:p text:style-name="P11"><text:s text:c="12"/>$old_umask = umask(0);</text:p>
      <text:p text:style-name="P11"><text:s text:c="12"/>mkdir($_SERVER['DOCUMENT_ROOT'] . '/data/' . $create_user, 0770);</text:p>
      <text:p text:style-name="P11"><text:s text:c="12"/>umask($old_umask);</text:p>
      <text:p text:style-name="P11"/>
      <text:p text:style-name="P11"><text:s text:c="12"/>$_SESSION['msg'] = ['Account created', 'false'];</text:p>
      <text:p text:style-name="P11"/>
      <text:p text:style-name="P11"><text:s text:c="12"/>if($_SESSION['page'] == 'signup') {</text:p>
      <text:p text:style-name="P11"><text:s text:c="16"/>header('location:/index.php');</text:p>
      <text:p text:style-name="P11"><text:s text:c="16"/>exit;</text:p>
      <text:p text:style-name="P11"><text:s text:c="12"/>} else if($_SESSION['page'] == 'settings') {</text:p>
      <text:p text:style-name="P11"><text:s text:c="16"/>header('location:/user/settings.php');</text:p>
      <text:p text:style-name="P11"><text:s text:c="16"/>exit;</text:p>
      <text:p text:style-name="P11"><text:s text:c="12"/>}</text:p>
      <text:p text:style-name="P11"><text:s text:c="8"/>// else user exists</text:p>
      <text:p text:style-name="P11"><text:s text:c="8"/>} else {</text:p>
      <text:p text:style-name="P11"><text:s text:c="12"/>if($row['email'] == $create_email) {</text:p>
      <text:p text:style-name="P11"><text:s text:c="16"/>$_SESSION['msg'] = ['Error: Email already in use', 'true'];</text:p>
      <text:p text:style-name="P11"><text:s text:c="16"/>go_back();</text:p>
      <text:p text:style-name="P11"><text:s text:c="12"/>} else if($row['username'] == $create_username) {</text:p>
      <text:p text:style-name="P11"><text:s text:c="16"/>$_SESSION['msg'] = ['Error: Username already in use', 'true'];</text:p>
      <text:p text:style-name="P11"><text:s text:c="16"/>go_back();</text:p>
      <text:p text:style-name="P11"><text:s text:c="12"/>}</text:p>
      <text:p text:style-name="P11"><text:s text:c="8"/>}</text:p>
      <text:p text:style-name="P11"><text:s text:c="4"/>// else all fields are empty</text:p>
      <text:p text:style-name="P11"><text:s text:c="4"/>} else {</text:p>
      <text:p text:style-name="P11"><text:s text:c="8"/>$_SESSION['msg'] = ['Error: All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82_1432504351"/>user/email.php<text:bookmark-end text:name="__RefHeading___Toc938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// if email button clicked</text:p>
      <text:p text:style-name="P11">if(isset($_POST['email_btn'])) {</text:p>
      <text:p text:style-name="P11"><text:s text:c="4"/>// if both fields are not empty</text:p>
      <text:p text:style-name="P11"><text:s text:c="4"/>if(!empty($_POST['email_old']) &amp;&amp; !empty($_POST['email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email variables</text:p>
      <text:p text:style-name="P11"><text:s text:c="8"/>$email_old = trim($_POST['email_old']);</text:p>
      <text:p text:style-name="P11"><text:s text:c="8"/>$email_new = trim($_POST['email_new']);</text:p>
      <text:p text:style-name="P11"/>
      <text:p text:style-name="P11"><text:s text:c="8"/>// if user is specified</text:p>
      <text:p text:style-name="P11"><text:s text:c="8"/>if(!empty($_POST['email_user'])) {</text:p>
      <text:p text:style-name="P11"><text:s text:c="12"/>$email_user = trim($_POST['email_user']);</text:p>
      <text:p text:style-name="P11"><text:s text:c="8"/>// else no user is specified</text:p>
      <text:p text:style-name="P11"><text:s text:c="8"/>} else {</text:p>
      <text:p text:style-name="P11"><text:s text:c="12"/>$email_user = $_SESSION['user'];</text:p>
      <text:p text:style-name="P11"><text:s text:c="8"/>}</text:p>
      <text:p text:style-name="P11"/>
      <text:p text:style-name="P11"><text:s text:c="8"/>// validate email</text:p>
      <text:p text:style-name="P11"><text:s text:c="8"/>if($email_old == $email_new) {</text:p>
      <text:p text:style-name="P11"><text:s text:c="12"/>$_SESSION['msg'] = ['Error: Email unchanged', 'true'];</text:p>
      <text:p text:style-name="P11"><text:s text:c="12"/>go_back();</text:p>
      <text:p text:style-name="P11"><text:s text:c="8"/>}</text:p>
      <text:p text:style-name="P11"><text:s text:c="8"/>if(strlen($email_new) &gt; 255) {</text:p>
      <text:p text:style-name="P11"><text:s text:c="12"/>$_SESSION['msg'] = ['Error: New email must be 255 characters or less', 'true'];</text:p>
      <text:p text:style-name="P11"><text:s text:c="12"/>go_back();</text:p>
      <text:p text:style-name="P11"><text:s text:c="8"/>}</text:p>
      <text:p text:style-name="P11"><text:s text:c="8"/>if(!filter_var($email_new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email_new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email_user]);</text:p>
      <text:p text:style-name="P11"><text:s text:c="8"/>$row = $stmt-&gt; fetch(PDO::FETCH_ASSOC);</text:p>
      <text:p text:style-name="P11"/>
      <text:p text:style-name="P11"><text:s text:c="8"/>$stmt = $pdo-&gt; prepare('SELECT * FROM `users` WHERE `email` = ?;');</text:p>
      <text:p text:style-name="P11"><text:s text:c="8"/>$stmt-&gt; execute([$email_new]);</text:p>
      <text:p text:style-name="P11"><text:s text:c="8"/>$count = $stmt-&gt; rowCount();</text:p>
      <text:p text:style-name="P11"/>
      <text:p text:style-name="P11"><text:s text:c="8"/>// if email does not exist</text:p>
      <text:p text:style-name="P11"><text:s text:c="8"/>if($count == 0) {</text:p>
      <text:p text:style-name="P11"><text:s text:c="12"/>// if emails match</text:p>
      <text:p text:style-name="P11"><text:s text:c="12"/>if($email_old == $row['email']) {</text:p>
      <text:p text:style-name="P11"><text:s text:c="16"/>// update email in database</text:p>
      <text:p text:style-name="P11"><text:soft-page-break/><text:s text:c="16"/>$stmt = $pdo-&gt; prepare('UPDATE `users` SET `email` = ? WHERE `user_id` = ?;');</text:p>
      <text:p text:style-name="P11"><text:s text:c="16"/>$stmt-&gt; execute([$email_new, $email_user]);</text:p>
      <text:p text:style-name="P11"/>
      <text:p text:style-name="P11"><text:s text:c="16"/>$_SESSION['msg'] = ['Email changed', 'false'];</text:p>
      <text:p text:style-name="P11"><text:s text:c="16"/>go_back();</text:p>
      <text:p text:style-name="P11"><text:s text:c="12"/>// else emails do not match</text:p>
      <text:p text:style-name="P11"><text:s text:c="12"/>} else {</text:p>
      <text:p text:style-name="P11"><text:s text:c="16"/>$_SESSION['msg'] = ['Error: Invalid email', 'true'];</text:p>
      <text:p text:style-name="P11"><text:s text:c="16"/>go_back();</text:p>
      <text:p text:style-name="P11"><text:s text:c="12"/>}</text:p>
      <text:p text:style-name="P11"><text:s text:c="8"/>// else email exists</text:p>
      <text:p text:style-name="P11"><text:s text:c="8"/>} else {</text:p>
      <text:p text:style-name="P11"><text:s text:c="12"/>$_SESSION['msg'] = ['Error: Email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80_1432504351"/>user/friend.php<text:bookmark-end text:name="__RefHeading___Toc9380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friend to friends array</text:p>
      <text:p text:style-name="P11"><text:s text:c="4"/>$friends = substr($friends['array'], 0, -1);</text:p>
      <text:p text:style-name="P11"><text:s text:c="4"/>$friends = $friends . ',' . $friend_id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user target friends array</text:p>
      <text:p text:style-name="P11"><text:s text:c="4"/>$friends = substr($friends['array'], 0, -1);</text:p>
      <text:p text:style-name="P11"><text:s text:c="4"/>$friends = $friends . ',' . $_SESSION['user']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78_1432504351"/>user/index.php<text:bookmark-end text:name="__RefHeading___Toc9378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f no GET id</text:p>
      <text:p text:style-name="P11">if(!isset($_GET['id'])) {</text:p>
      <text:p text:style-name="P11"><text:s text:c="4"/>header('location:/user/index?id=' . $_SESSION['user']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 from GET id</text:p>
      <text:p text:style-name="P11">$stmt = $pdo-&gt; prepare('SELECT * FROM `users` WHERE `user_id` = ?;');</text:p>
      <text:p text:style-name="P11">$stmt-&gt; execute([$_GET['id']]);</text:p>
      <text:p text:style-name="P11">$row = $stmt-&gt; fetch(PDO::FETCH_ASSOC);</text:p>
      <text:p text:style-name="P11"/>
      <text:p text:style-name="P11">// if GET id matches user</text:p>
      <text:p text:style-name="P11">if($_GET['id'] == $_SESSION['user']) {</text:p>
      <text:p text:style-name="P11"><text:s text:c="4"/>// set user variables from session</text:p>
      <text:p text:style-name="P11"><text:s text:c="4"/>$user <text:s text:c="6"/>= $_SESSION['user'];</text:p>
      <text:p text:style-name="P11"><text:s text:c="4"/>$username <text:s text:c="2"/>= $_SESSION['username'];</text:p>
      <text:p text:style-name="P11"><text:s text:c="4"/>$role <text:s text:c="6"/>= $_SESSION['role'];</text:p>
      <text:p text:style-name="P11"/>
      <text:p text:style-name="P11"><text:s text:c="4"/>if($_SESSION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// else GET id does not match user</text:p>
      <text:p text:style-name="P11">} else {</text:p>
      <text:p text:style-name="P11"><text:s text:c="4"/>// if user does not exist</text:p>
      <text:p text:style-name="P11"><text:s text:c="4"/>if(empty($row)) {</text:p>
      <text:p text:style-name="P11"><text:s text:c="8"/>$_SESSION['msg'] = ['Error: Invalid user', 'true'];</text:p>
      <text:p text:style-name="P11"><text:s text:c="8"/>header('location:/user/index?id=' . $_SESSION['user']);</text:p>
      <text:p text:style-name="P11"><text:s text:c="8"/>exit;</text:p>
      <text:p text:style-name="P11"><text:s text:c="4"/>}</text:p>
      <text:p text:style-name="P11"/>
      <text:p text:style-name="P11"><text:s text:c="4"/>// set user variables from database</text:p>
      <text:p text:style-name="P11"><text:s text:c="4"/>$user <text:s text:c="4"/>= $row['user_id'];</text:p>
      <text:p text:style-name="P11"><text:s text:c="4"/>$username = $row['username'];</text:p>
      <text:p text:style-name="P11"><text:s text:c="4"/>$role <text:s text:c="4"/>= $row['role'];</text:p>
      <text:p text:style-name="P11"/>
      <text:p text:style-name="P11"><text:s text:c="4"/>if($row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}</text:p>
      <text:p text:style-name="P11"/>
      <text:p text:style-name="P11">$_SESSION['page'] = 'profil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<text:soft-page-break/>&lt;title&gt;Profile: &lt;?= $user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Profile&lt;/h2&gt;</text:p>
      <text:p text:style-name="P11"><text:s text:c="8"/>&lt;/div&gt;</text:p>
      <text:p text:style-name="P11"><text:s text:c="8"/>&lt;div class='w3-container w3-padding-16 w3-responsive'&gt;</text:p>
      <text:p text:style-name="P11"><text:s text:c="12"/>&lt;table class='nz-table'&gt;</text:p>
      <text:p text:style-name="P11"><text:s text:c="16"/>&lt;tr&gt;</text:p>
      <text:p text:style-name="P11"><text:s text:c="20"/>&lt;td&gt;&lt;b&gt;Username&lt;/b&gt;&lt;br&gt;&lt;?= $username; ?&gt;&lt;/td&gt;</text:p>
      <text:p text:style-name="P11"><text:s text:c="20"/>&lt;td class='nz-truncate'&gt;&lt;b&gt;User ID&lt;/b&gt;&lt;br&gt;&lt;?= $user; ?&gt;&lt;/td&gt;</text:p>
      <text:p text:style-name="P11"/>
      <text:p text:style-name="P11"><text:s text:c="16"/>&lt;?php if($_SESSION['role'] == 2) { ?&gt;</text:p>
      <text:p text:style-name="P11"><text:s text:c="20"/>&lt;td&gt;&lt;b&gt;Role&lt;/b&gt;&lt;br&gt;&lt;?= ucfirst($role); ?&gt;&lt;/td&gt;</text:p>
      <text:p text:style-name="P11"><text:s text:c="20"/>&lt;td class='nz-truncate'&gt;&lt;b&gt;Ban Status&lt;/b&gt;&lt;br&gt;&lt;?= $ban_status; ?&gt;&lt;/td&gt;</text:p>
      <text:p text:style-name="P11"><text:s text:c="16"/>&lt;?php } else if($role == 2) { ?&gt;</text:p>
      <text:p text:style-name="P11"><text:s text:c="20"/>&lt;td&gt;&lt;b&gt;Role&lt;/b&gt;&lt;br&gt;&lt;?= ucfirst($role); ?&gt;&lt;/td&gt;</text:p>
      <text:p text:style-name="P11"><text:s text:c="16"/>&lt;?php } else if($row['ban_status'] &gt;= 1) { ?&gt;</text:p>
      <text:p text:style-name="P11"><text:s text:c="20"/>&lt;td&gt;&lt;b&gt;Ban Status&lt;/b&gt;&lt;br&gt;&lt;?= $ban_status; ?&gt;&lt;/td&gt;</text:p>
      <text:p text:style-name="P11"><text:s text:c="16"/>&lt;?php } ?&gt;</text:p>
      <text:p text:style-name="P11"/>
      <text:p text:style-name="P11"><text:s text:c="16"/>&lt;/tr&gt;</text:p>
      <text:p text:style-name="P11"><text:s text:c="12"/>&lt;/table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7" text:outline-level="1"><text:bookmark-start text:name="__RefHeading___Toc9376_1432504351"/>user/login.php<text:bookmark-end text:name="__RefHeading___Toc93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in button pushed</text:p>
      <text:p text:style-name="P11">if (isset($_POST['login_btn'])) {</text:p>
      <text:p text:style-name="P11"><text:s text:c="4"/>// if both fields are not empty</text:p>
      <text:p text:style-name="P11"><text:s text:c="4"/>if(!empty($_POST['login_username']) &amp;&amp; !empty($_POST['login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login variables</text:p>
      <text:p text:style-name="P11"><text:s text:c="8"/>$login_username = trim($_POST['login_username']);</text:p>
      <text:p text:style-name="P11"><text:s text:c="8"/>$login_password = trim($_POST['login_password']);</text:p>
      <text:p text:style-name="P11"/>
      <text:p text:style-name="P11"><text:s text:c="8"/>// select user data</text:p>
      <text:p text:style-name="P11"><text:s text:c="8"/>$stmt = $pdo-&gt; prepare('SELECT * FROM `users` WHERE `email` = ? OR `username` = ?;');</text:p>
      <text:p text:style-name="P11"><text:s text:c="8"/>$stmt-&gt; execute([$login_username, $login_username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login_password, $row['password'])) {</text:p>
      <text:p text:style-name="P11"><text:s text:c="12"/>// set session array</text:p>
      <text:p text:style-name="P11"><text:s text:c="12"/>$_SESSION['user'] <text:s text:c="6"/>= $row['user_id'];</text:p>
      <text:p text:style-name="P11"><text:s text:c="12"/>$_SESSION['username'] <text:s text:c="2"/>= $row['username'];</text:p>
      <text:p text:style-name="P11"><text:s text:c="12"/>$_SESSION['role'] <text:s text:c="6"/>= $row['role'];</text:p>
      <text:p text:style-name="P11"><text:s text:c="12"/>$_SESSION['ban_status'] = $row['ban_status'];</text:p>
      <text:p text:style-name="P11"><text:s text:c="12"/>$_SESSION['ban_reason'] = $row['ban_reason'];</text:p>
      <text:p text:style-name="P11"/>
      <text:p text:style-name="P11"><text:s text:c="12"/>$_SESSION['msg'] = ['Logged in', 'false'];</text:p>
      <text:p text:style-name="P11"><text:s text:c="8"/>// else passwords do not match</text:p>
      <text:p text:style-name="P11"><text:s text:c="8"/>} else {</text:p>
      <text:p text:style-name="P11"><text:s text:c="12"/>$_SESSION['msg'] = ['Error: Invalid username or password', 'true']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74_1432504351"/>user/logout.php<text:bookmark-end text:name="__RefHeading___Toc9374_1432504351"/></text:h>
      <text:p text:style-name="P11">&lt;?php</text:p>
      <text:p text:style-name="P11">session_start();</text:p>
      <text:p text:style-name="P11"/>
      <text:p text:style-name="P11">// if user did not close their account</text:p>
      <text:p text:style-name="P11">if(!isset($_SESSION['close_logout'])) {</text:p>
      <text:p text:style-name="P11"><text:s text:c="4"/>if($_SESSION['page'] == 'hom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profil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setting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file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2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</text:p>
      <text:p text:style-name="P11">// else user closed their account</text:p>
      <text:p text:style-name="P11">} else {</text:p>
      <text:p text:style-name="P11"><text:s text:c="4"/>session_unset();</text:p>
      <text:p text:style-name="P11"><text:s text:c="4"/>$_SESSION['msg'] = ['Account deleted', 'false'];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7" text:outline-level="1"><text:bookmark-start text:name="__RefHeading___Toc9372_1432504351"/>user/password.php<text:bookmark-end text:name="__RefHeading___Toc93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assword button pushed</text:p>
      <text:p text:style-name="P11">if(isset($_POST['password_btn'])) {</text:p>
      <text:p text:style-name="P11"><text:s text:c="4"/>// if both fields are not empty</text:p>
      <text:p text:style-name="P11"><text:s text:c="4"/>if(!empty($_POST['password_old']) &amp;&amp; !empty($_POST['password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password variables</text:p>
      <text:p text:style-name="P11"><text:s text:c="8"/>$password_old = trim($_POST['password_old']);</text:p>
      <text:p text:style-name="P11"><text:s text:c="8"/>$password_new = trim($_POST['password_new']);</text:p>
      <text:p text:style-name="P11"/>
      <text:p text:style-name="P11"><text:s text:c="8"/>// if user is specified</text:p>
      <text:p text:style-name="P11"><text:s text:c="8"/>if(!empty($_POST['password_user'])) {</text:p>
      <text:p text:style-name="P11"><text:s text:c="12"/>$password_user = trim($_POST['password_user']);</text:p>
      <text:p text:style-name="P11"><text:s text:c="8"/>// else no user is specified</text:p>
      <text:p text:style-name="P11"><text:s text:c="8"/>} else {</text:p>
      <text:p text:style-name="P11"><text:s text:c="12"/>$password_user = $_SESSION['user'];</text:p>
      <text:p text:style-name="P11"><text:s text:c="8"/>}</text:p>
      <text:p text:style-name="P11"/>
      <text:p text:style-name="P11"><text:s text:c="8"/>// validate password</text:p>
      <text:p text:style-name="P11"><text:s text:c="8"/>if($password_old == $password_new) {</text:p>
      <text:p text:style-name="P11"><text:s text:c="12"/>$_SESSION['msg'] = ['Error: Password unchanged', 'true'];</text:p>
      <text:p text:style-name="P11"><text:s text:c="12"/>go_back();</text:p>
      <text:p text:style-name="P11"><text:s text:c="8"/>}</text:p>
      <text:p text:style-name="P11"><text:s text:c="8"/>if(strlen($password_new) &lt; 8) {</text:p>
      <text:p text:style-name="P11"><text:s text:c="12"/>$_SESSION['msg'] = ['Error: New password must be 8 characters or more', 'true'];</text:p>
      <text:p text:style-name="P11"><text:s text:c="12"/>go_back();</text:p>
      <text:p text:style-name="P11"><text:s text:c="8"/>}</text:p>
      <text:p text:style-name="P11"><text:s text:c="8"/>if(strlen($password_new) &gt; 72) {</text:p>
      <text:p text:style-name="P11"><text:s text:c="12"/>$_SESSION['msg'] = ['Error: New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password_user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password_old, $row['password'])) {</text:p>
      <text:p text:style-name="P11"><text:s text:c="12"/>// update password in database</text:p>
      <text:p text:style-name="P11"><text:s text:c="12"/>$stmt = $pdo-&gt; prepare('UPDATE `users` SET `password` = ? WHERE `user_id` = ?;');</text:p>
      <text:p text:style-name="P11"><text:s text:c="12"/>$stmt-&gt; execute([password_hash($password_new, PASSWORD_DEFAULT), $password_user]);</text:p>
      <text:p text:style-name="P11"/>
      <text:p text:style-name="P11"><text:s text:c="12"/>$_SESSION['msg'] = ['Password changed', 'false'];</text:p>
      <text:p text:style-name="P11"><text:s text:c="12"/>go_back();</text:p>
      <text:p text:style-name="P11"><text:s text:c="8"/>// else passwords do not match</text:p>
      <text:p text:style-name="P11"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oft-page-break/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70_1432504351"/>user/settings.php<text:bookmark-end text:name="__RefHeading___Toc93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'setting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etting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Email&lt;/h2&gt;</text:p>
      <text:p text:style-name="P11"><text:s text:c="8"/>&lt;/div&gt;</text:p>
      <text:p text:style-name="P11"><text:s text:c="8"/>&lt;form class='w3-container w3-padding-16' action='/user/email.php' method='POST' onsubmit='return email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email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email-old' type='text' placeholder='Old Email' name='email_old'&gt;</text:p>
      <text:p text:style-name="P11"><text:s text:c="12"/>&lt;p&gt;&lt;/p&gt;</text:p>
      <text:p text:style-name="P11"><text:s text:c="12"/>&lt;input class='w3-input nz-black w3-border-0 w3-round' id='email-new' type='text' placeholder='New Email' name='email_new'&gt;</text:p>
      <text:p text:style-name="P11"><text:s text:c="12"/>&lt;p&gt;&lt;/p&gt;</text:p>
      <text:p text:style-name="P11"><text:s text:c="12"/>&lt;button class='w3-btn w3-green w3-round' type='submit' name='email_btn'&gt;</text:p>
      <text:p text:style-name="P11"><text:s text:c="16"/>&lt;i class='fa fa-fw fa-envelope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oft-page-break/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Username&lt;/h2&gt;</text:p>
      <text:p text:style-name="P11"><text:s text:c="8"/>&lt;/div&gt;</text:p>
      <text:p text:style-name="P11"><text:s text:c="8"/>&lt;form class='w3-container w3-padding-16' action='/user/username.php' method='POST' onsubmit='return usernam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usernam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username-old' type='text' placeholder='Old Username' name='username_old'&gt;</text:p>
      <text:p text:style-name="P11"><text:s text:c="12"/>&lt;p&gt;&lt;/p&gt;</text:p>
      <text:p text:style-name="P11"><text:s text:c="12"/>&lt;input class='w3-input nz-black w3-border-0 w3-round' id='username-new' type='text' placeholder='New Username' name='username_new'&gt;</text:p>
      <text:p text:style-name="P11"><text:s text:c="12"/>&lt;p&gt;&lt;/p&gt;</text:p>
      <text:p text:style-name="P11"><text:s text:c="12"/>&lt;button class='w3-btn w3-green w3-round' type='submit' name='username_btn'&gt;</text:p>
      <text:p text:style-name="P11"><text:s text:c="16"/>&lt;i class='fa fa-fw fa-tag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Password&lt;/h2&gt;</text:p>
      <text:p text:style-name="P11"><text:s text:c="8"/>&lt;/div&gt;</text:p>
      <text:p text:style-name="P11"><text:s text:c="8"/>&lt;form class='w3-container w3-padding-16' action='/user/password.php' method='POST' onsubmit='return password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password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password-old' type='password' placeholder='Old Password' name='password_old'&gt;</text:p>
      <text:p text:style-name="P11"><text:s text:c="12"/>&lt;p&gt;&lt;/p&gt;</text:p>
      <text:p text:style-name="P11"><text:s text:c="12"/>&lt;input class='w3-input nz-black w3-border-0 w3-round' id='password-new' type='password' placeholder='New Password' name='password_new'&gt;</text:p>
      <text:p text:style-name="P11"><text:s text:c="12"/>&lt;p&gt;&lt;/p&gt;</text:p>
      <text:p text:style-name="P11"><text:s text:c="12"/>&lt;button class='w3-btn w3-green w3-round' type='submit' name='password_btn'&gt;</text:p>
      <text:p text:style-name="P11"><text:s text:c="16"/>&lt;i class='fa fa-fw fa-key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lose Account&lt;/h2&gt;</text:p>
      <text:p text:style-name="P11"><text:s text:c="8"/>&lt;/div&gt;</text:p>
      <text:p text:style-name="P11"><text:s text:c="8"/>&lt;form class='w3-container w3-padding-16' action='/user/close.php' method='POST' onsubmit='return clos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clos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close-password' type='password' placeholder='Password' name='close_password'&gt;</text:p>
      <text:p text:style-name="P11"><text:soft-page-break/><text:s text:c="12"/>&lt;p&gt;&lt;/p&gt;</text:p>
      <text:p text:style-name="P11"><text:s text:c="12"/>&lt;button class='w3-btn w3-red w3-round' type='submit' name='close_btn'&gt;</text:p>
      <text:p text:style-name="P11"><text:s text:c="16"/>&lt;i class='fa fa-fw fa-user-slash'&gt;&lt;/i&gt; Clos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7" text:outline-level="1"><text:bookmark-start text:name="__RefHeading___Toc9368_1432504351"/>user/signup.php<text:bookmark-end text:name="__RefHeading___Toc9368_1432504351"/></text:h>
      <text:p text:style-name="P11">&lt;?php</text:p>
      <text:p text:style-name="P11">session_start();</text:p>
      <text:p text:style-name="P11"/>
      <text:p text:style-name="P11">// if logged in</text:p>
      <text:p text:style-name="P11">if(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$_SESSION['page'] = 'signup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ignup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h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reate Account&lt;/h2&gt;</text:p>
      <text:p text:style-name="P11"><text:s text:c="8"/>&lt;/div&gt;</text:p>
      <text:p text:style-name="P11"><text:s text:c="8"/>&lt;form class='w3-container w3-padding-16' action='/user/create.php' method='POST' onsubmit='return createValidate(this)'&gt;</text:p>
      <text:p text:style-name="P11"><text:s text:c="12"/>&lt;input class='w3-input nz-black w3-border-0 w3-round' id='create-email' type='text' placeholder='Email' name='create_email'&gt;</text:p>
      <text:p text:style-name="P11"><text:s text:c="12"/>&lt;p&gt;&lt;/p&gt;</text:p>
      <text:p text:style-name="P11"><text:s text:c="12"/>&lt;input class='w3-input nz-black w3-border-0 w3-round' id='create-username' type='text' placeholder='Username' name='create_username'&gt;</text:p>
      <text:p text:style-name="P11"><text:s text:c="12"/>&lt;p&gt;&lt;/p&gt;</text:p>
      <text:p text:style-name="P11"><text:s text:c="12"/>&lt;input class='w3-input nz-black w3-border-0 w3-round' id='create-password' type='password' placeholder='Password' name='create_password'&gt;</text:p>
      <text:p text:style-name="P11"><text:s text:c="12"/>&lt;br&gt;</text:p>
      <text:p text:style-name="P11"><text:s text:c="12"/>&lt;div id='h-captcha' class='h-captcha' data-sitekey='fc621593-608b-4635-be8e-9f43bb5d1e46' data-theme='dark'&gt;&lt;/div&gt;</text:p>
      <text:p text:style-name="P11"><text:s text:c="12"/>&lt;p&gt;&lt;/p&gt;</text:p>
      <text:p text:style-name="P11"><text:s text:c="12"/>&lt;button class='w3-btn w3-green w3-round' type='submit' name='create_btn'&gt;</text:p>
      <text:p text:style-name="P11"><text:s text:c="16"/>&lt;i class='fa fa-fw fa-user'&gt;&lt;/i&gt; Creat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7" text:outline-level="1"><text:bookmark-start text:name="__RefHeading___Toc9366_1432504351"/>user/unban.php<text:bookmark-end text:name="__RefHeading___Toc936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nban button clicked</text:p>
      <text:p text:style-name="P11">if(isset($_POST['unban_btn'])) {</text:p>
      <text:p text:style-name="P11"><text:s text:c="4"/>// if both fields are not empty</text:p>
      <text:p text:style-name="P11"><text:s text:c="4"/>if(!empty($_POST['unban_user']) &amp;&amp; !empty($_POST['un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nban variables</text:p>
      <text:p text:style-name="P11"><text:s text:c="8"/>$unban_user = trim($_POST['unban_user']);</text:p>
      <text:p text:style-name="P11"><text:s text:c="8"/>$unban_reason = trim($_POST['un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nban_user]);</text:p>
      <text:p text:style-name="P11"><text:s text:c="8"/>$row = $stmt-&gt; fetch(PDO::FETCH_ASSOC);</text:p>
      <text:p text:style-name="P11"/>
      <text:p text:style-name="P11"><text:s text:c="8"/>// validate unban</text:p>
      <text:p text:style-name="P11"><text:s text:c="8"/>if(strlen($un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unban_user == $_SESSION['user']) {</text:p>
      <text:p text:style-name="P11"><text:s text:c="12"/>$_SESSION['msg'] = ['Error: You cannot un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unban admins', 'true'];</text:p>
      <text:p text:style-name="P11"><text:s text:c="12"/>go_back();</text:p>
      <text:p text:style-name="P11"><text:s text:c="8"/>}</text:p>
      <text:p text:style-name="P11"><text:s text:c="8"/>if($row['ban_status'] == 0) {</text:p>
      <text:p text:style-name="P11"><text:s text:c="12"/>$_SESSION['msg'] = ['Error: Account already unbanned', 'true'];</text:p>
      <text:p text:style-name="P11"><text:s text:c="12"/>go_back();</text:p>
      <text:p text:style-name="P11"><text:s text:c="8"/>}</text:p>
      <text:p text:style-name="P11"/>
      <text:p text:style-name="P11"><text:s text:c="8"/>// insert unban into database</text:p>
      <text:p text:style-name="P11"><text:s text:c="8"/>$stmt = $pdo-&gt; prepare('UPDATE `users` SET `ban_status` = ?, `ban_judge` = NULL, `ban_date` = NULL, `ban_reason` = NULL WHERE `user_id` = ?;');</text:p>
      <text:p text:style-name="P11"><text:s text:c="8"/>$stmt-&gt; execute([0, $unban_user]);</text:p>
      <text:p text:style-name="P11"/>
      <text:p text:style-name="P11"><text:s text:c="8"/>$_SESSION['msg'] = ['Account un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64_1432504351"/>user/unfriend.php<text:bookmark-end text:name="__RefHeading___Toc936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n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friend from friends array</text:p>
      <text:p text:style-name="P11"><text:s text:c="4"/>$friends = str_replace(',' . $friend_id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user target friends array</text:p>
      <text:p text:style-name="P11"><text:s text:c="4"/>$friends = str_replace(',' . $_SESSION['user']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62_1432504351"/>user/username.php<text:bookmark-end text:name="__RefHeading___Toc936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sername button clicked</text:p>
      <text:p text:style-name="P11">if(isset($_POST['username_btn'])) {</text:p>
      <text:p text:style-name="P11"><text:s text:c="4"/>// if both fields are not empty</text:p>
      <text:p text:style-name="P11"><text:s text:c="4"/>if(!empty($_POST['username_old']) &amp;&amp; !empty($_POST['username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sername variables</text:p>
      <text:p text:style-name="P11"><text:s text:c="8"/>$username_old = trim($_POST['username_old']);</text:p>
      <text:p text:style-name="P11"><text:s text:c="8"/>$username_new = trim($_POST['username_new']);</text:p>
      <text:p text:style-name="P11"/>
      <text:p text:style-name="P11"><text:s text:c="8"/>// if user is specified</text:p>
      <text:p text:style-name="P11"><text:s text:c="8"/>if(!empty($_POST['username_user'])) {</text:p>
      <text:p text:style-name="P11"><text:s text:c="12"/>$username_user = trim($_POST['username_user']);</text:p>
      <text:p text:style-name="P11"><text:s text:c="8"/>// else no user is specified</text:p>
      <text:p text:style-name="P11"><text:s text:c="8"/>} else {</text:p>
      <text:p text:style-name="P11"><text:s text:c="12"/>$username_user = $_SESSION['user'];</text:p>
      <text:p text:style-name="P11"><text:s text:c="8"/>}</text:p>
      <text:p text:style-name="P11"/>
      <text:p text:style-name="P11"><text:s text:c="8"/>// validate username</text:p>
      <text:p text:style-name="P11"><text:s text:c="8"/>if($username_old == $username_new) {</text:p>
      <text:p text:style-name="P11"><text:s text:c="12"/>$_SESSION['msg'] = ['Error: Username unchanged', 'true'];</text:p>
      <text:p text:style-name="P11"><text:s text:c="12"/>go_back();</text:p>
      <text:p text:style-name="P11"><text:s text:c="8"/>}</text:p>
      <text:p text:style-name="P11"><text:s text:c="8"/>if(strlen($username_new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sername_user]);</text:p>
      <text:p text:style-name="P11"><text:s text:c="8"/>$row = $stmt-&gt; fetch(PDO::FETCH_ASSOC);</text:p>
      <text:p text:style-name="P11"/>
      <text:p text:style-name="P11"><text:s text:c="8"/>$stmt = $pdo-&gt; prepare('SELECT * FROM `users` WHERE `username` = ?;');</text:p>
      <text:p text:style-name="P11"><text:s text:c="8"/>$stmt-&gt; execute([$username_new]);</text:p>
      <text:p text:style-name="P11"><text:s text:c="8"/>$count = $stmt-&gt; rowCount();</text:p>
      <text:p text:style-name="P11"/>
      <text:p text:style-name="P11"><text:s text:c="8"/>// if username does not exist</text:p>
      <text:p text:style-name="P11"><text:s text:c="8"/>if($count == 0) {</text:p>
      <text:p text:style-name="P11"><text:s text:c="12"/>// if usernames match</text:p>
      <text:p text:style-name="P11"><text:s text:c="12"/>if($username_old == $row['username']) {</text:p>
      <text:p text:style-name="P11"><text:s text:c="16"/>// update username in database</text:p>
      <text:p text:style-name="P11"><text:s text:c="16"/>$stmt = $pdo-&gt; prepare('UPDATE `users` SET `username` = ? WHERE `user_id` = ?;');</text:p>
      <text:p text:style-name="P11"><text:s text:c="16"/>$stmt-&gt; execute([$username_new, $username_user]);</text:p>
      <text:p text:style-name="P11"/>
      <text:p text:style-name="P11"><text:s text:c="16"/>// update session array</text:p>
      <text:p text:style-name="P11"><text:s text:c="16"/>$_SESSION['username'] = $username_new;</text:p>
      <text:p text:style-name="P11"/>
      <text:p text:style-name="P11"><text:s text:c="16"/>$_SESSION['msg'] = ['Username changed', 'false'];</text:p>
      <text:p text:style-name="P11"><text:s text:c="16"/>go_back();</text:p>
      <text:p text:style-name="P11"><text:s text:c="12"/>// else usernames do not match</text:p>
      <text:p text:style-name="P11"><text:s text:c="12"/>} else {</text:p>
      <text:p text:style-name="P11"><text:s text:c="16"/>$_SESSION['msg'] = ['Error: Invalid username', 'true'];</text:p>
      <text:p text:style-name="P11"><text:s text:c="16"/>go_back();</text:p>
      <text:p text:style-name="P11"><text:soft-page-break/><text:s text:c="12"/>}</text:p>
      <text:p text:style-name="P11"><text:s text:c="8"/>// else username exists</text:p>
      <text:p text:style-name="P11"><text:s text:c="8"/>} else {</text:p>
      <text:p text:style-name="P11"><text:s text:c="12"/>$_SESSION['msg'] = ['Error: Username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7" text:outline-level="1"><text:bookmark-start text:name="__RefHeading___Toc9360_1432504351"/>user/users.php<text:bookmark-end text:name="__RefHeading___Toc936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s and order alphabetically</text:p>
      <text:p text:style-name="P11">$stmt = $pdo-&gt; prepare('SELECT * FROM `users` WHERE `user_id` != ? ORDER BY CAST(`username` AS UNSIGNED), `username`;');</text:p>
      <text:p text:style-name="P11">$stmt-&gt; execute([$_SESSION['user']]);</text:p>
      <text:p text:style-name="P11">$rows = $stmt-&gt; fetchAll(PDO::FETCH_ASSOC);</text:p>
      <text:p text:style-name="P11">$count = $stmt-&gt; rowCount();</text:p>
      <text:p text:style-name="P11"/>
      <text:p text:style-name="P11">// select friends array</text:p>
      <text:p text:style-name="P11">$stmt = $pdo-&gt; prepare('SELECT `friends` INTO @friends FROM `friends` WHERE `user_id` = ?;');</text:p>
      <text:p text:style-name="P11">$stmt-&gt; execute([$_SESSION['user']]);</text:p>
      <text:p text:style-name="P11"/>
      <text:p text:style-name="P11">$stmt = $pdo-&gt; prepare('SELECT @friends "array" ;');</text:p>
      <text:p text:style-name="P11">$stmt-&gt; execute();</text:p>
      <text:p text:style-name="P11">$friends = $stmt-&gt; fetch(PDO::FETCH_ASSOC);</text:p>
      <text:p text:style-name="P11">$friends = json_decode($friends['array']);</text:p>
      <text:p text:style-name="P11"/>
      <text:p text:style-name="P11">// select length of friends array</text:p>
      <text:p text:style-name="P11">$stmt = $pdo-&gt; prepare('SELECT JSON_LENGTH(@friends) "length";');</text:p>
      <text:p text:style-name="P11">$stmt-&gt; execute();</text:p>
      <text:p text:style-name="P11">$tmp = $stmt-&gt; fetch(PDO::FETCH_ASSOC);</text:p>
      <text:p text:style-name="P11">$friends_length = $tmp['length'];</text:p>
      <text:p text:style-name="P11"/>
      <text:p text:style-name="P11">$_SESSION['page'] = 'user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Users: Friend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Profile(id) {</text:p>
      <text:p text:style-name="P11"><text:s text:c="4"/>window.location.href = '/user/index?id=' + id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<text:soft-page-break/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friendsBtn' onclick='openPage("friends", "users")' style='width:100px'&gt;Friends&lt;/button&gt;</text:p>
      <text:p text:style-name="P11"><text:s text:c="8"/>&lt;button class='w3-bar-item w3-button page-button' id='exploreBtn' onclick='openPage("explore", "users")' style='width:100px'&gt;Explore&lt;/button&gt;</text:p>
      <text:p text:style-name="P11"><text:s text:c="4"/>&lt;/div&gt;</text:p>
      <text:p text:style-name="P11"><text:s text:c="4"/>&lt;div class='page' id='friends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Friends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16"/>&lt;?php for($i = 0; $i &lt; $count; $i++) { ?&gt;</text:p>
      <text:p text:style-name="P11"><text:s text:c="20"/>&lt;?php if(in_array($rows[$i]['user_id'], $friends)) { ?&gt;</text:p>
      <text:p text:style-name="P11"><text:s text:c="24"/>&lt;tr&gt;</text:p>
      <text:p text:style-name="P11"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&lt;td class='w3-button w3-button w3-hover-red remove-friend-button' id='&lt;?= $rows[$i]['user_id']; ?&gt;' onclick='removeFriend(&lt;?= $rows[$i]['user_id']; ?&gt;)'&gt;</text:p>
      <text:p text:style-name="P11"><text:s text:c="32"/>&lt;span&gt;Friends&lt;/span&gt;</text:p>
      <text:p text:style-name="P11"><text:s text:c="28"/>&lt;/td&gt;</text:p>
      <text:p text:style-name="P11"><text:s text:c="24"/>&lt;/tr&gt;</text:p>
      <text:p text:style-name="P11"><text:s text:c="20"/>&lt;?php } ?&gt;</text:p>
      <text:p text:style-name="P11"><text:s text:c="16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page' id='explore' style='display:none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Explore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20"/>&lt;?php for($i = 0; $i &lt; $count; $i++) { ?&gt;</text:p>
      <text:p text:style-name="P11"><text:s text:c="24"/>&lt;tr&gt;</text:p>
      <text:p text:style-name="P11"><text:soft-page-break/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</text:p>
      <text:p text:style-name="P11"><text:s text:c="24"/>&lt;?php if(in_array($rows[$i]['user_id'], $friends)) { ?&gt;</text:p>
      <text:p text:style-name="P11"><text:s text:c="28"/>&lt;td id='&lt;?= $rows[$i]['user_id']; ?&gt;'&gt;</text:p>
      <text:p text:style-name="P11"><text:s text:c="24"/>&lt;?php } else { ?&gt;</text:p>
      <text:p text:style-name="P11"><text:s text:c="28"/>&lt;td class='w3-button w3-button w3-hover-green add-friend-button' id='&lt;?= $rows[$i]['user_id']; ?&gt;' onclick='addFriend(&lt;?= $rows[$i]['user_id']; ?&gt;)'&gt;</text:p>
      <text:p text:style-name="P11"><text:s text:c="24"/>&lt;?php } ?&gt;</text:p>
      <text:p text:style-name="P11"/>
      <text:p text:style-name="P11"><text:s text:c="24"/>&lt;?php if(in_array($rows[$i]['user_id'], $friends)) { ?&gt;</text:p>
      <text:p text:style-name="P11"><text:s text:c="28"/>Friends</text:p>
      <text:p text:style-name="P11"><text:s text:c="24"/>&lt;?php } else { ?&gt;</text:p>
      <text:p text:style-name="P11"><text:s text:c="28"/>&lt;span&gt;Not Friends&lt;/span&gt;</text:p>
      <text:p text:style-name="P11"><text:s text:c="24"/>&lt;?php } ?&gt;</text:p>
      <text:p text:style-name="P11"/>
      <text:p text:style-name="P11"><text:s text:c="28"/>&lt;/td&gt;</text:p>
      <text:p text:style-name="P11"><text:s text:c="24"/>&lt;/tr&gt;</text:p>
      <text:p text:style-name="P11"><text:s text:c="20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p text:style-name="P13">References</text:p>
      <text:p text:style-name="P14"><text:span text:style-name="T4">hCaptcha (2019). </text:span><text:span text:style-name="T5">Using hCaptcha with PHP</text:span><text:span text:style-name="T4">. [online] Medium. Available at: </text:span><text:a xlink:type="simple" xlink:href="https://medium.com/@hCaptcha/using-hcaptcha-with-php-fc31884aa9ea" text:style-name="Internet_20_link" text:visited-style-name="Visited_20_Internet_20_Link">https://medium.com/@hCaptcha/using-hcaptcha-with-php-fc31884aa9ea</text:a><text:span text:style-name="T4"> [Accessed 22 May 2023].</text:span></text:p>
      <text:p text:style-name="P14"><text:span text:style-name="T4">Santor, R. (2011). PHP Human File Size Function. </text:span><text:span text:style-name="T5">Rommel Santor’s Clog</text:span><text:span text:style-name="T4">. Available at: </text:span><text:a xlink:type="simple" xlink:href="https://rommelsantor.com/clog/2011/11/19/php-human-file-size-function/" text:style-name="Internet_20_link" text:visited-style-name="Visited_20_Internet_20_Link">https://rommelsantor.com/clog/2011/11/19/php-human-file-size-function/</text:a><text:span text:style-name="T4"> [Accessed 24 May 2022]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>
        <style:tab-stops/>
      </style:paragraph-properties>
      <style:text-properties fo:font-size="3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Chapter_20_Title" style:display-name="Chapter Title" style:family="paragraph" style:parent-style-name="Title" style:next-style-name="Chapter_20_Subtitle"/>
    <style:style style:name="Chapter_20_Subtitle" style:display-name="Chapter Subtitle" style:family="paragraph" style:parent-style-name="Subtitle" style:next-style-name="Text_20_body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MP2" style:family="paragraph" style:parent-style-name="Text_20_body">
      <style:text-properties officeooo:paragraph-rsid="0070baf5"/>
    </style:style>
    <style:style style:name="MP3" style:family="paragraph" style:parent-style-name="Text_20_body">
      <style:paragraph-properties fo:text-align="end" style:justify-single-word="false"/>
      <style:text-properties officeooo:paragraph-rsid="0070baf5"/>
    </style:style>
    <style:style style:name="MT1" style:family="text">
      <style:text-properties officeooo:rsid="0070baf5"/>
    </style:style>
    <style:style style:name="M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Custom_20_Report_20_First_20_Page" style:display-name="Custom Report First Page" style:page-layout-name="Mpm1" draw:style-name="Mdp1" style:next-style-name="Standard">
      <style:footer>
        <text:section text:style-name="MSect1" text:name="Section2">
          <text:p text:style-name="MP2"/>
          <text:p text:style-name="MP3"><text:span text:style-name="MT1">Page </text:span><text:span text:style-name="MT1"><text:page-number text:select-page="current">1</text:page-number></text:span></text:p>
        </text:section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46:08.349809459</meta:creation-date>
    <dc:title>Custom Report</dc:title>
    <meta:editing-duration>P2DT11H22M12S</meta:editing-duration>
    <meta:editing-cycles>27</meta:editing-cycles>
    <meta:generator>LibreOffice/7.5.3.2$Linux_X86_64 LibreOffice_project/50$Build-2</meta:generator>
    <dc:date>2023-05-23T00:04:36.991208102</dc:date>
    <meta:document-statistic meta:table-count="0" meta:image-count="0" meta:object-count="0" meta:page-count="70" meta:paragraph-count="2601" meta:word-count="9075" meta:character-count="99861" meta:non-whitespace-character-count="76544"/>
    <meta:template xlink:type="simple" xlink:actuate="onRequest" xlink:title="Custom Report" xlink:href="../../../../../home/noah/.config/libreoffice/4/user/template/Custom%20Report1.ott" meta:date="2023-05-15T10:46:08.013207790"/>
  </office:meta>
</office:document-meta>
</file>